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64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1">
      <style:text-properties fo:font-size="14pt" style:font-size-asian="14pt" style:font-size-complex="14pt"/>
    </style:style>
    <style:style style:name="ce1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22"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ainita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2" table:number-columns-repeated="4" table:default-cell-style-name="ce1"/>
        <table:table-row table:style-name="ro1">
          <table:table-cell table:style-name="ce2"/>
          <table:table-cell table:style-name="ce2" office:value-type="string" calcext:value-type="string">
            <text:p>ESP</text:p>
          </table:table-cell>
          <table:table-cell table:style-name="ce2" office:value-type="float" office:value="46754778" calcext:value-type="float">
            <text:p>46754778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float" office:value="60461826" calcext:value-type="float">
            <text:p>60461826</text:p>
          </table:table-cell>
          <table:table-cell table:style-name="ce9" office:value-type="string" calcext:value-type="string">
            <text:p>Narastająco</text:p>
          </table:table-cell>
          <table:table-cell table:style-name="ce2" table:number-columns-repeated="3"/>
          <table:table-cell table:style-name="ce9" office:value-type="string" calcext:value-type="string">
            <text:p>Średnia z 2. tygodni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D/10 000</text:p>
          </table:table-cell>
          <table:table-cell table:style-name="ce5" table:formula="of:=[.B4]/[.C1]*10000" office:value-type="float" office:value="48.9128619111399" calcext:value-type="float">
            <text:p>48.91</text:p>
          </table:table-cell>
          <table:table-cell table:style-name="ce5" table:formula="of:=10000*[.C4]/[.C1]" office:value-type="float" office:value="5.79705458124515" calcext:value-type="float">
            <text:p>5.80</text:p>
          </table:table-cell>
          <table:table-cell table:style-name="ce5" table:formula="of:=[.D4]/[.E1]*10000" office:value-type="float" office:value="36.7345835701356" calcext:value-type="float">
            <text:p>36.73</text:p>
          </table:table-cell>
          <table:table-cell table:style-name="ce5" table:formula="of:=10000*[.E4]/[.E1]" office:value-type="float" office:value="5.47552103371804" calcext:value-type="float">
            <text:p>5.48</text:p>
          </table:table-cell>
          <table:table-cell table:number-columns-repeated="2" table:style-name="ce5" office:value-type="string" calcext:value-type="string">
            <text:p>ESP</text:p>
          </table:table-cell>
          <table:table-cell table:number-columns-repeated="2" table:style-name="ce5" office:value-type="string" calcext:value-type="string">
            <text:p>ITA</text:p>
          </table:table-cell>
          <table:table-cell table:number-columns-repeated="2" table:style-name="ce5" office:value-type="string" calcext:value-type="string">
            <text:p>ESP</text:p>
          </table:table-cell>
          <table:table-cell table:number-columns-repeated="2" table:style-name="ce5" office:value-type="string" calcext:value-type="string">
            <text:p>ITA</text:p>
          </table:table-cell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ses</text:p>
          </table:table-cell>
          <table:table-cell table:style-name="ce8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8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8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8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8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8" office:value-type="string" calcext:value-type="string">
            <text:p>Deaths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6" table:formula="of:=SUM([.B5:.B219])" office:value-type="float" office:value="228691" calcext:value-type="float">
            <text:p>228,691</text:p>
          </table:table-cell>
          <table:table-cell table:style-name="ce6" table:formula="of:=SUM([.C5:.C219])" office:value-type="float" office:value="27104" calcext:value-type="float">
            <text:p>27,104</text:p>
          </table:table-cell>
          <table:table-cell table:style-name="ce6" table:formula="of:=SUM([.D5:.D219])" office:value-type="float" office:value="222104" calcext:value-type="float">
            <text:p>222,104</text:p>
          </table:table-cell>
          <table:table-cell table:style-name="ce6" table:formula="of:=SUM([.E5:.E219])" office:value-type="float" office:value="33106" calcext:value-type="float">
            <text:p>33,106</text:p>
          </table:table-cell>
          <table:table-cell table:style-name="ce6" table:number-columns-repeated="8"/>
        </table:table-row>
        <table:table-row table:style-name="ro1">
          <table:table-cell table:style-name="ce3" office:value-type="date" office:date-value="2020-01-23" calcext:value-type="date">
            <text:p>Jan 23 </text:p>
          </table:table-cell>
          <table:table-cell table:style-name="ce10" table:number-columns-repeated="4"/>
          <table:table-cell table:style-name="ce10" table:formula="of:=SUM([.B5:.$B$5])" office:value-type="float" office:value="0" calcext:value-type="float">
            <text:p>0 </text:p>
          </table:table-cell>
          <table:table-cell table:style-name="ce10" table:formula="of:=SUM([.$B5:.C$5])" office:value-type="float" office:value="0" calcext:value-type="float">
            <text:p>0 </text:p>
          </table:table-cell>
          <table:table-cell table:style-name="ce10" table:formula="of:=SUM([.$B5:.D$5])" office:value-type="float" office:value="0" calcext:value-type="float">
            <text:p>0 </text:p>
          </table:table-cell>
          <table:table-cell table:style-name="ce10" table:formula="of:=SUM([.$B5:.E$5])" office:value-type="float" office:value="0" calcext:value-type="float">
            <text:p>0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1-24" calcext:value-type="date">
            <text:p>Jan 24 </text:p>
          </table:table-cell>
          <table:table-cell table:style-name="ce10" table:number-columns-repeated="4"/>
          <table:table-cell table:style-name="ce10" table:formula="of:=SUM([.B$5:.$B6])" office:value-type="float" office:value="0" calcext:value-type="float">
            <text:p>0 </text:p>
          </table:table-cell>
          <table:table-cell table:style-name="ce10" table:formula="of:=SUM([.$B$5:.C6])" office:value-type="float" office:value="0" calcext:value-type="float">
            <text:p>0 </text:p>
          </table:table-cell>
          <table:table-cell table:style-name="ce10" table:formula="of:=SUM([.$B$5:.D6])" office:value-type="float" office:value="0" calcext:value-type="float">
            <text:p>0 </text:p>
          </table:table-cell>
          <table:table-cell table:style-name="ce10" table:formula="of:=SUM([.$B$5:.E6])" office:value-type="float" office:value="0" calcext:value-type="float">
            <text:p>0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1-25" calcext:value-type="date">
            <text:p>Jan 25 </text:p>
          </table:table-cell>
          <table:table-cell table:style-name="ce10" table:number-columns-repeated="4"/>
          <table:table-cell table:style-name="ce10" table:formula="of:=SUM([.B$5:.$B7])" office:value-type="float" office:value="0" calcext:value-type="float">
            <text:p>0 </text:p>
          </table:table-cell>
          <table:table-cell table:style-name="ce10" table:formula="of:=SUM([.$B$5:.C7])" office:value-type="float" office:value="0" calcext:value-type="float">
            <text:p>0 </text:p>
          </table:table-cell>
          <table:table-cell table:style-name="ce10" table:formula="of:=SUM([.$B$5:.D7])" office:value-type="float" office:value="0" calcext:value-type="float">
            <text:p>0 </text:p>
          </table:table-cell>
          <table:table-cell table:style-name="ce10" table:formula="of:=SUM([.$B$5:.E7])" office:value-type="float" office:value="0" calcext:value-type="float">
            <text:p>0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1-26" calcext:value-type="date">
            <text:p>Jan 26 </text:p>
          </table:table-cell>
          <table:table-cell table:style-name="ce10" table:number-columns-repeated="4"/>
          <table:table-cell table:style-name="ce10" table:formula="of:=SUM([.B$5:.$B8])" office:value-type="float" office:value="0" calcext:value-type="float">
            <text:p>0 </text:p>
          </table:table-cell>
          <table:table-cell table:style-name="ce10" table:formula="of:=SUM([.$B$5:.C8])" office:value-type="float" office:value="0" calcext:value-type="float">
            <text:p>0 </text:p>
          </table:table-cell>
          <table:table-cell table:style-name="ce10" table:formula="of:=SUM([.$B$5:.D8])" office:value-type="float" office:value="0" calcext:value-type="float">
            <text:p>0 </text:p>
          </table:table-cell>
          <table:table-cell table:style-name="ce10" table:formula="of:=SUM([.$B$5:.E8])" office:value-type="float" office:value="0" calcext:value-type="float">
            <text:p>0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1-27" calcext:value-type="date">
            <text:p>Jan 27 </text:p>
          </table:table-cell>
          <table:table-cell table:style-name="ce10" table:number-columns-repeated="4"/>
          <table:table-cell table:style-name="ce10" table:formula="of:=SUM([.B$5:.$B9])" office:value-type="float" office:value="0" calcext:value-type="float">
            <text:p>0 </text:p>
          </table:table-cell>
          <table:table-cell table:style-name="ce10" table:formula="of:=SUM([.$B$5:.C9])" office:value-type="float" office:value="0" calcext:value-type="float">
            <text:p>0 </text:p>
          </table:table-cell>
          <table:table-cell table:style-name="ce10" table:formula="of:=SUM([.$B$5:.D9])" office:value-type="float" office:value="0" calcext:value-type="float">
            <text:p>0 </text:p>
          </table:table-cell>
          <table:table-cell table:style-name="ce10" table:formula="of:=SUM([.$B$5:.E9])" office:value-type="float" office:value="0" calcext:value-type="float">
            <text:p>0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1-28" calcext:value-type="date">
            <text:p>Jan 28 </text:p>
          </table:table-cell>
          <table:table-cell table:style-name="ce10" table:number-columns-repeated="4"/>
          <table:table-cell table:style-name="ce10" table:formula="of:=SUM([.B$5:.$B10])" office:value-type="float" office:value="0" calcext:value-type="float">
            <text:p>0 </text:p>
          </table:table-cell>
          <table:table-cell table:style-name="ce10" table:formula="of:=SUM([.$B$5:.C10])" office:value-type="float" office:value="0" calcext:value-type="float">
            <text:p>0 </text:p>
          </table:table-cell>
          <table:table-cell table:style-name="ce10" table:formula="of:=SUM([.$B$5:.D10])" office:value-type="float" office:value="0" calcext:value-type="float">
            <text:p>0 </text:p>
          </table:table-cell>
          <table:table-cell table:style-name="ce10" table:formula="of:=SUM([.$B$5:.E10])" office:value-type="float" office:value="0" calcext:value-type="float">
            <text:p>0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1-29" calcext:value-type="date">
            <text:p>Jan 29 </text:p>
          </table:table-cell>
          <table:table-cell table:style-name="ce10" table:number-columns-repeated="4"/>
          <table:table-cell table:style-name="ce10" table:formula="of:=SUM([.B$5:.$B11])" office:value-type="float" office:value="0" calcext:value-type="float">
            <text:p>0 </text:p>
          </table:table-cell>
          <table:table-cell table:style-name="ce10" table:formula="of:=SUM([.$B$5:.C11])" office:value-type="float" office:value="0" calcext:value-type="float">
            <text:p>0 </text:p>
          </table:table-cell>
          <table:table-cell table:style-name="ce10" table:formula="of:=SUM([.$B$5:.D11])" office:value-type="float" office:value="0" calcext:value-type="float">
            <text:p>0 </text:p>
          </table:table-cell>
          <table:table-cell table:style-name="ce10" table:formula="of:=SUM([.$B$5:.E11])" office:value-type="float" office:value="0" calcext:value-type="float">
            <text:p>0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1-30" calcext:value-type="date">
            <text:p>Jan 30 </text:p>
          </table:table-cell>
          <table:table-cell table:style-name="ce10" table:number-columns-repeated="4"/>
          <table:table-cell table:style-name="ce10" table:formula="of:=SUM([.B$5:.$B12])" office:value-type="float" office:value="0" calcext:value-type="float">
            <text:p>0 </text:p>
          </table:table-cell>
          <table:table-cell table:style-name="ce10" table:formula="of:=SUM([.$B$5:.C12])" office:value-type="float" office:value="0" calcext:value-type="float">
            <text:p>0 </text:p>
          </table:table-cell>
          <table:table-cell table:style-name="ce10" table:formula="of:=SUM([.$B$5:.D12])" office:value-type="float" office:value="0" calcext:value-type="float">
            <text:p>0 </text:p>
          </table:table-cell>
          <table:table-cell table:style-name="ce10" table:formula="of:=SUM([.$B$5:.E12])" office:value-type="float" office:value="0" calcext:value-type="float">
            <text:p>0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1-31" calcext:value-type="date">
            <text:p>Jan 31 </text:p>
          </table:table-cell>
          <table:table-cell table:style-name="ce10" table:number-columns-repeated="2"/>
          <table:table-cell table:style-name="ce10" office:value-type="float" office:value="2" calcext:value-type="float">
            <text:p>2 </text:p>
          </table:table-cell>
          <table:table-cell table:style-name="ce10"/>
          <table:table-cell table:style-name="ce10" table:formula="of:=SUM([.B$5:.$B13])" office:value-type="float" office:value="0" calcext:value-type="float">
            <text:p>0 </text:p>
          </table:table-cell>
          <table:table-cell table:style-name="ce10" table:formula="of:=SUM([.$B$5:.C13])" office:value-type="float" office:value="0" calcext:value-type="float">
            <text:p>0 </text:p>
          </table:table-cell>
          <table:table-cell table:style-name="ce10" table:formula="of:=SUM([.$B$5:.D13])" office:value-type="float" office:value="2" calcext:value-type="float">
            <text:p>2 </text:p>
          </table:table-cell>
          <table:table-cell table:style-name="ce10" table:formula="of:=SUM([.$B$5:.E13])" office:value-type="float" office:value="2" calcext:value-type="float">
            <text:p>2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2-01" calcext:value-type="date">
            <text:p>Feb 1 </text:p>
          </table:table-cell>
          <table:table-cell table:style-name="ce10" table:number-columns-repeated="4"/>
          <table:table-cell table:style-name="ce10" table:formula="of:=SUM([.B$5:.$B14])" office:value-type="float" office:value="0" calcext:value-type="float">
            <text:p>0 </text:p>
          </table:table-cell>
          <table:table-cell table:style-name="ce10" table:formula="of:=SUM([.$B$5:.C14])" office:value-type="float" office:value="0" calcext:value-type="float">
            <text:p>0 </text:p>
          </table:table-cell>
          <table:table-cell table:style-name="ce10" table:formula="of:=SUM([.$B$5:.D14])" office:value-type="float" office:value="2" calcext:value-type="float">
            <text:p>2 </text:p>
          </table:table-cell>
          <table:table-cell table:style-name="ce10" table:formula="of:=SUM([.$B$5:.E14])" office:value-type="float" office:value="2" calcext:value-type="float">
            <text:p>2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2-02" calcext:value-type="date">
            <text:p>Feb 2 </text:p>
          </table:table-cell>
          <table:table-cell table:style-name="ce10" office:value-type="float" office:value="1" calcext:value-type="float">
            <text:p>1 </text:p>
          </table:table-cell>
          <table:table-cell table:style-name="ce10" table:number-columns-repeated="3"/>
          <table:table-cell table:style-name="ce10" table:formula="of:=SUM([.B$5:.$B15])" office:value-type="float" office:value="1" calcext:value-type="float">
            <text:p>1 </text:p>
          </table:table-cell>
          <table:table-cell table:style-name="ce10" table:formula="of:=SUM([.$B$5:.C15])" office:value-type="float" office:value="1" calcext:value-type="float">
            <text:p>1 </text:p>
          </table:table-cell>
          <table:table-cell table:style-name="ce10" table:formula="of:=SUM([.$B$5:.D15])" office:value-type="float" office:value="3" calcext:value-type="float">
            <text:p>3 </text:p>
          </table:table-cell>
          <table:table-cell table:style-name="ce10" table:formula="of:=SUM([.$B$5:.E15])" office:value-type="float" office:value="3" calcext:value-type="float">
            <text:p>3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2-03" calcext:value-type="date">
            <text:p>Feb 3 </text:p>
          </table:table-cell>
          <table:table-cell table:style-name="ce10" table:number-columns-repeated="4"/>
          <table:table-cell table:style-name="ce10" table:formula="of:=SUM([.B$5:.$B16])" office:value-type="float" office:value="1" calcext:value-type="float">
            <text:p>1 </text:p>
          </table:table-cell>
          <table:table-cell table:style-name="ce10" table:formula="of:=SUM([.$B$5:.C16])" office:value-type="float" office:value="1" calcext:value-type="float">
            <text:p>1 </text:p>
          </table:table-cell>
          <table:table-cell table:style-name="ce10" table:formula="of:=SUM([.$B$5:.D16])" office:value-type="float" office:value="3" calcext:value-type="float">
            <text:p>3 </text:p>
          </table:table-cell>
          <table:table-cell table:style-name="ce10" table:formula="of:=SUM([.$B$5:.E16])" office:value-type="float" office:value="3" calcext:value-type="float">
            <text:p>3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2-04" calcext:value-type="date">
            <text:p>Feb 4 </text:p>
          </table:table-cell>
          <table:table-cell table:style-name="ce10" table:number-columns-repeated="4"/>
          <table:table-cell table:style-name="ce10" table:formula="of:=SUM([.B$5:.$B17])" office:value-type="float" office:value="1" calcext:value-type="float">
            <text:p>1 </text:p>
          </table:table-cell>
          <table:table-cell table:style-name="ce10" table:formula="of:=SUM([.$B$5:.C17])" office:value-type="float" office:value="1" calcext:value-type="float">
            <text:p>1 </text:p>
          </table:table-cell>
          <table:table-cell table:style-name="ce10" table:formula="of:=SUM([.$B$5:.D17])" office:value-type="float" office:value="3" calcext:value-type="float">
            <text:p>3 </text:p>
          </table:table-cell>
          <table:table-cell table:style-name="ce10" table:formula="of:=SUM([.$B$5:.E17])" office:value-type="float" office:value="3" calcext:value-type="float">
            <text:p>3 </text:p>
          </table:table-cell>
          <table:table-cell table:style-name="ce10" table:number-columns-repeated="4"/>
        </table:table-row>
        <table:table-row table:style-name="ro1">
          <table:table-cell table:style-name="ce3" office:value-type="date" office:date-value="2020-02-05" calcext:value-type="date">
            <text:p>Feb 5 </text:p>
          </table:table-cell>
          <table:table-cell table:style-name="ce10" table:number-columns-repeated="4"/>
          <table:table-cell table:style-name="ce10" table:formula="of:=SUM([.B$5:.$B18])" office:value-type="float" office:value="1" calcext:value-type="float">
            <text:p>1 </text:p>
          </table:table-cell>
          <table:table-cell table:style-name="ce10" table:formula="of:=SUM([.$B$5:.C18])" office:value-type="float" office:value="1" calcext:value-type="float">
            <text:p>1 </text:p>
          </table:table-cell>
          <table:table-cell table:style-name="ce10" table:formula="of:=SUM([.$B$5:.D18])" office:value-type="float" office:value="3" calcext:value-type="float">
            <text:p>3 </text:p>
          </table:table-cell>
          <table:table-cell table:style-name="ce10" table:formula="of:=SUM([.$B$5:.E18])" office:value-type="float" office:value="3" calcext:value-type="float">
            <text:p>3 </text:p>
          </table:table-cell>
          <table:table-cell table:style-name="ce10" table:formula="of:=AVERAGE([.F5:.F18])" office:value-type="float" office:value="0.285714285714286" calcext:value-type="float">
            <text:p>0 </text:p>
          </table:table-cell>
          <table:table-cell table:style-name="ce10" table:formula="of:=AVERAGE([.G5:.G18])" office:value-type="float" office:value="0.285714285714286" calcext:value-type="float">
            <text:p>0 </text:p>
          </table:table-cell>
          <table:table-cell table:style-name="ce10" table:formula="of:=AVERAGE([.H5:.H18])" office:value-type="float" office:value="1.14285714285714" calcext:value-type="float">
            <text:p>1 </text:p>
          </table:table-cell>
          <table:table-cell table:style-name="ce10" table:formula="of:=AVERAGE([.I5:.I18])" office:value-type="float" office:value="1.14285714285714" calcext:value-type="float">
            <text:p>1 </text:p>
          </table:table-cell>
        </table:table-row>
        <table:table-row table:style-name="ro1">
          <table:table-cell table:style-name="ce3" office:value-type="date" office:date-value="2020-02-06" calcext:value-type="date">
            <text:p>Feb 6 </text:p>
          </table:table-cell>
          <table:table-cell table:style-name="ce10" table:number-columns-repeated="4"/>
          <table:table-cell table:style-name="ce10" table:formula="of:=SUM([.B$5:.$B19])" office:value-type="float" office:value="1" calcext:value-type="float">
            <text:p>1 </text:p>
          </table:table-cell>
          <table:table-cell table:style-name="ce10" table:formula="of:=SUM([.$B$5:.C19])" office:value-type="float" office:value="1" calcext:value-type="float">
            <text:p>1 </text:p>
          </table:table-cell>
          <table:table-cell table:style-name="ce10" table:formula="of:=SUM([.$B$5:.D19])" office:value-type="float" office:value="3" calcext:value-type="float">
            <text:p>3 </text:p>
          </table:table-cell>
          <table:table-cell table:style-name="ce10" table:formula="of:=SUM([.$B$5:.E19])" office:value-type="float" office:value="3" calcext:value-type="float">
            <text:p>3 </text:p>
          </table:table-cell>
          <table:table-cell table:style-name="ce10" table:formula="of:=AVERAGE([.F6:.F19])" office:value-type="float" office:value="0.357142857142857" calcext:value-type="float">
            <text:p>0 </text:p>
          </table:table-cell>
          <table:table-cell table:style-name="ce10" table:formula="of:=AVERAGE([.G6:.G19])" office:value-type="float" office:value="0.357142857142857" calcext:value-type="float">
            <text:p>0 </text:p>
          </table:table-cell>
          <table:table-cell table:style-name="ce10" table:formula="of:=AVERAGE([.H6:.H19])" office:value-type="float" office:value="1.35714285714286" calcext:value-type="float">
            <text:p>1 </text:p>
          </table:table-cell>
          <table:table-cell table:style-name="ce10" table:formula="of:=AVERAGE([.I6:.I19])" office:value-type="float" office:value="1.35714285714286" calcext:value-type="float">
            <text:p>1 </text:p>
          </table:table-cell>
        </table:table-row>
        <table:table-row table:style-name="ro1">
          <table:table-cell table:style-name="ce3" office:value-type="date" office:date-value="2020-02-07" calcext:value-type="date">
            <text:p>Feb 7 </text:p>
          </table:table-cell>
          <table:table-cell table:style-name="ce10" table:number-columns-repeated="2"/>
          <table:table-cell table:style-name="ce10" office:value-type="float" office:value="1" calcext:value-type="float">
            <text:p>1 </text:p>
          </table:table-cell>
          <table:table-cell table:style-name="ce10"/>
          <table:table-cell table:style-name="ce10" table:formula="of:=SUM([.B$5:.$B20])" office:value-type="float" office:value="1" calcext:value-type="float">
            <text:p>1 </text:p>
          </table:table-cell>
          <table:table-cell table:style-name="ce10" table:formula="of:=SUM([.$B$5:.C20])" office:value-type="float" office:value="1" calcext:value-type="float">
            <text:p>1 </text:p>
          </table:table-cell>
          <table:table-cell table:style-name="ce10" table:formula="of:=SUM([.$B$5:.D20])" office:value-type="float" office:value="4" calcext:value-type="float">
            <text:p>4 </text:p>
          </table:table-cell>
          <table:table-cell table:style-name="ce10" table:formula="of:=SUM([.$B$5:.E20])" office:value-type="float" office:value="4" calcext:value-type="float">
            <text:p>4 </text:p>
          </table:table-cell>
          <table:table-cell table:style-name="ce10" table:formula="of:=AVERAGE([.F7:.F20])" office:value-type="float" office:value="0.428571428571429" calcext:value-type="float">
            <text:p>0 </text:p>
          </table:table-cell>
          <table:table-cell table:style-name="ce10" table:formula="of:=AVERAGE([.G7:.G20])" office:value-type="float" office:value="0.428571428571429" calcext:value-type="float">
            <text:p>0 </text:p>
          </table:table-cell>
          <table:table-cell table:style-name="ce10" table:formula="of:=AVERAGE([.H7:.H20])" office:value-type="float" office:value="1.64285714285714" calcext:value-type="float">
            <text:p>2 </text:p>
          </table:table-cell>
          <table:table-cell table:style-name="ce10" table:formula="of:=AVERAGE([.I7:.I20])" office:value-type="float" office:value="1.64285714285714" calcext:value-type="float">
            <text:p>2 </text:p>
          </table:table-cell>
        </table:table-row>
        <table:table-row table:style-name="ro1">
          <table:table-cell table:style-name="ce3" office:value-type="date" office:date-value="2020-02-08" calcext:value-type="date">
            <text:p>Feb 8 </text:p>
          </table:table-cell>
          <table:table-cell table:style-name="ce10" table:number-columns-repeated="4"/>
          <table:table-cell table:style-name="ce10" table:formula="of:=SUM([.B$5:.$B21])" office:value-type="float" office:value="1" calcext:value-type="float">
            <text:p>1 </text:p>
          </table:table-cell>
          <table:table-cell table:style-name="ce10" table:formula="of:=SUM([.$B$5:.C21])" office:value-type="float" office:value="1" calcext:value-type="float">
            <text:p>1 </text:p>
          </table:table-cell>
          <table:table-cell table:style-name="ce10" table:formula="of:=SUM([.$B$5:.D21])" office:value-type="float" office:value="4" calcext:value-type="float">
            <text:p>4 </text:p>
          </table:table-cell>
          <table:table-cell table:style-name="ce10" table:formula="of:=SUM([.$B$5:.E21])" office:value-type="float" office:value="4" calcext:value-type="float">
            <text:p>4 </text:p>
          </table:table-cell>
          <table:table-cell table:style-name="ce10" table:formula="of:=AVERAGE([.F8:.F21])" office:value-type="float" office:value="0.5" calcext:value-type="float">
            <text:p>1 </text:p>
          </table:table-cell>
          <table:table-cell table:style-name="ce10" table:formula="of:=AVERAGE([.G8:.G21])" office:value-type="float" office:value="0.5" calcext:value-type="float">
            <text:p>1 </text:p>
          </table:table-cell>
          <table:table-cell table:style-name="ce10" table:formula="of:=AVERAGE([.H8:.H21])" office:value-type="float" office:value="1.92857142857143" calcext:value-type="float">
            <text:p>2 </text:p>
          </table:table-cell>
          <table:table-cell table:style-name="ce10" table:formula="of:=AVERAGE([.I8:.I21])" office:value-type="float" office:value="1.92857142857143" calcext:value-type="float">
            <text:p>2 </text:p>
          </table:table-cell>
        </table:table-row>
        <table:table-row table:style-name="ro1">
          <table:table-cell table:style-name="ce3" office:value-type="date" office:date-value="2020-02-09" calcext:value-type="date">
            <text:p>Feb 9 </text:p>
          </table:table-cell>
          <table:table-cell table:style-name="ce10" table:number-columns-repeated="4"/>
          <table:table-cell table:style-name="ce10" table:formula="of:=SUM([.B$5:.$B22])" office:value-type="float" office:value="1" calcext:value-type="float">
            <text:p>1 </text:p>
          </table:table-cell>
          <table:table-cell table:style-name="ce10" table:formula="of:=SUM([.$B$5:.C22])" office:value-type="float" office:value="1" calcext:value-type="float">
            <text:p>1 </text:p>
          </table:table-cell>
          <table:table-cell table:style-name="ce10" table:formula="of:=SUM([.$B$5:.D22])" office:value-type="float" office:value="4" calcext:value-type="float">
            <text:p>4 </text:p>
          </table:table-cell>
          <table:table-cell table:style-name="ce10" table:formula="of:=SUM([.$B$5:.E22])" office:value-type="float" office:value="4" calcext:value-type="float">
            <text:p>4 </text:p>
          </table:table-cell>
          <table:table-cell table:style-name="ce10" table:formula="of:=AVERAGE([.F9:.F22])" office:value-type="float" office:value="0.571428571428571" calcext:value-type="float">
            <text:p>1 </text:p>
          </table:table-cell>
          <table:table-cell table:style-name="ce10" table:formula="of:=AVERAGE([.G9:.G22])" office:value-type="float" office:value="0.571428571428571" calcext:value-type="float">
            <text:p>1 </text:p>
          </table:table-cell>
          <table:table-cell table:style-name="ce10" table:formula="of:=AVERAGE([.H9:.H22])" office:value-type="float" office:value="2.21428571428571" calcext:value-type="float">
            <text:p>2 </text:p>
          </table:table-cell>
          <table:table-cell table:style-name="ce10" table:formula="of:=AVERAGE([.I9:.I22])" office:value-type="float" office:value="2.21428571428571" calcext:value-type="float">
            <text:p>2 </text:p>
          </table:table-cell>
        </table:table-row>
        <table:table-row table:style-name="ro1">
          <table:table-cell table:style-name="ce3" office:value-type="date" office:date-value="2020-02-10" calcext:value-type="date">
            <text:p>Feb 10 </text:p>
          </table:table-cell>
          <table:table-cell table:style-name="ce10" office:value-type="float" office:value="1" calcext:value-type="float">
            <text:p>1 </text:p>
          </table:table-cell>
          <table:table-cell table:style-name="ce10" table:number-columns-repeated="3"/>
          <table:table-cell table:style-name="ce10" table:formula="of:=SUM([.B$5:.$B23])" office:value-type="float" office:value="2" calcext:value-type="float">
            <text:p>2 </text:p>
          </table:table-cell>
          <table:table-cell table:style-name="ce10" table:formula="of:=SUM([.$B$5:.C23])" office:value-type="float" office:value="2" calcext:value-type="float">
            <text:p>2 </text:p>
          </table:table-cell>
          <table:table-cell table:style-name="ce10" table:formula="of:=SUM([.$B$5:.D23])" office:value-type="float" office:value="5" calcext:value-type="float">
            <text:p>5 </text:p>
          </table:table-cell>
          <table:table-cell table:style-name="ce10" table:formula="of:=SUM([.$B$5:.E23])" office:value-type="float" office:value="5" calcext:value-type="float">
            <text:p>5 </text:p>
          </table:table-cell>
          <table:table-cell table:style-name="ce10" table:formula="of:=AVERAGE([.F10:.F23])" office:value-type="float" office:value="0.714285714285714" calcext:value-type="float">
            <text:p>1 </text:p>
          </table:table-cell>
          <table:table-cell table:style-name="ce10" table:formula="of:=AVERAGE([.G10:.G23])" office:value-type="float" office:value="0.714285714285714" calcext:value-type="float">
            <text:p>1 </text:p>
          </table:table-cell>
          <table:table-cell table:style-name="ce10" table:formula="of:=AVERAGE([.H10:.H23])" office:value-type="float" office:value="2.57142857142857" calcext:value-type="float">
            <text:p>3 </text:p>
          </table:table-cell>
          <table:table-cell table:style-name="ce10" table:formula="of:=AVERAGE([.I10:.I23])" office:value-type="float" office:value="2.57142857142857" calcext:value-type="float">
            <text:p>3 </text:p>
          </table:table-cell>
        </table:table-row>
        <table:table-row table:style-name="ro1">
          <table:table-cell table:style-name="ce3" office:value-type="date" office:date-value="2020-02-11" calcext:value-type="date">
            <text:p>Feb 11 </text:p>
          </table:table-cell>
          <table:table-cell table:style-name="ce10" table:number-columns-repeated="4"/>
          <table:table-cell table:style-name="ce10" table:formula="of:=SUM([.B$5:.$B24])" office:value-type="float" office:value="2" calcext:value-type="float">
            <text:p>2 </text:p>
          </table:table-cell>
          <table:table-cell table:style-name="ce10" table:formula="of:=SUM([.$B$5:.C24])" office:value-type="float" office:value="2" calcext:value-type="float">
            <text:p>2 </text:p>
          </table:table-cell>
          <table:table-cell table:style-name="ce10" table:formula="of:=SUM([.$B$5:.D24])" office:value-type="float" office:value="5" calcext:value-type="float">
            <text:p>5 </text:p>
          </table:table-cell>
          <table:table-cell table:style-name="ce10" table:formula="of:=SUM([.$B$5:.E24])" office:value-type="float" office:value="5" calcext:value-type="float">
            <text:p>5 </text:p>
          </table:table-cell>
          <table:table-cell table:style-name="ce10" table:formula="of:=AVERAGE([.F11:.F24])" office:value-type="float" office:value="0.857142857142857" calcext:value-type="float">
            <text:p>1 </text:p>
          </table:table-cell>
          <table:table-cell table:style-name="ce10" table:formula="of:=AVERAGE([.G11:.G24])" office:value-type="float" office:value="0.857142857142857" calcext:value-type="float">
            <text:p>1 </text:p>
          </table:table-cell>
          <table:table-cell table:style-name="ce10" table:formula="of:=AVERAGE([.H11:.H24])" office:value-type="float" office:value="2.92857142857143" calcext:value-type="float">
            <text:p>3 </text:p>
          </table:table-cell>
          <table:table-cell table:style-name="ce10" table:formula="of:=AVERAGE([.I11:.I24])" office:value-type="float" office:value="2.92857142857143" calcext:value-type="float">
            <text:p>3 </text:p>
          </table:table-cell>
        </table:table-row>
        <table:table-row table:style-name="ro1">
          <table:table-cell table:style-name="ce3" office:value-type="date" office:date-value="2020-02-12" calcext:value-type="date">
            <text:p>Feb 12 </text:p>
          </table:table-cell>
          <table:table-cell table:style-name="ce10" table:number-columns-repeated="4"/>
          <table:table-cell table:style-name="ce10" table:formula="of:=SUM([.B$5:.$B25])" office:value-type="float" office:value="2" calcext:value-type="float">
            <text:p>2 </text:p>
          </table:table-cell>
          <table:table-cell table:style-name="ce10" table:formula="of:=SUM([.$B$5:.C25])" office:value-type="float" office:value="2" calcext:value-type="float">
            <text:p>2 </text:p>
          </table:table-cell>
          <table:table-cell table:style-name="ce10" table:formula="of:=SUM([.$B$5:.D25])" office:value-type="float" office:value="5" calcext:value-type="float">
            <text:p>5 </text:p>
          </table:table-cell>
          <table:table-cell table:style-name="ce10" table:formula="of:=SUM([.$B$5:.E25])" office:value-type="float" office:value="5" calcext:value-type="float">
            <text:p>5 </text:p>
          </table:table-cell>
          <table:table-cell table:style-name="ce10" table:formula="of:=AVERAGE([.F12:.F25])" office:value-type="float" office:value="1" calcext:value-type="float">
            <text:p>1 </text:p>
          </table:table-cell>
          <table:table-cell table:style-name="ce10" table:formula="of:=AVERAGE([.G12:.G25])" office:value-type="float" office:value="1" calcext:value-type="float">
            <text:p>1 </text:p>
          </table:table-cell>
          <table:table-cell table:style-name="ce10" table:formula="of:=AVERAGE([.H12:.H25])" office:value-type="float" office:value="3.28571428571429" calcext:value-type="float">
            <text:p>3 </text:p>
          </table:table-cell>
          <table:table-cell table:style-name="ce10" table:formula="of:=AVERAGE([.I12:.I25])" office:value-type="float" office:value="3.28571428571429" calcext:value-type="float">
            <text:p>3 </text:p>
          </table:table-cell>
        </table:table-row>
        <table:table-row table:style-name="ro1">
          <table:table-cell table:style-name="ce3" office:value-type="date" office:date-value="2020-02-13" calcext:value-type="date">
            <text:p>Feb 13 </text:p>
          </table:table-cell>
          <table:table-cell table:style-name="ce10" table:number-columns-repeated="4"/>
          <table:table-cell table:style-name="ce10" table:formula="of:=SUM([.B$5:.$B26])" office:value-type="float" office:value="2" calcext:value-type="float">
            <text:p>2 </text:p>
          </table:table-cell>
          <table:table-cell table:style-name="ce10" table:formula="of:=SUM([.$B$5:.C26])" office:value-type="float" office:value="2" calcext:value-type="float">
            <text:p>2 </text:p>
          </table:table-cell>
          <table:table-cell table:style-name="ce10" table:formula="of:=SUM([.$B$5:.D26])" office:value-type="float" office:value="5" calcext:value-type="float">
            <text:p>5 </text:p>
          </table:table-cell>
          <table:table-cell table:style-name="ce10" table:formula="of:=SUM([.$B$5:.E26])" office:value-type="float" office:value="5" calcext:value-type="float">
            <text:p>5 </text:p>
          </table:table-cell>
          <table:table-cell table:style-name="ce10" table:formula="of:=AVERAGE([.F13:.F26])" office:value-type="float" office:value="1.14285714285714" calcext:value-type="float">
            <text:p>1 </text:p>
          </table:table-cell>
          <table:table-cell table:style-name="ce10" table:formula="of:=AVERAGE([.G13:.G26])" office:value-type="float" office:value="1.14285714285714" calcext:value-type="float">
            <text:p>1 </text:p>
          </table:table-cell>
          <table:table-cell table:style-name="ce10" table:formula="of:=AVERAGE([.H13:.H26])" office:value-type="float" office:value="3.64285714285714" calcext:value-type="float">
            <text:p>4 </text:p>
          </table:table-cell>
          <table:table-cell table:style-name="ce10" table:formula="of:=AVERAGE([.I13:.I26])" office:value-type="float" office:value="3.64285714285714" calcext:value-type="float">
            <text:p>4 </text:p>
          </table:table-cell>
        </table:table-row>
        <table:table-row table:style-name="ro1">
          <table:table-cell table:style-name="ce3" office:value-type="date" office:date-value="2020-02-14" calcext:value-type="date">
            <text:p>Feb 14 </text:p>
          </table:table-cell>
          <table:table-cell table:style-name="ce10" table:number-columns-repeated="4"/>
          <table:table-cell table:style-name="ce10" table:formula="of:=SUM([.B$5:.$B27])" office:value-type="float" office:value="2" calcext:value-type="float">
            <text:p>2 </text:p>
          </table:table-cell>
          <table:table-cell table:style-name="ce10" table:formula="of:=SUM([.$B$5:.C27])" office:value-type="float" office:value="2" calcext:value-type="float">
            <text:p>2 </text:p>
          </table:table-cell>
          <table:table-cell table:style-name="ce10" table:formula="of:=SUM([.$B$5:.D27])" office:value-type="float" office:value="5" calcext:value-type="float">
            <text:p>5 </text:p>
          </table:table-cell>
          <table:table-cell table:style-name="ce10" table:formula="of:=SUM([.$B$5:.E27])" office:value-type="float" office:value="5" calcext:value-type="float">
            <text:p>5 </text:p>
          </table:table-cell>
          <table:table-cell table:style-name="ce10" table:formula="of:=AVERAGE([.F14:.F27])" office:value-type="float" office:value="1.28571428571429" calcext:value-type="float">
            <text:p>1 </text:p>
          </table:table-cell>
          <table:table-cell table:style-name="ce10" table:formula="of:=AVERAGE([.G14:.G27])" office:value-type="float" office:value="1.28571428571429" calcext:value-type="float">
            <text:p>1 </text:p>
          </table:table-cell>
          <table:table-cell table:style-name="ce10" table:formula="of:=AVERAGE([.H14:.H27])" office:value-type="float" office:value="3.85714285714286" calcext:value-type="float">
            <text:p>4 </text:p>
          </table:table-cell>
          <table:table-cell table:style-name="ce10" table:formula="of:=AVERAGE([.I14:.I27])" office:value-type="float" office:value="3.85714285714286" calcext:value-type="float">
            <text:p>4 </text:p>
          </table:table-cell>
        </table:table-row>
        <table:table-row table:style-name="ro1">
          <table:table-cell table:style-name="ce3" office:value-type="date" office:date-value="2020-02-15" calcext:value-type="date">
            <text:p>Feb 15 </text:p>
          </table:table-cell>
          <table:table-cell table:style-name="ce10" table:number-columns-repeated="4"/>
          <table:table-cell table:style-name="ce10" table:formula="of:=SUM([.B$5:.$B28])" office:value-type="float" office:value="2" calcext:value-type="float">
            <text:p>2 </text:p>
          </table:table-cell>
          <table:table-cell table:style-name="ce10" table:formula="of:=SUM([.$B$5:.C28])" office:value-type="float" office:value="2" calcext:value-type="float">
            <text:p>2 </text:p>
          </table:table-cell>
          <table:table-cell table:style-name="ce10" table:formula="of:=SUM([.$B$5:.D28])" office:value-type="float" office:value="5" calcext:value-type="float">
            <text:p>5 </text:p>
          </table:table-cell>
          <table:table-cell table:style-name="ce10" table:formula="of:=SUM([.$B$5:.E28])" office:value-type="float" office:value="5" calcext:value-type="float">
            <text:p>5 </text:p>
          </table:table-cell>
          <table:table-cell table:style-name="ce10" table:formula="of:=AVERAGE([.F15:.F28])" office:value-type="float" office:value="1.42857142857143" calcext:value-type="float">
            <text:p>1 </text:p>
          </table:table-cell>
          <table:table-cell table:style-name="ce10" table:formula="of:=AVERAGE([.G15:.G28])" office:value-type="float" office:value="1.42857142857143" calcext:value-type="float">
            <text:p>1 </text:p>
          </table:table-cell>
          <table:table-cell table:style-name="ce10" table:formula="of:=AVERAGE([.H15:.H28])" office:value-type="float" office:value="4.07142857142857" calcext:value-type="float">
            <text:p>4 </text:p>
          </table:table-cell>
          <table:table-cell table:style-name="ce10" table:formula="of:=AVERAGE([.I15:.I28])" office:value-type="float" office:value="4.07142857142857" calcext:value-type="float">
            <text:p>4 </text:p>
          </table:table-cell>
        </table:table-row>
        <table:table-row table:style-name="ro1">
          <table:table-cell table:style-name="ce3" office:value-type="date" office:date-value="2020-02-16" calcext:value-type="date">
            <text:p>Feb 16 </text:p>
          </table:table-cell>
          <table:table-cell table:style-name="ce10" table:number-columns-repeated="4"/>
          <table:table-cell table:style-name="ce10" table:formula="of:=SUM([.B$5:.$B29])" office:value-type="float" office:value="2" calcext:value-type="float">
            <text:p>2 </text:p>
          </table:table-cell>
          <table:table-cell table:style-name="ce10" table:formula="of:=SUM([.$B$5:.C29])" office:value-type="float" office:value="2" calcext:value-type="float">
            <text:p>2 </text:p>
          </table:table-cell>
          <table:table-cell table:style-name="ce10" table:formula="of:=SUM([.$B$5:.D29])" office:value-type="float" office:value="5" calcext:value-type="float">
            <text:p>5 </text:p>
          </table:table-cell>
          <table:table-cell table:style-name="ce10" table:formula="of:=SUM([.$B$5:.E29])" office:value-type="float" office:value="5" calcext:value-type="float">
            <text:p>5 </text:p>
          </table:table-cell>
          <table:table-cell table:style-name="ce10" table:formula="of:=AVERAGE([.F16:.F29])" office:value-type="float" office:value="1.5" calcext:value-type="float">
            <text:p>2 </text:p>
          </table:table-cell>
          <table:table-cell table:style-name="ce10" table:formula="of:=AVERAGE([.G16:.G29])" office:value-type="float" office:value="1.5" calcext:value-type="float">
            <text:p>2 </text:p>
          </table:table-cell>
          <table:table-cell table:style-name="ce10" table:formula="of:=AVERAGE([.H16:.H29])" office:value-type="float" office:value="4.21428571428571" calcext:value-type="float">
            <text:p>4 </text:p>
          </table:table-cell>
          <table:table-cell table:style-name="ce10" table:formula="of:=AVERAGE([.I16:.I29])" office:value-type="float" office:value="4.21428571428571" calcext:value-type="float">
            <text:p>4 </text:p>
          </table:table-cell>
        </table:table-row>
        <table:table-row table:style-name="ro1">
          <table:table-cell table:style-name="ce3" office:value-type="date" office:date-value="2020-02-17" calcext:value-type="date">
            <text:p>Feb 17 </text:p>
          </table:table-cell>
          <table:table-cell table:style-name="ce10" table:number-columns-repeated="4"/>
          <table:table-cell table:style-name="ce10" table:formula="of:=SUM([.B$5:.$B30])" office:value-type="float" office:value="2" calcext:value-type="float">
            <text:p>2 </text:p>
          </table:table-cell>
          <table:table-cell table:style-name="ce10" table:formula="of:=SUM([.$B$5:.C30])" office:value-type="float" office:value="2" calcext:value-type="float">
            <text:p>2 </text:p>
          </table:table-cell>
          <table:table-cell table:style-name="ce10" table:formula="of:=SUM([.$B$5:.D30])" office:value-type="float" office:value="5" calcext:value-type="float">
            <text:p>5 </text:p>
          </table:table-cell>
          <table:table-cell table:style-name="ce10" table:formula="of:=SUM([.$B$5:.E30])" office:value-type="float" office:value="5" calcext:value-type="float">
            <text:p>5 </text:p>
          </table:table-cell>
          <table:table-cell table:style-name="ce10" table:formula="of:=AVERAGE([.F17:.F30])" office:value-type="float" office:value="1.57142857142857" calcext:value-type="float">
            <text:p>2 </text:p>
          </table:table-cell>
          <table:table-cell table:style-name="ce10" table:formula="of:=AVERAGE([.G17:.G30])" office:value-type="float" office:value="1.57142857142857" calcext:value-type="float">
            <text:p>2 </text:p>
          </table:table-cell>
          <table:table-cell table:style-name="ce10" table:formula="of:=AVERAGE([.H17:.H30])" office:value-type="float" office:value="4.35714285714286" calcext:value-type="float">
            <text:p>4 </text:p>
          </table:table-cell>
          <table:table-cell table:style-name="ce10" table:formula="of:=AVERAGE([.I17:.I30])" office:value-type="float" office:value="4.35714285714286" calcext:value-type="float">
            <text:p>4 </text:p>
          </table:table-cell>
        </table:table-row>
        <table:table-row table:style-name="ro1">
          <table:table-cell table:style-name="ce3" office:value-type="date" office:date-value="2020-02-18" calcext:value-type="date">
            <text:p>Feb 18 </text:p>
          </table:table-cell>
          <table:table-cell table:style-name="ce10" table:number-columns-repeated="4"/>
          <table:table-cell table:style-name="ce10" table:formula="of:=SUM([.B$5:.$B31])" office:value-type="float" office:value="2" calcext:value-type="float">
            <text:p>2 </text:p>
          </table:table-cell>
          <table:table-cell table:style-name="ce10" table:formula="of:=SUM([.$B$5:.C31])" office:value-type="float" office:value="2" calcext:value-type="float">
            <text:p>2 </text:p>
          </table:table-cell>
          <table:table-cell table:style-name="ce10" table:formula="of:=SUM([.$B$5:.D31])" office:value-type="float" office:value="5" calcext:value-type="float">
            <text:p>5 </text:p>
          </table:table-cell>
          <table:table-cell table:style-name="ce10" table:formula="of:=SUM([.$B$5:.E31])" office:value-type="float" office:value="5" calcext:value-type="float">
            <text:p>5 </text:p>
          </table:table-cell>
          <table:table-cell table:style-name="ce10" table:formula="of:=AVERAGE([.F18:.F31])" office:value-type="float" office:value="1.64285714285714" calcext:value-type="float">
            <text:p>2 </text:p>
          </table:table-cell>
          <table:table-cell table:style-name="ce10" table:formula="of:=AVERAGE([.G18:.G31])" office:value-type="float" office:value="1.64285714285714" calcext:value-type="float">
            <text:p>2 </text:p>
          </table:table-cell>
          <table:table-cell table:style-name="ce10" table:formula="of:=AVERAGE([.H18:.H31])" office:value-type="float" office:value="4.5" calcext:value-type="float">
            <text:p>5 </text:p>
          </table:table-cell>
          <table:table-cell table:style-name="ce10" table:formula="of:=AVERAGE([.I18:.I31])" office:value-type="float" office:value="4.5" calcext:value-type="float">
            <text:p>5 </text:p>
          </table:table-cell>
        </table:table-row>
        <table:table-row table:style-name="ro1">
          <table:table-cell table:style-name="ce3" office:value-type="date" office:date-value="2020-02-19" calcext:value-type="date">
            <text:p>Feb 19 </text:p>
          </table:table-cell>
          <table:table-cell table:style-name="ce10" table:number-columns-repeated="4"/>
          <table:table-cell table:style-name="ce10" table:formula="of:=SUM([.B$5:.$B32])" office:value-type="float" office:value="2" calcext:value-type="float">
            <text:p>2 </text:p>
          </table:table-cell>
          <table:table-cell table:style-name="ce10" table:formula="of:=SUM([.$B$5:.C32])" office:value-type="float" office:value="2" calcext:value-type="float">
            <text:p>2 </text:p>
          </table:table-cell>
          <table:table-cell table:style-name="ce10" table:formula="of:=SUM([.$B$5:.D32])" office:value-type="float" office:value="5" calcext:value-type="float">
            <text:p>5 </text:p>
          </table:table-cell>
          <table:table-cell table:style-name="ce10" table:formula="of:=SUM([.$B$5:.E32])" office:value-type="float" office:value="5" calcext:value-type="float">
            <text:p>5 </text:p>
          </table:table-cell>
          <table:table-cell table:style-name="ce10" table:formula="of:=AVERAGE([.F19:.F32])" office:value-type="float" office:value="1.71428571428571" calcext:value-type="float">
            <text:p>2 </text:p>
          </table:table-cell>
          <table:table-cell table:style-name="ce10" table:formula="of:=AVERAGE([.G19:.G32])" office:value-type="float" office:value="1.71428571428571" calcext:value-type="float">
            <text:p>2 </text:p>
          </table:table-cell>
          <table:table-cell table:style-name="ce10" table:formula="of:=AVERAGE([.H19:.H32])" office:value-type="float" office:value="4.64285714285714" calcext:value-type="float">
            <text:p>5 </text:p>
          </table:table-cell>
          <table:table-cell table:style-name="ce10" table:formula="of:=AVERAGE([.I19:.I32])" office:value-type="float" office:value="4.64285714285714" calcext:value-type="float">
            <text:p>5 </text:p>
          </table:table-cell>
        </table:table-row>
        <table:table-row table:style-name="ro1">
          <table:table-cell table:style-name="ce3" office:value-type="date" office:date-value="2020-02-20" calcext:value-type="date">
            <text:p>Feb 20 </text:p>
          </table:table-cell>
          <table:table-cell table:style-name="ce10" table:number-columns-repeated="4"/>
          <table:table-cell table:style-name="ce10" table:formula="of:=SUM([.B$5:.$B33])" office:value-type="float" office:value="2" calcext:value-type="float">
            <text:p>2 </text:p>
          </table:table-cell>
          <table:table-cell table:style-name="ce10" table:formula="of:=SUM([.$B$5:.C33])" office:value-type="float" office:value="2" calcext:value-type="float">
            <text:p>2 </text:p>
          </table:table-cell>
          <table:table-cell table:style-name="ce10" table:formula="of:=SUM([.$B$5:.D33])" office:value-type="float" office:value="5" calcext:value-type="float">
            <text:p>5 </text:p>
          </table:table-cell>
          <table:table-cell table:style-name="ce10" table:formula="of:=SUM([.$B$5:.E33])" office:value-type="float" office:value="5" calcext:value-type="float">
            <text:p>5 </text:p>
          </table:table-cell>
          <table:table-cell table:style-name="ce10" table:formula="of:=AVERAGE([.F20:.F33])" office:value-type="float" office:value="1.78571428571429" calcext:value-type="float">
            <text:p>2 </text:p>
          </table:table-cell>
          <table:table-cell table:style-name="ce10" table:formula="of:=AVERAGE([.G20:.G33])" office:value-type="float" office:value="1.78571428571429" calcext:value-type="float">
            <text:p>2 </text:p>
          </table:table-cell>
          <table:table-cell table:style-name="ce10" table:formula="of:=AVERAGE([.H20:.H33])" office:value-type="float" office:value="4.78571428571429" calcext:value-type="float">
            <text:p>5 </text:p>
          </table:table-cell>
          <table:table-cell table:style-name="ce10" table:formula="of:=AVERAGE([.I20:.I33])" office:value-type="float" office:value="4.78571428571429" calcext:value-type="float">
            <text:p>5 </text:p>
          </table:table-cell>
        </table:table-row>
        <table:table-row table:style-name="ro1">
          <table:table-cell table:style-name="ce3" office:value-type="date" office:date-value="2020-02-21" calcext:value-type="date">
            <text:p>Feb 21 </text:p>
          </table:table-cell>
          <table:table-cell table:style-name="ce10" table:number-columns-repeated="4"/>
          <table:table-cell table:style-name="ce10" table:formula="of:=SUM([.B$5:.$B34])" office:value-type="float" office:value="2" calcext:value-type="float">
            <text:p>2 </text:p>
          </table:table-cell>
          <table:table-cell table:style-name="ce10" table:formula="of:=SUM([.$B$5:.C34])" office:value-type="float" office:value="2" calcext:value-type="float">
            <text:p>2 </text:p>
          </table:table-cell>
          <table:table-cell table:style-name="ce10" table:formula="of:=SUM([.$B$5:.D34])" office:value-type="float" office:value="5" calcext:value-type="float">
            <text:p>5 </text:p>
          </table:table-cell>
          <table:table-cell table:style-name="ce10" table:formula="of:=SUM([.$B$5:.E34])" office:value-type="float" office:value="5" calcext:value-type="float">
            <text:p>5 </text:p>
          </table:table-cell>
          <table:table-cell table:style-name="ce10" table:formula="of:=AVERAGE([.F21:.F34])" office:value-type="float" office:value="1.85714285714286" calcext:value-type="float">
            <text:p>2 </text:p>
          </table:table-cell>
          <table:table-cell table:style-name="ce10" table:formula="of:=AVERAGE([.G21:.G34])" office:value-type="float" office:value="1.85714285714286" calcext:value-type="float">
            <text:p>2 </text:p>
          </table:table-cell>
          <table:table-cell table:style-name="ce10" table:formula="of:=AVERAGE([.H21:.H34])" office:value-type="float" office:value="4.85714285714286" calcext:value-type="float">
            <text:p>5 </text:p>
          </table:table-cell>
          <table:table-cell table:style-name="ce10" table:formula="of:=AVERAGE([.I21:.I34])" office:value-type="float" office:value="4.85714285714286" calcext:value-type="float">
            <text:p>5 </text:p>
          </table:table-cell>
        </table:table-row>
        <table:table-row table:style-name="ro1">
          <table:table-cell table:style-name="ce3" office:value-type="date" office:date-value="2020-02-22" calcext:value-type="date">
            <text:p>Feb 22 </text:p>
          </table:table-cell>
          <table:table-cell table:style-name="ce10" table:number-columns-repeated="2"/>
          <table:table-cell table:style-name="ce10" office:value-type="float" office:value="6" calcext:value-type="float">
            <text:p>6 </text:p>
          </table:table-cell>
          <table:table-cell table:style-name="ce10"/>
          <table:table-cell table:style-name="ce10" table:formula="of:=SUM([.B$5:.$B35])" office:value-type="float" office:value="2" calcext:value-type="float">
            <text:p>2 </text:p>
          </table:table-cell>
          <table:table-cell table:style-name="ce10" table:formula="of:=SUM([.$B$5:.C35])" office:value-type="float" office:value="2" calcext:value-type="float">
            <text:p>2 </text:p>
          </table:table-cell>
          <table:table-cell table:style-name="ce10" table:formula="of:=SUM([.$B$5:.D35])" office:value-type="float" office:value="11" calcext:value-type="float">
            <text:p>11 </text:p>
          </table:table-cell>
          <table:table-cell table:style-name="ce10" table:formula="of:=SUM([.$B$5:.E35])" office:value-type="float" office:value="11" calcext:value-type="float">
            <text:p>11 </text:p>
          </table:table-cell>
          <table:table-cell table:style-name="ce10" table:formula="of:=AVERAGE([.F22:.F35])" office:value-type="float" office:value="1.92857142857143" calcext:value-type="float">
            <text:p>2 </text:p>
          </table:table-cell>
          <table:table-cell table:style-name="ce10" table:formula="of:=AVERAGE([.G22:.G35])" office:value-type="float" office:value="1.92857142857143" calcext:value-type="float">
            <text:p>2 </text:p>
          </table:table-cell>
          <table:table-cell table:style-name="ce10" table:formula="of:=AVERAGE([.H22:.H35])" office:value-type="float" office:value="5.35714285714286" calcext:value-type="float">
            <text:p>5 </text:p>
          </table:table-cell>
          <table:table-cell table:style-name="ce10" table:formula="of:=AVERAGE([.I22:.I35])" office:value-type="float" office:value="5.35714285714286" calcext:value-type="float">
            <text:p>5 </text:p>
          </table:table-cell>
        </table:table-row>
        <table:table-row table:style-name="ro1">
          <table:table-cell table:style-name="ce3" office:value-type="date" office:date-value="2020-02-23" calcext:value-type="date">
            <text:p>Feb 23 </text:p>
          </table:table-cell>
          <table:table-cell table:style-name="ce10" table:number-columns-repeated="2"/>
          <table:table-cell table:style-name="ce10" office:value-type="float" office:value="67" calcext:value-type="float">
            <text:p>67 </text:p>
          </table:table-cell>
          <table:table-cell table:style-name="ce10" office:value-type="float" office:value="2" calcext:value-type="float">
            <text:p>2 </text:p>
          </table:table-cell>
          <table:table-cell table:style-name="ce10" table:formula="of:=SUM([.B$5:.$B36])" office:value-type="float" office:value="2" calcext:value-type="float">
            <text:p>2 </text:p>
          </table:table-cell>
          <table:table-cell table:style-name="ce10" table:formula="of:=SUM([.$B$5:.C36])" office:value-type="float" office:value="2" calcext:value-type="float">
            <text:p>2 </text:p>
          </table:table-cell>
          <table:table-cell table:style-name="ce10" table:formula="of:=SUM([.$B$5:.D36])" office:value-type="float" office:value="78" calcext:value-type="float">
            <text:p>78 </text:p>
          </table:table-cell>
          <table:table-cell table:style-name="ce10" table:formula="of:=SUM([.$B$5:.E36])" office:value-type="float" office:value="80" calcext:value-type="float">
            <text:p>80 </text:p>
          </table:table-cell>
          <table:table-cell table:style-name="ce10" table:formula="of:=AVERAGE([.F23:.F36])" office:value-type="float" office:value="2" calcext:value-type="float">
            <text:p>2 </text:p>
          </table:table-cell>
          <table:table-cell table:style-name="ce10" table:formula="of:=AVERAGE([.G23:.G36])" office:value-type="float" office:value="2" calcext:value-type="float">
            <text:p>2 </text:p>
          </table:table-cell>
          <table:table-cell table:style-name="ce10" table:formula="of:=AVERAGE([.H23:.H36])" office:value-type="float" office:value="10.6428571428571" calcext:value-type="float">
            <text:p>11 </text:p>
          </table:table-cell>
          <table:table-cell table:style-name="ce10" table:formula="of:=AVERAGE([.I23:.I36])" office:value-type="float" office:value="10.7857142857143" calcext:value-type="float">
            <text:p>11 </text:p>
          </table:table-cell>
        </table:table-row>
        <table:table-row table:style-name="ro1">
          <table:table-cell table:style-name="ce3" office:value-type="date" office:date-value="2020-02-24" calcext:value-type="date">
            <text:p>Feb 24 </text:p>
          </table:table-cell>
          <table:table-cell table:style-name="ce10" table:number-columns-repeated="2"/>
          <table:table-cell table:style-name="ce10" office:value-type="float" office:value="48" calcext:value-type="float">
            <text:p>48 </text:p>
          </table:table-cell>
          <table:table-cell table:style-name="ce10"/>
          <table:table-cell table:style-name="ce10" table:formula="of:=SUM([.B$5:.$B37])" office:value-type="float" office:value="2" calcext:value-type="float">
            <text:p>2 </text:p>
          </table:table-cell>
          <table:table-cell table:style-name="ce10" table:formula="of:=SUM([.$B$5:.C37])" office:value-type="float" office:value="2" calcext:value-type="float">
            <text:p>2 </text:p>
          </table:table-cell>
          <table:table-cell table:style-name="ce10" table:formula="of:=SUM([.$B$5:.D37])" office:value-type="float" office:value="126" calcext:value-type="float">
            <text:p>126 </text:p>
          </table:table-cell>
          <table:table-cell table:style-name="ce10" table:formula="of:=SUM([.$B$5:.E37])" office:value-type="float" office:value="128" calcext:value-type="float">
            <text:p>128 </text:p>
          </table:table-cell>
          <table:table-cell table:style-name="ce10" table:formula="of:=AVERAGE([.F24:.F37])" office:value-type="float" office:value="2" calcext:value-type="float">
            <text:p>2 </text:p>
          </table:table-cell>
          <table:table-cell table:style-name="ce10" table:formula="of:=AVERAGE([.G24:.G37])" office:value-type="float" office:value="2" calcext:value-type="float">
            <text:p>2 </text:p>
          </table:table-cell>
          <table:table-cell table:style-name="ce10" table:formula="of:=AVERAGE([.H24:.H37])" office:value-type="float" office:value="19.2857142857143" calcext:value-type="float">
            <text:p>19 </text:p>
          </table:table-cell>
          <table:table-cell table:style-name="ce10" table:formula="of:=AVERAGE([.I24:.I37])" office:value-type="float" office:value="19.5714285714286" calcext:value-type="float">
            <text:p>20 </text:p>
          </table:table-cell>
        </table:table-row>
        <table:table-row table:style-name="ro1">
          <table:table-cell table:style-name="ce3" office:value-type="date" office:date-value="2020-02-25" calcext:value-type="date">
            <text:p>Feb 25 </text:p>
          </table:table-cell>
          <table:table-cell table:style-name="ce10" table:number-columns-repeated="2"/>
          <table:table-cell table:style-name="ce10" office:value-type="float" office:value="105" calcext:value-type="float">
            <text:p>105 </text:p>
          </table:table-cell>
          <table:table-cell table:style-name="ce10" office:value-type="float" office:value="4" calcext:value-type="float">
            <text:p>4 </text:p>
          </table:table-cell>
          <table:table-cell table:style-name="ce10" table:formula="of:=SUM([.B$5:.$B38])" office:value-type="float" office:value="2" calcext:value-type="float">
            <text:p>2 </text:p>
          </table:table-cell>
          <table:table-cell table:style-name="ce10" table:formula="of:=SUM([.$B$5:.C38])" office:value-type="float" office:value="2" calcext:value-type="float">
            <text:p>2 </text:p>
          </table:table-cell>
          <table:table-cell table:style-name="ce10" table:formula="of:=SUM([.$B$5:.D38])" office:value-type="float" office:value="231" calcext:value-type="float">
            <text:p>231 </text:p>
          </table:table-cell>
          <table:table-cell table:style-name="ce10" table:formula="of:=SUM([.$B$5:.E38])" office:value-type="float" office:value="237" calcext:value-type="float">
            <text:p>237 </text:p>
          </table:table-cell>
          <table:table-cell table:style-name="ce10" table:formula="of:=AVERAGE([.F25:.F38])" office:value-type="float" office:value="2" calcext:value-type="float">
            <text:p>2 </text:p>
          </table:table-cell>
          <table:table-cell table:style-name="ce10" table:formula="of:=AVERAGE([.G25:.G38])" office:value-type="float" office:value="2" calcext:value-type="float">
            <text:p>2 </text:p>
          </table:table-cell>
          <table:table-cell table:style-name="ce10" table:formula="of:=AVERAGE([.H25:.H38])" office:value-type="float" office:value="35.4285714285714" calcext:value-type="float">
            <text:p>35 </text:p>
          </table:table-cell>
          <table:table-cell table:style-name="ce10" table:formula="of:=AVERAGE([.I25:.I38])" office:value-type="float" office:value="36.1428571428571" calcext:value-type="float">
            <text:p>36 </text:p>
          </table:table-cell>
        </table:table-row>
        <table:table-row table:style-name="ro1">
          <table:table-cell table:style-name="ce3" office:value-type="date" office:date-value="2020-02-26" calcext:value-type="date">
            <text:p>Feb 26 </text:p>
          </table:table-cell>
          <table:table-cell table:style-name="ce10" table:number-columns-repeated="2"/>
          <table:table-cell table:style-name="ce10" office:value-type="float" office:value="93" calcext:value-type="float">
            <text:p>93 </text:p>
          </table:table-cell>
          <table:table-cell table:style-name="ce10" office:value-type="float" office:value="5" calcext:value-type="float">
            <text:p>5 </text:p>
          </table:table-cell>
          <table:table-cell table:style-name="ce10" table:formula="of:=SUM([.B$5:.$B39])" office:value-type="float" office:value="2" calcext:value-type="float">
            <text:p>2 </text:p>
          </table:table-cell>
          <table:table-cell table:style-name="ce10" table:formula="of:=SUM([.$B$5:.C39])" office:value-type="float" office:value="2" calcext:value-type="float">
            <text:p>2 </text:p>
          </table:table-cell>
          <table:table-cell table:style-name="ce10" table:formula="of:=SUM([.$B$5:.D39])" office:value-type="float" office:value="324" calcext:value-type="float">
            <text:p>324 </text:p>
          </table:table-cell>
          <table:table-cell table:style-name="ce10" table:formula="of:=SUM([.$B$5:.E39])" office:value-type="float" office:value="335" calcext:value-type="float">
            <text:p>335 </text:p>
          </table:table-cell>
          <table:table-cell table:style-name="ce10" table:formula="of:=AVERAGE([.F26:.F39])" office:value-type="float" office:value="2" calcext:value-type="float">
            <text:p>2 </text:p>
          </table:table-cell>
          <table:table-cell table:style-name="ce10" table:formula="of:=AVERAGE([.G26:.G39])" office:value-type="float" office:value="2" calcext:value-type="float">
            <text:p>2 </text:p>
          </table:table-cell>
          <table:table-cell table:style-name="ce10" table:formula="of:=AVERAGE([.H26:.H39])" office:value-type="float" office:value="58.2142857142857" calcext:value-type="float">
            <text:p>58 </text:p>
          </table:table-cell>
          <table:table-cell table:style-name="ce10" table:formula="of:=AVERAGE([.I26:.I39])" office:value-type="float" office:value="59.7142857142857" calcext:value-type="float">
            <text:p>60 </text:p>
          </table:table-cell>
        </table:table-row>
        <table:table-row table:style-name="ro1">
          <table:table-cell table:style-name="ce3" office:value-type="date" office:date-value="2020-02-27" calcext:value-type="date">
            <text:p>Feb 27 </text:p>
          </table:table-cell>
          <table:table-cell table:style-name="ce10" office:value-type="float" office:value="10" calcext:value-type="float">
            <text:p>10 </text:p>
          </table:table-cell>
          <table:table-cell table:style-name="ce10"/>
          <table:table-cell table:style-name="ce10" office:value-type="float" office:value="78" calcext:value-type="float">
            <text:p>78 </text:p>
          </table:table-cell>
          <table:table-cell table:style-name="ce10" office:value-type="float" office:value="1" calcext:value-type="float">
            <text:p>1 </text:p>
          </table:table-cell>
          <table:table-cell table:style-name="ce10" table:formula="of:=SUM([.B$5:.$B40])" office:value-type="float" office:value="12" calcext:value-type="float">
            <text:p>12 </text:p>
          </table:table-cell>
          <table:table-cell table:style-name="ce10" table:formula="of:=SUM([.$B$5:.C40])" office:value-type="float" office:value="12" calcext:value-type="float">
            <text:p>12 </text:p>
          </table:table-cell>
          <table:table-cell table:style-name="ce10" table:formula="of:=SUM([.$B$5:.D40])" office:value-type="float" office:value="412" calcext:value-type="float">
            <text:p>412 </text:p>
          </table:table-cell>
          <table:table-cell table:style-name="ce10" table:formula="of:=SUM([.$B$5:.E40])" office:value-type="float" office:value="424" calcext:value-type="float">
            <text:p>424 </text:p>
          </table:table-cell>
          <table:table-cell table:style-name="ce10" table:formula="of:=AVERAGE([.F27:.F40])" office:value-type="float" office:value="2.71428571428571" calcext:value-type="float">
            <text:p>3 </text:p>
          </table:table-cell>
          <table:table-cell table:style-name="ce10" table:formula="of:=AVERAGE([.G27:.G40])" office:value-type="float" office:value="2.71428571428571" calcext:value-type="float">
            <text:p>3 </text:p>
          </table:table-cell>
          <table:table-cell table:style-name="ce10" table:formula="of:=AVERAGE([.H27:.H40])" office:value-type="float" office:value="87.2857142857143" calcext:value-type="float">
            <text:p>87 </text:p>
          </table:table-cell>
          <table:table-cell table:style-name="ce10" table:formula="of:=AVERAGE([.I27:.I40])" office:value-type="float" office:value="89.6428571428571" calcext:value-type="float">
            <text:p>90 </text:p>
          </table:table-cell>
        </table:table-row>
        <table:table-row table:style-name="ro1">
          <table:table-cell table:style-name="ce3" office:value-type="date" office:date-value="2020-02-28" calcext:value-type="date">
            <text:p>Feb 28 </text:p>
          </table:table-cell>
          <table:table-cell table:style-name="ce10" office:value-type="float" office:value="13" calcext:value-type="float">
            <text:p>13 </text:p>
          </table:table-cell>
          <table:table-cell table:style-name="ce10"/>
          <table:table-cell table:style-name="ce10" office:value-type="float" office:value="250" calcext:value-type="float">
            <text:p>250 </text:p>
          </table:table-cell>
          <table:table-cell table:style-name="ce10" office:value-type="float" office:value="5" calcext:value-type="float">
            <text:p>5 </text:p>
          </table:table-cell>
          <table:table-cell table:style-name="ce10" table:formula="of:=SUM([.B$5:.$B41])" office:value-type="float" office:value="25" calcext:value-type="float">
            <text:p>25 </text:p>
          </table:table-cell>
          <table:table-cell table:style-name="ce10" table:formula="of:=SUM([.$B$5:.C41])" office:value-type="float" office:value="25" calcext:value-type="float">
            <text:p>25 </text:p>
          </table:table-cell>
          <table:table-cell table:style-name="ce10" table:formula="of:=SUM([.$B$5:.D41])" office:value-type="float" office:value="675" calcext:value-type="float">
            <text:p>675 </text:p>
          </table:table-cell>
          <table:table-cell table:style-name="ce10" table:formula="of:=SUM([.$B$5:.E41])" office:value-type="float" office:value="692" calcext:value-type="float">
            <text:p>692 </text:p>
          </table:table-cell>
          <table:table-cell table:style-name="ce10" table:formula="of:=AVERAGE([.F28:.F41])" office:value-type="float" office:value="4.35714285714286" calcext:value-type="float">
            <text:p>4 </text:p>
          </table:table-cell>
          <table:table-cell table:style-name="ce10" table:formula="of:=AVERAGE([.G28:.G41])" office:value-type="float" office:value="4.35714285714286" calcext:value-type="float">
            <text:p>4 </text:p>
          </table:table-cell>
          <table:table-cell table:style-name="ce10" table:formula="of:=AVERAGE([.H28:.H41])" office:value-type="float" office:value="135.142857142857" calcext:value-type="float">
            <text:p>135 </text:p>
          </table:table-cell>
          <table:table-cell table:style-name="ce10" table:formula="of:=AVERAGE([.I28:.I41])" office:value-type="float" office:value="138.714285714286" calcext:value-type="float">
            <text:p>139 </text:p>
          </table:table-cell>
        </table:table-row>
        <table:table-row table:style-name="ro1">
          <table:table-cell table:style-name="ce3" office:value-type="date" office:date-value="2020-02-29" calcext:value-type="date">
            <text:p>Feb 29 </text:p>
          </table:table-cell>
          <table:table-cell table:style-name="ce10" office:value-type="float" office:value="7" calcext:value-type="float">
            <text:p>7 </text:p>
          </table:table-cell>
          <table:table-cell table:style-name="ce10"/>
          <table:table-cell table:style-name="ce10" office:value-type="float" office:value="238" calcext:value-type="float">
            <text:p>238 </text:p>
          </table:table-cell>
          <table:table-cell table:style-name="ce10" office:value-type="float" office:value="4" calcext:value-type="float">
            <text:p>4 </text:p>
          </table:table-cell>
          <table:table-cell table:style-name="ce10" table:formula="of:=SUM([.B$5:.$B42])" office:value-type="float" office:value="32" calcext:value-type="float">
            <text:p>32 </text:p>
          </table:table-cell>
          <table:table-cell table:style-name="ce10" table:formula="of:=SUM([.$B$5:.C42])" office:value-type="float" office:value="32" calcext:value-type="float">
            <text:p>32 </text:p>
          </table:table-cell>
          <table:table-cell table:style-name="ce10" table:formula="of:=SUM([.$B$5:.D42])" office:value-type="float" office:value="920" calcext:value-type="float">
            <text:p>920 </text:p>
          </table:table-cell>
          <table:table-cell table:style-name="ce10" table:formula="of:=SUM([.$B$5:.E42])" office:value-type="float" office:value="941" calcext:value-type="float">
            <text:p>941 </text:p>
          </table:table-cell>
          <table:table-cell table:style-name="ce10" table:formula="of:=AVERAGE([.F29:.F42])" office:value-type="float" office:value="6.5" calcext:value-type="float">
            <text:p>7 </text:p>
          </table:table-cell>
          <table:table-cell table:style-name="ce10" table:formula="of:=AVERAGE([.G29:.G42])" office:value-type="float" office:value="6.5" calcext:value-type="float">
            <text:p>7 </text:p>
          </table:table-cell>
          <table:table-cell table:style-name="ce10" table:formula="of:=AVERAGE([.H29:.H42])" office:value-type="float" office:value="200.5" calcext:value-type="float">
            <text:p>201 </text:p>
          </table:table-cell>
          <table:table-cell table:style-name="ce10" table:formula="of:=AVERAGE([.I29:.I42])" office:value-type="float" office:value="205.571428571429" calcext:value-type="float">
            <text:p>206 </text:p>
          </table:table-cell>
        </table:table-row>
        <table:table-row table:style-name="ro1">
          <table:table-cell table:style-name="ce3" office:value-type="date" office:date-value="2020-03-01" calcext:value-type="date">
            <text:p>Mar 1 </text:p>
          </table:table-cell>
          <table:table-cell table:style-name="ce10" office:value-type="float" office:value="13" calcext:value-type="float">
            <text:p>13 </text:p>
          </table:table-cell>
          <table:table-cell table:style-name="ce10"/>
          <table:table-cell table:style-name="ce10" office:value-type="float" office:value="240" calcext:value-type="float">
            <text:p>240 </text:p>
          </table:table-cell>
          <table:table-cell table:style-name="ce10" office:value-type="float" office:value="8" calcext:value-type="float">
            <text:p>8 </text:p>
          </table:table-cell>
          <table:table-cell table:style-name="ce10" table:formula="of:=SUM([.B$5:.$B43])" office:value-type="float" office:value="45" calcext:value-type="float">
            <text:p>45 </text:p>
          </table:table-cell>
          <table:table-cell table:style-name="ce10" table:formula="of:=SUM([.$B$5:.C43])" office:value-type="float" office:value="45" calcext:value-type="float">
            <text:p>45 </text:p>
          </table:table-cell>
          <table:table-cell table:style-name="ce10" table:formula="of:=SUM([.$B$5:.D43])" office:value-type="float" office:value="1173" calcext:value-type="float">
            <text:p>1,173 </text:p>
          </table:table-cell>
          <table:table-cell table:style-name="ce10" table:formula="of:=SUM([.$B$5:.E43])" office:value-type="float" office:value="1202" calcext:value-type="float">
            <text:p>1,202 </text:p>
          </table:table-cell>
          <table:table-cell table:style-name="ce10" table:formula="of:=AVERAGE([.F30:.F43])" office:value-type="float" office:value="9.57142857142857" calcext:value-type="float">
            <text:p>10 </text:p>
          </table:table-cell>
          <table:table-cell table:style-name="ce10" table:formula="of:=AVERAGE([.G30:.G43])" office:value-type="float" office:value="9.57142857142857" calcext:value-type="float">
            <text:p>10 </text:p>
          </table:table-cell>
          <table:table-cell table:style-name="ce10" table:formula="of:=AVERAGE([.H30:.H43])" office:value-type="float" office:value="283.928571428571" calcext:value-type="float">
            <text:p>284 </text:p>
          </table:table-cell>
          <table:table-cell table:style-name="ce10" table:formula="of:=AVERAGE([.I30:.I43])" office:value-type="float" office:value="291.071428571429" calcext:value-type="float">
            <text:p>291 </text:p>
          </table:table-cell>
        </table:table-row>
        <table:table-row table:style-name="ro1">
          <table:table-cell table:style-name="ce3" office:value-type="date" office:date-value="2020-03-02" calcext:value-type="date">
            <text:p>Mar 2 </text:p>
          </table:table-cell>
          <table:table-cell table:style-name="ce10" table:number-columns-repeated="2"/>
          <table:table-cell table:style-name="ce10" office:value-type="float" office:value="561" calcext:value-type="float">
            <text:p>561 </text:p>
          </table:table-cell>
          <table:table-cell table:style-name="ce10" office:value-type="float" office:value="6" calcext:value-type="float">
            <text:p>6 </text:p>
          </table:table-cell>
          <table:table-cell table:style-name="ce10" table:formula="of:=SUM([.B$5:.$B44])" office:value-type="float" office:value="45" calcext:value-type="float">
            <text:p>45 </text:p>
          </table:table-cell>
          <table:table-cell table:style-name="ce10" table:formula="of:=SUM([.$B$5:.C44])" office:value-type="float" office:value="45" calcext:value-type="float">
            <text:p>45 </text:p>
          </table:table-cell>
          <table:table-cell table:style-name="ce10" table:formula="of:=SUM([.$B$5:.D44])" office:value-type="float" office:value="1734" calcext:value-type="float">
            <text:p>1,734 </text:p>
          </table:table-cell>
          <table:table-cell table:style-name="ce10" table:formula="of:=SUM([.$B$5:.E44])" office:value-type="float" office:value="1769" calcext:value-type="float">
            <text:p>1,769 </text:p>
          </table:table-cell>
          <table:table-cell table:style-name="ce10" table:formula="of:=AVERAGE([.F31:.F44])" office:value-type="float" office:value="12.6428571428571" calcext:value-type="float">
            <text:p>13 </text:p>
          </table:table-cell>
          <table:table-cell table:style-name="ce10" table:formula="of:=AVERAGE([.G31:.G44])" office:value-type="float" office:value="12.6428571428571" calcext:value-type="float">
            <text:p>13 </text:p>
          </table:table-cell>
          <table:table-cell table:style-name="ce10" table:formula="of:=AVERAGE([.H31:.H44])" office:value-type="float" office:value="407.428571428572" calcext:value-type="float">
            <text:p>407 </text:p>
          </table:table-cell>
          <table:table-cell table:style-name="ce10" table:formula="of:=AVERAGE([.I31:.I44])" office:value-type="float" office:value="417.071428571429" calcext:value-type="float">
            <text:p>417 </text:p>
          </table:table-cell>
        </table:table-row>
        <table:table-row table:style-name="ro1">
          <table:table-cell table:style-name="ce3" office:value-type="date" office:date-value="2020-03-03" calcext:value-type="date">
            <text:p>Mar 3 </text:p>
          </table:table-cell>
          <table:table-cell table:style-name="ce10" office:value-type="float" office:value="69" calcext:value-type="float">
            <text:p>69 </text:p>
          </table:table-cell>
          <table:table-cell table:style-name="ce10"/>
          <table:table-cell table:style-name="ce10" office:value-type="float" office:value="347" calcext:value-type="float">
            <text:p>347 </text:p>
          </table:table-cell>
          <table:table-cell table:style-name="ce10" office:value-type="float" office:value="17" calcext:value-type="float">
            <text:p>17 </text:p>
          </table:table-cell>
          <table:table-cell table:style-name="ce10" table:formula="of:=SUM([.B$5:.$B45])" office:value-type="float" office:value="114" calcext:value-type="float">
            <text:p>114 </text:p>
          </table:table-cell>
          <table:table-cell table:style-name="ce10" table:formula="of:=SUM([.$B$5:.C45])" office:value-type="float" office:value="114" calcext:value-type="float">
            <text:p>114 </text:p>
          </table:table-cell>
          <table:table-cell table:style-name="ce10" table:formula="of:=SUM([.$B$5:.D45])" office:value-type="float" office:value="2150" calcext:value-type="float">
            <text:p>2,150 </text:p>
          </table:table-cell>
          <table:table-cell table:style-name="ce10" table:formula="of:=SUM([.$B$5:.E45])" office:value-type="float" office:value="2202" calcext:value-type="float">
            <text:p>2,202 </text:p>
          </table:table-cell>
          <table:table-cell table:style-name="ce10" table:formula="of:=AVERAGE([.F32:.F45])" office:value-type="float" office:value="20.6428571428571" calcext:value-type="float">
            <text:p>21 </text:p>
          </table:table-cell>
          <table:table-cell table:style-name="ce10" table:formula="of:=AVERAGE([.G32:.G45])" office:value-type="float" office:value="20.6428571428571" calcext:value-type="float">
            <text:p>21 </text:p>
          </table:table-cell>
          <table:table-cell table:style-name="ce10" table:formula="of:=AVERAGE([.H32:.H45])" office:value-type="float" office:value="560.642857142857" calcext:value-type="float">
            <text:p>561 </text:p>
          </table:table-cell>
          <table:table-cell table:style-name="ce10" table:formula="of:=AVERAGE([.I32:.I45])" office:value-type="float" office:value="574" calcext:value-type="float">
            <text:p>574 </text:p>
          </table:table-cell>
        </table:table-row>
        <table:table-row table:style-name="ro1">
          <table:table-cell table:style-name="ce3" office:value-type="date" office:date-value="2020-03-04" calcext:value-type="date">
            <text:p>Mar 4 </text:p>
          </table:table-cell>
          <table:table-cell table:style-name="ce10" office:value-type="float" office:value="37" calcext:value-type="float">
            <text:p>37 </text:p>
          </table:table-cell>
          <table:table-cell table:style-name="ce10"/>
          <table:table-cell table:style-name="ce10" office:value-type="float" office:value="466" calcext:value-type="float">
            <text:p>466 </text:p>
          </table:table-cell>
          <table:table-cell table:style-name="ce10" office:value-type="float" office:value="28" calcext:value-type="float">
            <text:p>28 </text:p>
          </table:table-cell>
          <table:table-cell table:style-name="ce10" table:formula="of:=SUM([.B$5:.$B46])" office:value-type="float" office:value="151" calcext:value-type="float">
            <text:p>151 </text:p>
          </table:table-cell>
          <table:table-cell table:style-name="ce10" table:formula="of:=SUM([.$B$5:.C46])" office:value-type="float" office:value="151" calcext:value-type="float">
            <text:p>151 </text:p>
          </table:table-cell>
          <table:table-cell table:style-name="ce10" table:formula="of:=SUM([.$B$5:.D46])" office:value-type="float" office:value="2653" calcext:value-type="float">
            <text:p>2,653 </text:p>
          </table:table-cell>
          <table:table-cell table:style-name="ce10" table:formula="of:=SUM([.$B$5:.E46])" office:value-type="float" office:value="2733" calcext:value-type="float">
            <text:p>2,733 </text:p>
          </table:table-cell>
          <table:table-cell table:style-name="ce10" table:formula="of:=AVERAGE([.F33:.F46])" office:value-type="float" office:value="31.2857142857143" calcext:value-type="float">
            <text:p>31 </text:p>
          </table:table-cell>
          <table:table-cell table:style-name="ce10" table:formula="of:=AVERAGE([.G33:.G46])" office:value-type="float" office:value="31.2857142857143" calcext:value-type="float">
            <text:p>31 </text:p>
          </table:table-cell>
          <table:table-cell table:style-name="ce10" table:formula="of:=AVERAGE([.H33:.H46])" office:value-type="float" office:value="749.785714285714" calcext:value-type="float">
            <text:p>750 </text:p>
          </table:table-cell>
          <table:table-cell table:style-name="ce10" table:formula="of:=AVERAGE([.I33:.I46])" office:value-type="float" office:value="768.857142857143" calcext:value-type="float">
            <text:p>769 </text:p>
          </table:table-cell>
        </table:table-row>
        <table:table-row table:style-name="ro1">
          <table:table-cell table:style-name="ce3" office:value-type="date" office:date-value="2020-03-05" calcext:value-type="date">
            <text:p>Mar 5 </text:p>
          </table:table-cell>
          <table:table-cell table:style-name="ce10" office:value-type="float" office:value="47" calcext:value-type="float">
            <text:p>47 </text:p>
          </table:table-cell>
          <table:table-cell table:style-name="ce10" office:value-type="float" office:value="1" calcext:value-type="float">
            <text:p>1 </text:p>
          </table:table-cell>
          <table:table-cell table:style-name="ce10" office:value-type="float" office:value="587" calcext:value-type="float">
            <text:p>587 </text:p>
          </table:table-cell>
          <table:table-cell table:style-name="ce10" office:value-type="float" office:value="27" calcext:value-type="float">
            <text:p>27 </text:p>
          </table:table-cell>
          <table:table-cell table:style-name="ce10" table:formula="of:=SUM([.B$5:.$B47])" office:value-type="float" office:value="198" calcext:value-type="float">
            <text:p>198 </text:p>
          </table:table-cell>
          <table:table-cell table:style-name="ce10" table:formula="of:=SUM([.$B$5:.C47])" office:value-type="float" office:value="199" calcext:value-type="float">
            <text:p>199 </text:p>
          </table:table-cell>
          <table:table-cell table:style-name="ce10" table:formula="of:=SUM([.$B$5:.D47])" office:value-type="float" office:value="3288" calcext:value-type="float">
            <text:p>3,288 </text:p>
          </table:table-cell>
          <table:table-cell table:style-name="ce10" table:formula="of:=SUM([.$B$5:.E47])" office:value-type="float" office:value="3395" calcext:value-type="float">
            <text:p>3,395 </text:p>
          </table:table-cell>
          <table:table-cell table:style-name="ce10" table:formula="of:=AVERAGE([.F34:.F47])" office:value-type="float" office:value="45.2857142857143" calcext:value-type="float">
            <text:p>45 </text:p>
          </table:table-cell>
          <table:table-cell table:style-name="ce10" table:formula="of:=AVERAGE([.G34:.G47])" office:value-type="float" office:value="45.3571428571429" calcext:value-type="float">
            <text:p>45 </text:p>
          </table:table-cell>
          <table:table-cell table:style-name="ce10" table:formula="of:=AVERAGE([.H34:.H47])" office:value-type="float" office:value="984.285714285714" calcext:value-type="float">
            <text:p>984 </text:p>
          </table:table-cell>
          <table:table-cell table:style-name="ce10" table:formula="of:=AVERAGE([.I34:.I47])" office:value-type="float" office:value="1011" calcext:value-type="float">
            <text:p>1,011 </text:p>
          </table:table-cell>
        </table:table-row>
        <table:table-row table:style-name="ro1">
          <table:table-cell table:style-name="ce3" office:value-type="date" office:date-value="2020-03-06" calcext:value-type="date">
            <text:p>Mar 6 </text:p>
          </table:table-cell>
          <table:table-cell table:style-name="ce10" office:value-type="float" office:value="59" calcext:value-type="float">
            <text:p>59 </text:p>
          </table:table-cell>
          <table:table-cell table:style-name="ce10" office:value-type="float" office:value="2" calcext:value-type="float">
            <text:p>2 </text:p>
          </table:table-cell>
          <table:table-cell table:style-name="ce10" office:value-type="float" office:value="769" calcext:value-type="float">
            <text:p>769 </text:p>
          </table:table-cell>
          <table:table-cell table:style-name="ce10" office:value-type="float" office:value="41" calcext:value-type="float">
            <text:p>41 </text:p>
          </table:table-cell>
          <table:table-cell table:style-name="ce10" table:formula="of:=SUM([.B$5:.$B48])" office:value-type="float" office:value="257" calcext:value-type="float">
            <text:p>257 </text:p>
          </table:table-cell>
          <table:table-cell table:style-name="ce10" table:formula="of:=SUM([.$B$5:.C48])" office:value-type="float" office:value="260" calcext:value-type="float">
            <text:p>260 </text:p>
          </table:table-cell>
          <table:table-cell table:style-name="ce10" table:formula="of:=SUM([.$B$5:.D48])" office:value-type="float" office:value="4118" calcext:value-type="float">
            <text:p>4,118 </text:p>
          </table:table-cell>
          <table:table-cell table:style-name="ce10" table:formula="of:=SUM([.$B$5:.E48])" office:value-type="float" office:value="4266" calcext:value-type="float">
            <text:p>4,266 </text:p>
          </table:table-cell>
          <table:table-cell table:style-name="ce10" table:formula="of:=AVERAGE([.F35:.F48])" office:value-type="float" office:value="63.5" calcext:value-type="float">
            <text:p>64 </text:p>
          </table:table-cell>
          <table:table-cell table:style-name="ce10" table:formula="of:=AVERAGE([.G35:.G48])" office:value-type="float" office:value="63.7857142857143" calcext:value-type="float">
            <text:p>64 </text:p>
          </table:table-cell>
          <table:table-cell table:style-name="ce10" table:formula="of:=AVERAGE([.H35:.H48])" office:value-type="float" office:value="1278.07142857143" calcext:value-type="float">
            <text:p>1,278 </text:p>
          </table:table-cell>
          <table:table-cell table:style-name="ce10" table:formula="of:=AVERAGE([.I35:.I48])" office:value-type="float" office:value="1315.35714285714" calcext:value-type="float">
            <text:p>1,315 </text:p>
          </table:table-cell>
        </table:table-row>
        <table:table-row table:style-name="ro1">
          <table:table-cell table:style-name="ce3" office:value-type="date" office:date-value="2020-03-07" calcext:value-type="date">
            <text:p>Mar 7 </text:p>
          </table:table-cell>
          <table:table-cell table:style-name="ce10" office:value-type="float" office:value="117" calcext:value-type="float">
            <text:p>117 </text:p>
          </table:table-cell>
          <table:table-cell table:style-name="ce10" office:value-type="float" office:value="2" calcext:value-type="float">
            <text:p>2 </text:p>
          </table:table-cell>
          <table:table-cell table:style-name="ce10" office:value-type="float" office:value="778" calcext:value-type="float">
            <text:p>778 </text:p>
          </table:table-cell>
          <table:table-cell table:style-name="ce10" office:value-type="float" office:value="49" calcext:value-type="float">
            <text:p>49 </text:p>
          </table:table-cell>
          <table:table-cell table:style-name="ce10" table:formula="of:=SUM([.B$5:.$B49])" office:value-type="float" office:value="374" calcext:value-type="float">
            <text:p>374 </text:p>
          </table:table-cell>
          <table:table-cell table:style-name="ce10" table:formula="of:=SUM([.$B$5:.C49])" office:value-type="float" office:value="379" calcext:value-type="float">
            <text:p>379 </text:p>
          </table:table-cell>
          <table:table-cell table:style-name="ce10" table:formula="of:=SUM([.$B$5:.D49])" office:value-type="float" office:value="5015" calcext:value-type="float">
            <text:p>5,015 </text:p>
          </table:table-cell>
          <table:table-cell table:style-name="ce10" table:formula="of:=SUM([.$B$5:.E49])" office:value-type="float" office:value="5212" calcext:value-type="float">
            <text:p>5,212 </text:p>
          </table:table-cell>
          <table:table-cell table:style-name="ce10" table:formula="of:=AVERAGE([.F36:.F49])" office:value-type="float" office:value="90.0714285714286" calcext:value-type="float">
            <text:p>90 </text:p>
          </table:table-cell>
          <table:table-cell table:style-name="ce10" table:formula="of:=AVERAGE([.G36:.G49])" office:value-type="float" office:value="90.7142857142857" calcext:value-type="float">
            <text:p>91 </text:p>
          </table:table-cell>
          <table:table-cell table:style-name="ce10" table:formula="of:=AVERAGE([.H36:.H49])" office:value-type="float" office:value="1635.5" calcext:value-type="float">
            <text:p>1,636 </text:p>
          </table:table-cell>
          <table:table-cell table:style-name="ce10" table:formula="of:=AVERAGE([.I36:.I49])" office:value-type="float" office:value="1686.85714285714" calcext:value-type="float">
            <text:p>1,687 </text:p>
          </table:table-cell>
        </table:table-row>
        <table:table-row table:style-name="ro1">
          <table:table-cell table:style-name="ce3" office:value-type="date" office:date-value="2020-03-08" calcext:value-type="date">
            <text:p>Mar 8 </text:p>
          </table:table-cell>
          <table:table-cell table:style-name="ce10" office:value-type="float" office:value="56" calcext:value-type="float">
            <text:p>56 </text:p>
          </table:table-cell>
          <table:table-cell table:style-name="ce10"/>
          <table:table-cell table:style-name="ce10" office:value-type="float" office:value="1247" calcext:value-type="float">
            <text:p>1,247 </text:p>
          </table:table-cell>
          <table:table-cell table:style-name="ce10" office:value-type="float" office:value="37" calcext:value-type="float">
            <text:p>37 </text:p>
          </table:table-cell>
          <table:table-cell table:style-name="ce10" table:formula="of:=SUM([.B$5:.$B50])" office:value-type="float" office:value="430" calcext:value-type="float">
            <text:p>430 </text:p>
          </table:table-cell>
          <table:table-cell table:style-name="ce10" table:formula="of:=SUM([.$B$5:.C50])" office:value-type="float" office:value="435" calcext:value-type="float">
            <text:p>435 </text:p>
          </table:table-cell>
          <table:table-cell table:style-name="ce10" table:formula="of:=SUM([.$B$5:.D50])" office:value-type="float" office:value="6318" calcext:value-type="float">
            <text:p>6,318 </text:p>
          </table:table-cell>
          <table:table-cell table:style-name="ce10" table:formula="of:=SUM([.$B$5:.E50])" office:value-type="float" office:value="6552" calcext:value-type="float">
            <text:p>6,552 </text:p>
          </table:table-cell>
          <table:table-cell table:style-name="ce10" table:formula="of:=AVERAGE([.F37:.F50])" office:value-type="float" office:value="120.642857142857" calcext:value-type="float">
            <text:p>121 </text:p>
          </table:table-cell>
          <table:table-cell table:style-name="ce10" table:formula="of:=AVERAGE([.G37:.G50])" office:value-type="float" office:value="121.642857142857" calcext:value-type="float">
            <text:p>122 </text:p>
          </table:table-cell>
          <table:table-cell table:style-name="ce10" table:formula="of:=AVERAGE([.H37:.H50])" office:value-type="float" office:value="2081.21428571429" calcext:value-type="float">
            <text:p>2,081 </text:p>
          </table:table-cell>
          <table:table-cell table:style-name="ce10" table:formula="of:=AVERAGE([.I37:.I50])" office:value-type="float" office:value="2149.14285714286" calcext:value-type="float">
            <text:p>2,149 </text:p>
          </table:table-cell>
        </table:table-row>
        <table:table-row table:style-name="ro1">
          <table:table-cell table:style-name="ce3" office:value-type="date" office:date-value="2020-03-09" calcext:value-type="date">
            <text:p>Mar 9 </text:p>
          </table:table-cell>
          <table:table-cell table:style-name="ce10" office:value-type="float" office:value="159" calcext:value-type="float">
            <text:p>159 </text:p>
          </table:table-cell>
          <table:table-cell table:style-name="ce10" office:value-type="float" office:value="5" calcext:value-type="float">
            <text:p>5 </text:p>
          </table:table-cell>
          <table:table-cell table:style-name="ce10" office:value-type="float" office:value="1492" calcext:value-type="float">
            <text:p>1,492 </text:p>
          </table:table-cell>
          <table:table-cell table:style-name="ce10" office:value-type="float" office:value="132" calcext:value-type="float">
            <text:p>132 </text:p>
          </table:table-cell>
          <table:table-cell table:style-name="ce10" table:formula="of:=SUM([.B$5:.$B51])" office:value-type="float" office:value="589" calcext:value-type="float">
            <text:p>589 </text:p>
          </table:table-cell>
          <table:table-cell table:style-name="ce10" table:formula="of:=SUM([.$B$5:.C51])" office:value-type="float" office:value="599" calcext:value-type="float">
            <text:p>599 </text:p>
          </table:table-cell>
          <table:table-cell table:style-name="ce10" table:formula="of:=SUM([.$B$5:.D51])" office:value-type="float" office:value="7974" calcext:value-type="float">
            <text:p>7,974 </text:p>
          </table:table-cell>
          <table:table-cell table:style-name="ce10" table:formula="of:=SUM([.$B$5:.E51])" office:value-type="float" office:value="8340" calcext:value-type="float">
            <text:p>8,340 </text:p>
          </table:table-cell>
          <table:table-cell table:style-name="ce10" table:formula="of:=AVERAGE([.F38:.F51])" office:value-type="float" office:value="162.571428571429" calcext:value-type="float">
            <text:p>163 </text:p>
          </table:table-cell>
          <table:table-cell table:style-name="ce10" table:formula="of:=AVERAGE([.G38:.G51])" office:value-type="float" office:value="164.285714285714" calcext:value-type="float">
            <text:p>164 </text:p>
          </table:table-cell>
          <table:table-cell table:style-name="ce10" table:formula="of:=AVERAGE([.H38:.H51])" office:value-type="float" office:value="2641.78571428571" calcext:value-type="float">
            <text:p>2,642 </text:p>
          </table:table-cell>
          <table:table-cell table:style-name="ce10" table:formula="of:=AVERAGE([.I38:.I51])" office:value-type="float" office:value="2735.71428571429" calcext:value-type="float">
            <text:p>2,736 </text:p>
          </table:table-cell>
        </table:table-row>
        <table:table-row table:style-name="ro1">
          <table:table-cell table:style-name="ce3" office:value-type="date" office:date-value="2020-03-10" calcext:value-type="date">
            <text:p>Mar 10 </text:p>
          </table:table-cell>
          <table:table-cell table:style-name="ce10" office:value-type="float" office:value="435" calcext:value-type="float">
            <text:p>435 </text:p>
          </table:table-cell>
          <table:table-cell table:style-name="ce10" office:value-type="float" office:value="18" calcext:value-type="float">
            <text:p>18 </text:p>
          </table:table-cell>
          <table:table-cell table:style-name="ce10" office:value-type="float" office:value="1797" calcext:value-type="float">
            <text:p>1,797 </text:p>
          </table:table-cell>
          <table:table-cell table:style-name="ce10" office:value-type="float" office:value="97" calcext:value-type="float">
            <text:p>97 </text:p>
          </table:table-cell>
          <table:table-cell table:style-name="ce10" table:formula="of:=SUM([.B$5:.$B52])" office:value-type="float" office:value="1024" calcext:value-type="float">
            <text:p>1,024 </text:p>
          </table:table-cell>
          <table:table-cell table:style-name="ce10" table:formula="of:=SUM([.$B$5:.C52])" office:value-type="float" office:value="1052" calcext:value-type="float">
            <text:p>1,052 </text:p>
          </table:table-cell>
          <table:table-cell table:style-name="ce10" table:formula="of:=SUM([.$B$5:.D52])" office:value-type="float" office:value="10224" calcext:value-type="float">
            <text:p>10,224 </text:p>
          </table:table-cell>
          <table:table-cell table:style-name="ce10" table:formula="of:=SUM([.$B$5:.E52])" office:value-type="float" office:value="10687" calcext:value-type="float">
            <text:p>10,687 </text:p>
          </table:table-cell>
          <table:table-cell table:style-name="ce10" table:formula="of:=AVERAGE([.F39:.F52])" office:value-type="float" office:value="235.571428571429" calcext:value-type="float">
            <text:p>236 </text:p>
          </table:table-cell>
          <table:table-cell table:style-name="ce10" table:formula="of:=AVERAGE([.G39:.G52])" office:value-type="float" office:value="239.285714285714" calcext:value-type="float">
            <text:p>239 </text:p>
          </table:table-cell>
          <table:table-cell table:style-name="ce10" table:formula="of:=AVERAGE([.H39:.H52])" office:value-type="float" office:value="3355.57142857143" calcext:value-type="float">
            <text:p>3,356 </text:p>
          </table:table-cell>
          <table:table-cell table:style-name="ce10" table:formula="of:=AVERAGE([.I39:.I52])" office:value-type="float" office:value="3482.14285714286" calcext:value-type="float">
            <text:p>3,482 </text:p>
          </table:table-cell>
        </table:table-row>
        <table:table-row table:style-name="ro1">
          <table:table-cell table:style-name="ce3" office:value-type="date" office:date-value="2020-03-11" calcext:value-type="date">
            <text:p>Mar 11 </text:p>
          </table:table-cell>
          <table:table-cell table:style-name="ce10" office:value-type="float" office:value="615" calcext:value-type="float">
            <text:p>615 </text:p>
          </table:table-cell>
          <table:table-cell table:style-name="ce10" office:value-type="float" office:value="8" calcext:value-type="float">
            <text:p>8 </text:p>
          </table:table-cell>
          <table:table-cell table:style-name="ce10" office:value-type="float" office:value="977" calcext:value-type="float">
            <text:p>977 </text:p>
          </table:table-cell>
          <table:table-cell table:style-name="ce10" office:value-type="float" office:value="168" calcext:value-type="float">
            <text:p>168 </text:p>
          </table:table-cell>
          <table:table-cell table:style-name="ce10" table:formula="of:=SUM([.B$5:.$B53])" office:value-type="float" office:value="1639" calcext:value-type="float">
            <text:p>1,639 </text:p>
          </table:table-cell>
          <table:table-cell table:style-name="ce10" table:formula="of:=SUM([.$B$5:.C53])" office:value-type="float" office:value="1675" calcext:value-type="float">
            <text:p>1,675 </text:p>
          </table:table-cell>
          <table:table-cell table:style-name="ce10" table:formula="of:=SUM([.$B$5:.D53])" office:value-type="float" office:value="11824" calcext:value-type="float">
            <text:p>11,824 </text:p>
          </table:table-cell>
          <table:table-cell table:style-name="ce10" table:formula="of:=SUM([.$B$5:.E53])" office:value-type="float" office:value="12455" calcext:value-type="float">
            <text:p>12,455 </text:p>
          </table:table-cell>
          <table:table-cell table:style-name="ce10" table:formula="of:=AVERAGE([.F40:.F53])" office:value-type="float" office:value="352.5" calcext:value-type="float">
            <text:p>353 </text:p>
          </table:table-cell>
          <table:table-cell table:style-name="ce10" table:formula="of:=AVERAGE([.G40:.G53])" office:value-type="float" office:value="358.785714285714" calcext:value-type="float">
            <text:p>359 </text:p>
          </table:table-cell>
          <table:table-cell table:style-name="ce10" table:formula="of:=AVERAGE([.H40:.H53])" office:value-type="float" office:value="4177" calcext:value-type="float">
            <text:p>4,177 </text:p>
          </table:table-cell>
          <table:table-cell table:style-name="ce10" table:formula="of:=AVERAGE([.I40:.I53])" office:value-type="float" office:value="4347.85714285714" calcext:value-type="float">
            <text:p>4,348 </text:p>
          </table:table-cell>
        </table:table-row>
        <table:table-row table:style-name="ro1">
          <table:table-cell table:style-name="ce3" office:value-type="date" office:date-value="2020-03-12" calcext:value-type="date">
            <text:p>Mar 12 </text:p>
          </table:table-cell>
          <table:table-cell table:style-name="ce10" office:value-type="float" office:value="501" calcext:value-type="float">
            <text:p>501 </text:p>
          </table:table-cell>
          <table:table-cell table:style-name="ce10" office:value-type="float" office:value="12" calcext:value-type="float">
            <text:p>12 </text:p>
          </table:table-cell>
          <table:table-cell table:style-name="ce10" office:value-type="float" office:value="2313" calcext:value-type="float">
            <text:p>2,313 </text:p>
          </table:table-cell>
          <table:table-cell table:style-name="ce10" office:value-type="float" office:value="196" calcext:value-type="float">
            <text:p>196 </text:p>
          </table:table-cell>
          <table:table-cell table:style-name="ce10" table:formula="of:=SUM([.B$5:.$B54])" office:value-type="float" office:value="2140" calcext:value-type="float">
            <text:p>2,140 </text:p>
          </table:table-cell>
          <table:table-cell table:style-name="ce10" table:formula="of:=SUM([.$B$5:.C54])" office:value-type="float" office:value="2188" calcext:value-type="float">
            <text:p>2,188 </text:p>
          </table:table-cell>
          <table:table-cell table:style-name="ce10" table:formula="of:=SUM([.$B$5:.D54])" office:value-type="float" office:value="14650" calcext:value-type="float">
            <text:p>14,650 </text:p>
          </table:table-cell>
          <table:table-cell table:style-name="ce10" table:formula="of:=SUM([.$B$5:.E54])" office:value-type="float" office:value="15477" calcext:value-type="float">
            <text:p>15,477 </text:p>
          </table:table-cell>
          <table:table-cell table:style-name="ce10" table:formula="of:=AVERAGE([.F41:.F54])" office:value-type="float" office:value="504.5" calcext:value-type="float">
            <text:p>505 </text:p>
          </table:table-cell>
          <table:table-cell table:style-name="ce10" table:formula="of:=AVERAGE([.G41:.G54])" office:value-type="float" office:value="514.214285714286" calcext:value-type="float">
            <text:p>514 </text:p>
          </table:table-cell>
          <table:table-cell table:style-name="ce10" table:formula="of:=AVERAGE([.H41:.H54])" office:value-type="float" office:value="5194" calcext:value-type="float">
            <text:p>5,194 </text:p>
          </table:table-cell>
          <table:table-cell table:style-name="ce10" table:formula="of:=AVERAGE([.I41:.I54])" office:value-type="float" office:value="5423.07142857143" calcext:value-type="float">
            <text:p>5,423 </text:p>
          </table:table-cell>
        </table:table-row>
        <table:table-row table:style-name="ro1">
          <table:table-cell table:style-name="ce3" office:value-type="date" office:date-value="2020-03-13" calcext:value-type="date">
            <text:p>Mar 13 </text:p>
          </table:table-cell>
          <table:table-cell table:style-name="ce10" office:value-type="float" office:value="825" calcext:value-type="float">
            <text:p>825 </text:p>
          </table:table-cell>
          <table:table-cell table:style-name="ce10" office:value-type="float" office:value="36" calcext:value-type="float">
            <text:p>36 </text:p>
          </table:table-cell>
          <table:table-cell table:style-name="ce10" office:value-type="float" office:value="2651" calcext:value-type="float">
            <text:p>2,651 </text:p>
          </table:table-cell>
          <table:table-cell table:style-name="ce10" office:value-type="float" office:value="189" calcext:value-type="float">
            <text:p>189 </text:p>
          </table:table-cell>
          <table:table-cell table:style-name="ce10" table:formula="of:=SUM([.B$5:.$B55])" office:value-type="float" office:value="2965" calcext:value-type="float">
            <text:p>2,965 </text:p>
          </table:table-cell>
          <table:table-cell table:style-name="ce10" table:formula="of:=SUM([.$B$5:.C55])" office:value-type="float" office:value="3049" calcext:value-type="float">
            <text:p>3,049 </text:p>
          </table:table-cell>
          <table:table-cell table:style-name="ce10" table:formula="of:=SUM([.$B$5:.D55])" office:value-type="float" office:value="18162" calcext:value-type="float">
            <text:p>18,162 </text:p>
          </table:table-cell>
          <table:table-cell table:style-name="ce10" table:formula="of:=SUM([.$B$5:.E55])" office:value-type="float" office:value="19178" calcext:value-type="float">
            <text:p>19,178 </text:p>
          </table:table-cell>
          <table:table-cell table:style-name="ce10" table:formula="of:=AVERAGE([.F42:.F55])" office:value-type="float" office:value="714.5" calcext:value-type="float">
            <text:p>715 </text:p>
          </table:table-cell>
          <table:table-cell table:style-name="ce10" table:formula="of:=AVERAGE([.G42:.G55])" office:value-type="float" office:value="730.214285714286" calcext:value-type="float">
            <text:p>730 </text:p>
          </table:table-cell>
          <table:table-cell table:style-name="ce10" table:formula="of:=AVERAGE([.H42:.H55])" office:value-type="float" office:value="6443.07142857143" calcext:value-type="float">
            <text:p>6,443 </text:p>
          </table:table-cell>
          <table:table-cell table:style-name="ce10" table:formula="of:=AVERAGE([.I42:.I55])" office:value-type="float" office:value="6743.5" calcext:value-type="float">
            <text:p>6,744 </text:p>
          </table:table-cell>
        </table:table-row>
        <table:table-row table:style-name="ro1">
          <table:table-cell table:style-name="ce3" office:value-type="date" office:date-value="2020-03-14" calcext:value-type="date">
            <text:p>Mar 14 </text:p>
          </table:table-cell>
          <table:table-cell table:style-name="ce10" office:value-type="float" office:value="1266" calcext:value-type="float">
            <text:p>1,266 </text:p>
          </table:table-cell>
          <table:table-cell table:style-name="ce10" office:value-type="float" office:value="36" calcext:value-type="float">
            <text:p>36 </text:p>
          </table:table-cell>
          <table:table-cell table:style-name="ce10" office:value-type="float" office:value="2547" calcext:value-type="float">
            <text:p>2,547 </text:p>
          </table:table-cell>
          <table:table-cell table:style-name="ce10" office:value-type="float" office:value="252" calcext:value-type="float">
            <text:p>252 </text:p>
          </table:table-cell>
          <table:table-cell table:style-name="ce10" table:formula="of:=SUM([.B$5:.$B56])" office:value-type="float" office:value="4231" calcext:value-type="float">
            <text:p>4,231 </text:p>
          </table:table-cell>
          <table:table-cell table:style-name="ce10" table:formula="of:=SUM([.$B$5:.C56])" office:value-type="float" office:value="4351" calcext:value-type="float">
            <text:p>4,351 </text:p>
          </table:table-cell>
          <table:table-cell table:style-name="ce10" table:formula="of:=SUM([.$B$5:.D56])" office:value-type="float" office:value="22011" calcext:value-type="float">
            <text:p>22,011 </text:p>
          </table:table-cell>
          <table:table-cell table:style-name="ce10" table:formula="of:=SUM([.$B$5:.E56])" office:value-type="float" office:value="23279" calcext:value-type="float">
            <text:p>23,279 </text:p>
          </table:table-cell>
          <table:table-cell table:style-name="ce10" table:formula="of:=AVERAGE([.F43:.F56])" office:value-type="float" office:value="1014.42857142857" calcext:value-type="float">
            <text:p>1,014 </text:p>
          </table:table-cell>
          <table:table-cell table:style-name="ce10" table:formula="of:=AVERAGE([.G43:.G56])" office:value-type="float" office:value="1038.71428571429" calcext:value-type="float">
            <text:p>1,039 </text:p>
          </table:table-cell>
          <table:table-cell table:style-name="ce10" table:formula="of:=AVERAGE([.H43:.H56])" office:value-type="float" office:value="7949.57142857143" calcext:value-type="float">
            <text:p>7,950 </text:p>
          </table:table-cell>
          <table:table-cell table:style-name="ce10" table:formula="of:=AVERAGE([.I43:.I56])" office:value-type="float" office:value="8339.07142857143" calcext:value-type="float">
            <text:p>8,339 </text:p>
          </table:table-cell>
        </table:table-row>
        <table:table-row table:style-name="ro1">
          <table:table-cell table:style-name="ce3" office:value-type="date" office:date-value="2020-03-15" calcext:value-type="date">
            <text:p>Mar 15 </text:p>
          </table:table-cell>
          <table:table-cell table:style-name="ce10" office:value-type="float" office:value="1522" calcext:value-type="float">
            <text:p>1,522 </text:p>
          </table:table-cell>
          <table:table-cell table:style-name="ce10" office:value-type="float" office:value="16" calcext:value-type="float">
            <text:p>16 </text:p>
          </table:table-cell>
          <table:table-cell table:style-name="ce10" office:value-type="float" office:value="3497" calcext:value-type="float">
            <text:p>3,497 </text:p>
          </table:table-cell>
          <table:table-cell table:style-name="ce10" office:value-type="float" office:value="173" calcext:value-type="float">
            <text:p>173 </text:p>
          </table:table-cell>
          <table:table-cell table:style-name="ce10" table:formula="of:=SUM([.B$5:.$B57])" office:value-type="float" office:value="5753" calcext:value-type="float">
            <text:p>5,753 </text:p>
          </table:table-cell>
          <table:table-cell table:style-name="ce10" table:formula="of:=SUM([.$B$5:.C57])" office:value-type="float" office:value="5889" calcext:value-type="float">
            <text:p>5,889 </text:p>
          </table:table-cell>
          <table:table-cell table:style-name="ce10" table:formula="of:=SUM([.$B$5:.D57])" office:value-type="float" office:value="27046" calcext:value-type="float">
            <text:p>27,046 </text:p>
          </table:table-cell>
          <table:table-cell table:style-name="ce10" table:formula="of:=SUM([.$B$5:.E57])" office:value-type="float" office:value="28487" calcext:value-type="float">
            <text:p>28,487 </text:p>
          </table:table-cell>
          <table:table-cell table:style-name="ce10" table:formula="of:=AVERAGE([.F44:.F57])" office:value-type="float" office:value="1422.14285714286" calcext:value-type="float">
            <text:p>1,422 </text:p>
          </table:table-cell>
          <table:table-cell table:style-name="ce10" table:formula="of:=AVERAGE([.G44:.G57])" office:value-type="float" office:value="1456.14285714286" calcext:value-type="float">
            <text:p>1,456 </text:p>
          </table:table-cell>
          <table:table-cell table:style-name="ce10" table:formula="of:=AVERAGE([.H44:.H57])" office:value-type="float" office:value="9797.64285714286" calcext:value-type="float">
            <text:p>9,798 </text:p>
          </table:table-cell>
          <table:table-cell table:style-name="ce10" table:formula="of:=AVERAGE([.I44:.I57])" office:value-type="float" office:value="10288" calcext:value-type="float">
            <text:p>10,288 </text:p>
          </table:table-cell>
        </table:table-row>
        <table:table-row table:style-name="ro1">
          <table:table-cell table:style-name="ce3" office:value-type="date" office:date-value="2020-03-16" calcext:value-type="date">
            <text:p>Mar 16 </text:p>
          </table:table-cell>
          <table:table-cell table:style-name="ce10" office:value-type="float" office:value="2000" calcext:value-type="float">
            <text:p>2,000 </text:p>
          </table:table-cell>
          <table:table-cell table:style-name="ce10" office:value-type="float" office:value="152" calcext:value-type="float">
            <text:p>152 </text:p>
          </table:table-cell>
          <table:table-cell table:style-name="ce10" office:value-type="float" office:value="3590" calcext:value-type="float">
            <text:p>3,590 </text:p>
          </table:table-cell>
          <table:table-cell table:style-name="ce10" office:value-type="float" office:value="368" calcext:value-type="float">
            <text:p>368 </text:p>
          </table:table-cell>
          <table:table-cell table:style-name="ce10" table:formula="of:=SUM([.B$5:.$B58])" office:value-type="float" office:value="7753" calcext:value-type="float">
            <text:p>7,753 </text:p>
          </table:table-cell>
          <table:table-cell table:style-name="ce10" table:formula="of:=SUM([.$B$5:.C58])" office:value-type="float" office:value="8041" calcext:value-type="float">
            <text:p>8,041 </text:p>
          </table:table-cell>
          <table:table-cell table:style-name="ce10" table:formula="of:=SUM([.$B$5:.D58])" office:value-type="float" office:value="32788" calcext:value-type="float">
            <text:p>32,788 </text:p>
          </table:table-cell>
          <table:table-cell table:style-name="ce10" table:formula="of:=SUM([.$B$5:.E58])" office:value-type="float" office:value="34597" calcext:value-type="float">
            <text:p>34,597 </text:p>
          </table:table-cell>
          <table:table-cell table:style-name="ce10" table:formula="of:=AVERAGE([.F45:.F58])" office:value-type="float" office:value="1972.71428571429" calcext:value-type="float">
            <text:p>1,973 </text:p>
          </table:table-cell>
          <table:table-cell table:style-name="ce10" table:formula="of:=AVERAGE([.G45:.G58])" office:value-type="float" office:value="2027.28571428571" calcext:value-type="float">
            <text:p>2,027 </text:p>
          </table:table-cell>
          <table:table-cell table:style-name="ce10" table:formula="of:=AVERAGE([.H45:.H58])" office:value-type="float" office:value="12015.7857142857" calcext:value-type="float">
            <text:p>12,016 </text:p>
          </table:table-cell>
          <table:table-cell table:style-name="ce10" table:formula="of:=AVERAGE([.I45:.I58])" office:value-type="float" office:value="12632.8571428571" calcext:value-type="float">
            <text:p>12,633 </text:p>
          </table:table-cell>
        </table:table-row>
        <table:table-row table:style-name="ro1">
          <table:table-cell table:style-name="ce3" office:value-type="date" office:date-value="2020-03-17" calcext:value-type="date">
            <text:p>Mar 17 </text:p>
          </table:table-cell>
          <table:table-cell table:style-name="ce10" office:value-type="float" office:value="1438" calcext:value-type="float">
            <text:p>1,438 </text:p>
          </table:table-cell>
          <table:table-cell table:style-name="ce10" office:value-type="float" office:value="21" calcext:value-type="float">
            <text:p>21 </text:p>
          </table:table-cell>
          <table:table-cell table:style-name="ce10" office:value-type="float" office:value="3233" calcext:value-type="float">
            <text:p>3,233 </text:p>
          </table:table-cell>
          <table:table-cell table:style-name="ce10" office:value-type="float" office:value="349" calcext:value-type="float">
            <text:p>349 </text:p>
          </table:table-cell>
          <table:table-cell table:style-name="ce10" table:formula="of:=SUM([.B$5:.$B59])" office:value-type="float" office:value="9191" calcext:value-type="float">
            <text:p>9,191 </text:p>
          </table:table-cell>
          <table:table-cell table:style-name="ce10" table:formula="of:=SUM([.$B$5:.C59])" office:value-type="float" office:value="9500" calcext:value-type="float">
            <text:p>9,500 </text:p>
          </table:table-cell>
          <table:table-cell table:style-name="ce10" table:formula="of:=SUM([.$B$5:.D59])" office:value-type="float" office:value="37480" calcext:value-type="float">
            <text:p>37,480 </text:p>
          </table:table-cell>
          <table:table-cell table:style-name="ce10" table:formula="of:=SUM([.$B$5:.E59])" office:value-type="float" office:value="39638" calcext:value-type="float">
            <text:p>39,638 </text:p>
          </table:table-cell>
          <table:table-cell table:style-name="ce10" table:formula="of:=AVERAGE([.F46:.F59])" office:value-type="float" office:value="2621.07142857143" calcext:value-type="float">
            <text:p>2,621 </text:p>
          </table:table-cell>
          <table:table-cell table:style-name="ce10" table:formula="of:=AVERAGE([.G46:.G59])" office:value-type="float" office:value="2697.71428571429" calcext:value-type="float">
            <text:p>2,698 </text:p>
          </table:table-cell>
          <table:table-cell table:style-name="ce10" table:formula="of:=AVERAGE([.H46:.H59])" office:value-type="float" office:value="14539.3571428571" calcext:value-type="float">
            <text:p>14,539 </text:p>
          </table:table-cell>
          <table:table-cell table:style-name="ce10" table:formula="of:=AVERAGE([.I46:.I59])" office:value-type="float" office:value="15306.8571428571" calcext:value-type="float">
            <text:p>15,307 </text:p>
          </table:table-cell>
        </table:table-row>
        <table:table-row table:style-name="ro1">
          <table:table-cell table:style-name="ce3" office:value-type="date" office:date-value="2020-03-18" calcext:value-type="date">
            <text:p>Mar 18 </text:p>
          </table:table-cell>
          <table:table-cell table:style-name="ce10" office:value-type="float" office:value="1987" calcext:value-type="float">
            <text:p>1,987 </text:p>
          </table:table-cell>
          <table:table-cell table:style-name="ce10" office:value-type="float" office:value="182" calcext:value-type="float">
            <text:p>182 </text:p>
          </table:table-cell>
          <table:table-cell table:style-name="ce10" office:value-type="float" office:value="3526" calcext:value-type="float">
            <text:p>3,526 </text:p>
          </table:table-cell>
          <table:table-cell table:style-name="ce10" office:value-type="float" office:value="345" calcext:value-type="float">
            <text:p>345 </text:p>
          </table:table-cell>
          <table:table-cell table:style-name="ce10" table:formula="of:=SUM([.B$5:.$B60])" office:value-type="float" office:value="11178" calcext:value-type="float">
            <text:p>11,178 </text:p>
          </table:table-cell>
          <table:table-cell table:style-name="ce10" table:formula="of:=SUM([.$B$5:.C60])" office:value-type="float" office:value="11669" calcext:value-type="float">
            <text:p>11,669 </text:p>
          </table:table-cell>
          <table:table-cell table:style-name="ce10" table:formula="of:=SUM([.$B$5:.D60])" office:value-type="float" office:value="43175" calcext:value-type="float">
            <text:p>43,175 </text:p>
          </table:table-cell>
          <table:table-cell table:style-name="ce10" table:formula="of:=SUM([.$B$5:.E60])" office:value-type="float" office:value="45678" calcext:value-type="float">
            <text:p>45,678 </text:p>
          </table:table-cell>
          <table:table-cell table:style-name="ce10" table:formula="of:=AVERAGE([.F47:.F60])" office:value-type="float" office:value="3408.71428571429" calcext:value-type="float">
            <text:p>3,409 </text:p>
          </table:table-cell>
          <table:table-cell table:style-name="ce10" table:formula="of:=AVERAGE([.G47:.G60])" office:value-type="float" office:value="3520.42857142857" calcext:value-type="float">
            <text:p>3,520 </text:p>
          </table:table-cell>
          <table:table-cell table:style-name="ce10" table:formula="of:=AVERAGE([.H47:.H60])" office:value-type="float" office:value="17433.7857142857" calcext:value-type="float">
            <text:p>17,434 </text:p>
          </table:table-cell>
          <table:table-cell table:style-name="ce10" table:formula="of:=AVERAGE([.I47:.I60])" office:value-type="float" office:value="18374.3571428571" calcext:value-type="float">
            <text:p>18,374 </text:p>
          </table:table-cell>
        </table:table-row>
        <table:table-row table:style-name="ro1">
          <table:table-cell table:style-name="ce3" office:value-type="date" office:date-value="2020-03-19" calcext:value-type="date">
            <text:p>Mar 19 </text:p>
          </table:table-cell>
          <table:table-cell table:style-name="ce10" office:value-type="float" office:value="2538" calcext:value-type="float">
            <text:p>2,538 </text:p>
          </table:table-cell>
          <table:table-cell table:style-name="ce10" office:value-type="float" office:value="107" calcext:value-type="float">
            <text:p>107 </text:p>
          </table:table-cell>
          <table:table-cell table:style-name="ce10" office:value-type="float" office:value="4207" calcext:value-type="float">
            <text:p>4,207 </text:p>
          </table:table-cell>
          <table:table-cell table:style-name="ce10" office:value-type="float" office:value="473" calcext:value-type="float">
            <text:p>473 </text:p>
          </table:table-cell>
          <table:table-cell table:style-name="ce10" table:formula="of:=SUM([.B$5:.$B61])" office:value-type="float" office:value="13716" calcext:value-type="float">
            <text:p>13,716 </text:p>
          </table:table-cell>
          <table:table-cell table:style-name="ce10" table:formula="of:=SUM([.$B$5:.C61])" office:value-type="float" office:value="14314" calcext:value-type="float">
            <text:p>14,314 </text:p>
          </table:table-cell>
          <table:table-cell table:style-name="ce10" table:formula="of:=SUM([.$B$5:.D61])" office:value-type="float" office:value="50027" calcext:value-type="float">
            <text:p>50,027 </text:p>
          </table:table-cell>
          <table:table-cell table:style-name="ce10" table:formula="of:=SUM([.$B$5:.E61])" office:value-type="float" office:value="53003" calcext:value-type="float">
            <text:p>53,003 </text:p>
          </table:table-cell>
          <table:table-cell table:style-name="ce10" table:formula="of:=AVERAGE([.F48:.F61])" office:value-type="float" office:value="4374.28571428571" calcext:value-type="float">
            <text:p>4,374 </text:p>
          </table:table-cell>
          <table:table-cell table:style-name="ce10" table:formula="of:=AVERAGE([.G48:.G61])" office:value-type="float" office:value="4528.64285714286" calcext:value-type="float">
            <text:p>4,529 </text:p>
          </table:table-cell>
          <table:table-cell table:style-name="ce10" table:formula="of:=AVERAGE([.H48:.H61])" office:value-type="float" office:value="20772.2857142857" calcext:value-type="float">
            <text:p>20,772 </text:p>
          </table:table-cell>
          <table:table-cell table:style-name="ce10" table:formula="of:=AVERAGE([.I48:.I61])" office:value-type="float" office:value="21917.7857142857" calcext:value-type="float">
            <text:p>21,918 </text:p>
          </table:table-cell>
        </table:table-row>
        <table:table-row table:style-name="ro1">
          <table:table-cell table:style-name="ce3" office:value-type="date" office:date-value="2020-03-20" calcext:value-type="date">
            <text:p>Mar 20 </text:p>
          </table:table-cell>
          <table:table-cell table:style-name="ce10" office:value-type="float" office:value="3431" calcext:value-type="float">
            <text:p>3,431 </text:p>
          </table:table-cell>
          <table:table-cell table:style-name="ce10" office:value-type="float" office:value="169" calcext:value-type="float">
            <text:p>169 </text:p>
          </table:table-cell>
          <table:table-cell table:style-name="ce10" office:value-type="float" office:value="5322" calcext:value-type="float">
            <text:p>5,322 </text:p>
          </table:table-cell>
          <table:table-cell table:style-name="ce10" office:value-type="float" office:value="431" calcext:value-type="float">
            <text:p>431 </text:p>
          </table:table-cell>
          <table:table-cell table:style-name="ce10" table:formula="of:=SUM([.B$5:.$B62])" office:value-type="float" office:value="17147" calcext:value-type="float">
            <text:p>17,147 </text:p>
          </table:table-cell>
          <table:table-cell table:style-name="ce10" table:formula="of:=SUM([.$B$5:.C62])" office:value-type="float" office:value="17914" calcext:value-type="float">
            <text:p>17,914 </text:p>
          </table:table-cell>
          <table:table-cell table:style-name="ce10" table:formula="of:=SUM([.$B$5:.D62])" office:value-type="float" office:value="58949" calcext:value-type="float">
            <text:p>58,949 </text:p>
          </table:table-cell>
          <table:table-cell table:style-name="ce10" table:formula="of:=SUM([.$B$5:.E62])" office:value-type="float" office:value="62356" calcext:value-type="float">
            <text:p>62,356 </text:p>
          </table:table-cell>
          <table:table-cell table:style-name="ce10" table:formula="of:=AVERAGE([.F49:.F62])" office:value-type="float" office:value="5580.71428571429" calcext:value-type="float">
            <text:p>5,581 </text:p>
          </table:table-cell>
          <table:table-cell table:style-name="ce10" table:formula="of:=AVERAGE([.G49:.G62])" office:value-type="float" office:value="5789.64285714286" calcext:value-type="float">
            <text:p>5,790 </text:p>
          </table:table-cell>
          <table:table-cell table:style-name="ce10" table:formula="of:=AVERAGE([.H49:.H62])" office:value-type="float" office:value="24688.7857142857" calcext:value-type="float">
            <text:p>24,689 </text:p>
          </table:table-cell>
          <table:table-cell table:style-name="ce10" table:formula="of:=AVERAGE([.I49:.I62])" office:value-type="float" office:value="26067.0714285714" calcext:value-type="float">
            <text:p>26,067 </text:p>
          </table:table-cell>
        </table:table-row>
        <table:table-row table:style-name="ro1">
          <table:table-cell table:style-name="ce3" office:value-type="date" office:date-value="2020-03-21" calcext:value-type="date">
            <text:p>Mar 21 </text:p>
          </table:table-cell>
          <table:table-cell table:style-name="ce10" office:value-type="float" office:value="2833" calcext:value-type="float">
            <text:p>2,833 </text:p>
          </table:table-cell>
          <table:table-cell table:style-name="ce10" office:value-type="float" office:value="235" calcext:value-type="float">
            <text:p>235 </text:p>
          </table:table-cell>
          <table:table-cell table:style-name="ce10" office:value-type="float" office:value="5986" calcext:value-type="float">
            <text:p>5,986 </text:p>
          </table:table-cell>
          <table:table-cell table:style-name="ce10" office:value-type="float" office:value="625" calcext:value-type="float">
            <text:p>625 </text:p>
          </table:table-cell>
          <table:table-cell table:style-name="ce10" table:formula="of:=SUM([.B$5:.$B63])" office:value-type="float" office:value="19980" calcext:value-type="float">
            <text:p>19,980 </text:p>
          </table:table-cell>
          <table:table-cell table:style-name="ce10" table:formula="of:=SUM([.$B$5:.C63])" office:value-type="float" office:value="20982" calcext:value-type="float">
            <text:p>20,982 </text:p>
          </table:table-cell>
          <table:table-cell table:style-name="ce10" table:formula="of:=SUM([.$B$5:.D63])" office:value-type="float" office:value="68003" calcext:value-type="float">
            <text:p>68,003 </text:p>
          </table:table-cell>
          <table:table-cell table:style-name="ce10" table:formula="of:=SUM([.$B$5:.E63])" office:value-type="float" office:value="72035" calcext:value-type="float">
            <text:p>72,035 </text:p>
          </table:table-cell>
          <table:table-cell table:style-name="ce10" table:formula="of:=AVERAGE([.F50:.F63])" office:value-type="float" office:value="6981.14285714286" calcext:value-type="float">
            <text:p>6,981 </text:p>
          </table:table-cell>
          <table:table-cell table:style-name="ce10" table:formula="of:=AVERAGE([.G50:.G63])" office:value-type="float" office:value="7261.28571428572" calcext:value-type="float">
            <text:p>7,261 </text:p>
          </table:table-cell>
          <table:table-cell table:style-name="ce10" table:formula="of:=AVERAGE([.H50:.H63])" office:value-type="float" office:value="29187.9285714286" calcext:value-type="float">
            <text:p>29,188 </text:p>
          </table:table-cell>
          <table:table-cell table:style-name="ce10" table:formula="of:=AVERAGE([.I50:.I63])" office:value-type="float" office:value="30840.1428571429" calcext:value-type="float">
            <text:p>30,840 </text:p>
          </table:table-cell>
        </table:table-row>
        <table:table-row table:style-name="ro1">
          <table:table-cell table:style-name="ce3" office:value-type="date" office:date-value="2020-03-22" calcext:value-type="date">
            <text:p>Mar 22 </text:p>
          </table:table-cell>
          <table:table-cell table:style-name="ce10" office:value-type="float" office:value="4946" calcext:value-type="float">
            <text:p>4,946 </text:p>
          </table:table-cell>
          <table:table-cell table:style-name="ce10" office:value-type="float" office:value="324" calcext:value-type="float">
            <text:p>324 </text:p>
          </table:table-cell>
          <table:table-cell table:style-name="ce10" office:value-type="float" office:value="6557" calcext:value-type="float">
            <text:p>6,557 </text:p>
          </table:table-cell>
          <table:table-cell table:style-name="ce10" office:value-type="float" office:value="795" calcext:value-type="float">
            <text:p>795 </text:p>
          </table:table-cell>
          <table:table-cell table:style-name="ce10" table:formula="of:=SUM([.B$5:.$B64])" office:value-type="float" office:value="24926" calcext:value-type="float">
            <text:p>24,926 </text:p>
          </table:table-cell>
          <table:table-cell table:style-name="ce10" table:formula="of:=SUM([.$B$5:.C64])" office:value-type="float" office:value="26252" calcext:value-type="float">
            <text:p>26,252 </text:p>
          </table:table-cell>
          <table:table-cell table:style-name="ce10" table:formula="of:=SUM([.$B$5:.D64])" office:value-type="float" office:value="79830" calcext:value-type="float">
            <text:p>79,830 </text:p>
          </table:table-cell>
          <table:table-cell table:style-name="ce10" table:formula="of:=SUM([.$B$5:.E64])" office:value-type="float" office:value="84657" calcext:value-type="float">
            <text:p>84,657 </text:p>
          </table:table-cell>
          <table:table-cell table:style-name="ce10" table:formula="of:=AVERAGE([.F51:.F64])" office:value-type="float" office:value="8730.85714285714" calcext:value-type="float">
            <text:p>8,731 </text:p>
          </table:table-cell>
          <table:table-cell table:style-name="ce10" table:formula="of:=AVERAGE([.G51:.G64])" office:value-type="float" office:value="9105.35714285714" calcext:value-type="float">
            <text:p>9,105 </text:p>
          </table:table-cell>
          <table:table-cell table:style-name="ce10" table:formula="of:=AVERAGE([.H51:.H64])" office:value-type="float" office:value="34438.7857142857" calcext:value-type="float">
            <text:p>34,439 </text:p>
          </table:table-cell>
          <table:table-cell table:style-name="ce10" table:formula="of:=AVERAGE([.I51:.I64])" office:value-type="float" office:value="36419.0714285714" calcext:value-type="float">
            <text:p>36,419 </text:p>
          </table:table-cell>
        </table:table-row>
        <table:table-row table:style-name="ro1">
          <table:table-cell table:style-name="ce3" office:value-type="date" office:date-value="2020-03-23" calcext:value-type="date">
            <text:p>Mar 23 </text:p>
          </table:table-cell>
          <table:table-cell table:style-name="ce10" office:value-type="float" office:value="3646" calcext:value-type="float">
            <text:p>3,646 </text:p>
          </table:table-cell>
          <table:table-cell table:style-name="ce10" office:value-type="float" office:value="394" calcext:value-type="float">
            <text:p>394 </text:p>
          </table:table-cell>
          <table:table-cell table:style-name="ce10" office:value-type="float" office:value="5560" calcext:value-type="float">
            <text:p>5,560 </text:p>
          </table:table-cell>
          <table:table-cell table:style-name="ce10" office:value-type="float" office:value="649" calcext:value-type="float">
            <text:p>649 </text:p>
          </table:table-cell>
          <table:table-cell table:style-name="ce10" table:formula="of:=SUM([.B$5:.$B65])" office:value-type="float" office:value="28572" calcext:value-type="float">
            <text:p>28,572 </text:p>
          </table:table-cell>
          <table:table-cell table:style-name="ce10" table:formula="of:=SUM([.$B$5:.C65])" office:value-type="float" office:value="30292" calcext:value-type="float">
            <text:p>30,292 </text:p>
          </table:table-cell>
          <table:table-cell table:style-name="ce10" table:formula="of:=SUM([.$B$5:.D65])" office:value-type="float" office:value="89430" calcext:value-type="float">
            <text:p>89,430 </text:p>
          </table:table-cell>
          <table:table-cell table:style-name="ce10" table:formula="of:=SUM([.$B$5:.E65])" office:value-type="float" office:value="94906" calcext:value-type="float">
            <text:p>94,906 </text:p>
          </table:table-cell>
          <table:table-cell table:style-name="ce10" table:formula="of:=AVERAGE([.F52:.F65])" office:value-type="float" office:value="10729.6428571429" calcext:value-type="float">
            <text:p>10,730 </text:p>
          </table:table-cell>
          <table:table-cell table:style-name="ce10" table:formula="of:=AVERAGE([.G52:.G65])" office:value-type="float" office:value="11226.2857142857" calcext:value-type="float">
            <text:p>11,226 </text:p>
          </table:table-cell>
          <table:table-cell table:style-name="ce10" table:formula="of:=AVERAGE([.H52:.H65])" office:value-type="float" office:value="40257.0714285714" calcext:value-type="float">
            <text:p>40,257 </text:p>
          </table:table-cell>
          <table:table-cell table:style-name="ce10" table:formula="of:=AVERAGE([.I52:.I65])" office:value-type="float" office:value="42602.3571428572" calcext:value-type="float">
            <text:p>42,602 </text:p>
          </table:table-cell>
        </table:table-row>
        <table:table-row table:style-name="ro1">
          <table:table-cell table:style-name="ce3" office:value-type="date" office:date-value="2020-03-24" calcext:value-type="date">
            <text:p>Mar 24 </text:p>
          </table:table-cell>
          <table:table-cell table:style-name="ce10" office:value-type="float" office:value="4517" calcext:value-type="float">
            <text:p>4,517 </text:p>
          </table:table-cell>
          <table:table-cell table:style-name="ce10" office:value-type="float" office:value="462" calcext:value-type="float">
            <text:p>462 </text:p>
          </table:table-cell>
          <table:table-cell table:style-name="ce10" office:value-type="float" office:value="4789" calcext:value-type="float">
            <text:p>4,789 </text:p>
          </table:table-cell>
          <table:table-cell table:style-name="ce10" office:value-type="float" office:value="601" calcext:value-type="float">
            <text:p>601 </text:p>
          </table:table-cell>
          <table:table-cell table:style-name="ce10" table:formula="of:=SUM([.B$5:.$B66])" office:value-type="float" office:value="33089" calcext:value-type="float">
            <text:p>33,089 </text:p>
          </table:table-cell>
          <table:table-cell table:style-name="ce10" table:formula="of:=SUM([.$B$5:.C66])" office:value-type="float" office:value="35271" calcext:value-type="float">
            <text:p>35,271 </text:p>
          </table:table-cell>
          <table:table-cell table:style-name="ce10" table:formula="of:=SUM([.$B$5:.D66])" office:value-type="float" office:value="99198" calcext:value-type="float">
            <text:p>99,198 </text:p>
          </table:table-cell>
          <table:table-cell table:style-name="ce10" table:formula="of:=SUM([.$B$5:.E66])" office:value-type="float" office:value="105275" calcext:value-type="float">
            <text:p>105,275 </text:p>
          </table:table-cell>
          <table:table-cell table:style-name="ce10" table:formula="of:=AVERAGE([.F53:.F66])" office:value-type="float" office:value="13020" calcext:value-type="float">
            <text:p>13,020 </text:p>
          </table:table-cell>
          <table:table-cell table:style-name="ce10" table:formula="of:=AVERAGE([.G53:.G66])" office:value-type="float" office:value="13670.5" calcext:value-type="float">
            <text:p>13,671 </text:p>
          </table:table-cell>
          <table:table-cell table:style-name="ce10" table:formula="of:=AVERAGE([.H53:.H66])" office:value-type="float" office:value="46612.3571428571" calcext:value-type="float">
            <text:p>46,612 </text:p>
          </table:table-cell>
          <table:table-cell table:style-name="ce10" table:formula="of:=AVERAGE([.I53:.I66])" office:value-type="float" office:value="49358.6428571429" calcext:value-type="float">
            <text:p>49,359 </text:p>
          </table:table-cell>
        </table:table-row>
        <table:table-row table:style-name="ro1">
          <table:table-cell table:style-name="ce3" office:value-type="date" office:date-value="2020-03-25" calcext:value-type="date">
            <text:p>Mar 25 </text:p>
          </table:table-cell>
          <table:table-cell table:style-name="ce10" office:value-type="float" office:value="6584" calcext:value-type="float">
            <text:p>6,584 </text:p>
          </table:table-cell>
          <table:table-cell table:style-name="ce10" office:value-type="float" office:value="514" calcext:value-type="float">
            <text:p>514 </text:p>
          </table:table-cell>
          <table:table-cell table:style-name="ce10" office:value-type="float" office:value="5249" calcext:value-type="float">
            <text:p>5,249 </text:p>
          </table:table-cell>
          <table:table-cell table:style-name="ce10" office:value-type="float" office:value="743" calcext:value-type="float">
            <text:p>743 </text:p>
          </table:table-cell>
          <table:table-cell table:style-name="ce10" table:formula="of:=SUM([.B$5:.$B67])" office:value-type="float" office:value="39673" calcext:value-type="float">
            <text:p>39,673 </text:p>
          </table:table-cell>
          <table:table-cell table:style-name="ce10" table:formula="of:=SUM([.$B$5:.C67])" office:value-type="float" office:value="42369" calcext:value-type="float">
            <text:p>42,369 </text:p>
          </table:table-cell>
          <table:table-cell table:style-name="ce10" table:formula="of:=SUM([.$B$5:.D67])" office:value-type="float" office:value="111545" calcext:value-type="float">
            <text:p>111,545 </text:p>
          </table:table-cell>
          <table:table-cell table:style-name="ce10" table:formula="of:=SUM([.$B$5:.E67])" office:value-type="float" office:value="118365" calcext:value-type="float">
            <text:p>118,365 </text:p>
          </table:table-cell>
          <table:table-cell table:style-name="ce10" table:formula="of:=AVERAGE([.F54:.F67])" office:value-type="float" office:value="15736.7142857143" calcext:value-type="float">
            <text:p>15,737 </text:p>
          </table:table-cell>
          <table:table-cell table:style-name="ce10" table:formula="of:=AVERAGE([.G54:.G67])" office:value-type="float" office:value="16577.2142857143" calcext:value-type="float">
            <text:p>16,577 </text:p>
          </table:table-cell>
          <table:table-cell table:style-name="ce10" table:formula="of:=AVERAGE([.H54:.H67])" office:value-type="float" office:value="53735.2857142857" calcext:value-type="float">
            <text:p>53,735 </text:p>
          </table:table-cell>
          <table:table-cell table:style-name="ce10" table:formula="of:=AVERAGE([.I54:.I67])" office:value-type="float" office:value="56923.6428571429" calcext:value-type="float">
            <text:p>56,924 </text:p>
          </table:table-cell>
        </table:table-row>
        <table:table-row table:style-name="ro1">
          <table:table-cell table:style-name="ce3" office:value-type="date" office:date-value="2020-03-26" calcext:value-type="date">
            <text:p>Mar 26 </text:p>
          </table:table-cell>
          <table:table-cell table:style-name="ce10" office:value-type="float" office:value="7937" calcext:value-type="float">
            <text:p>7,937 </text:p>
          </table:table-cell>
          <table:table-cell table:style-name="ce10" office:value-type="float" office:value="738" calcext:value-type="float">
            <text:p>738 </text:p>
          </table:table-cell>
          <table:table-cell table:style-name="ce10" office:value-type="float" office:value="5210" calcext:value-type="float">
            <text:p>5,210 </text:p>
          </table:table-cell>
          <table:table-cell table:style-name="ce10" office:value-type="float" office:value="685" calcext:value-type="float">
            <text:p>685 </text:p>
          </table:table-cell>
          <table:table-cell table:style-name="ce10" table:formula="of:=SUM([.B$5:.$B68])" office:value-type="float" office:value="47610" calcext:value-type="float">
            <text:p>47,610 </text:p>
          </table:table-cell>
          <table:table-cell table:style-name="ce10" table:formula="of:=SUM([.$B$5:.C68])" office:value-type="float" office:value="51044" calcext:value-type="float">
            <text:p>51,044 </text:p>
          </table:table-cell>
          <table:table-cell table:style-name="ce10" table:formula="of:=SUM([.$B$5:.D68])" office:value-type="float" office:value="125430" calcext:value-type="float">
            <text:p>125,430 </text:p>
          </table:table-cell>
          <table:table-cell table:style-name="ce10" table:formula="of:=SUM([.$B$5:.E68])" office:value-type="float" office:value="132935" calcext:value-type="float">
            <text:p>132,935 </text:p>
          </table:table-cell>
          <table:table-cell table:style-name="ce10" table:formula="of:=AVERAGE([.F55:.F68])" office:value-type="float" office:value="18984.5714285714" calcext:value-type="float">
            <text:p>18,985 </text:p>
          </table:table-cell>
          <table:table-cell table:style-name="ce10" table:formula="of:=AVERAGE([.G55:.G68])" office:value-type="float" office:value="20066.9285714286" calcext:value-type="float">
            <text:p>20,067 </text:p>
          </table:table-cell>
          <table:table-cell table:style-name="ce10" table:formula="of:=AVERAGE([.H55:.H68])" office:value-type="float" office:value="61648.1428571429" calcext:value-type="float">
            <text:p>61,648 </text:p>
          </table:table-cell>
          <table:table-cell table:style-name="ce10" table:formula="of:=AVERAGE([.I55:.I68])" office:value-type="float" office:value="65313.5" calcext:value-type="float">
            <text:p>65,314 </text:p>
          </table:table-cell>
        </table:table-row>
        <table:table-row table:style-name="ro1">
          <table:table-cell table:style-name="ce3" office:value-type="date" office:date-value="2020-03-27" calcext:value-type="date">
            <text:p>Mar 27 </text:p>
          </table:table-cell>
          <table:table-cell table:style-name="ce10" office:value-type="float" office:value="8578" calcext:value-type="float">
            <text:p>8,578 </text:p>
          </table:table-cell>
          <table:table-cell table:style-name="ce10" office:value-type="float" office:value="655" calcext:value-type="float">
            <text:p>655 </text:p>
          </table:table-cell>
          <table:table-cell table:style-name="ce10" office:value-type="float" office:value="6153" calcext:value-type="float">
            <text:p>6,153 </text:p>
          </table:table-cell>
          <table:table-cell table:style-name="ce10" office:value-type="float" office:value="660" calcext:value-type="float">
            <text:p>660 </text:p>
          </table:table-cell>
          <table:table-cell table:style-name="ce10" table:formula="of:=SUM([.B$5:.$B69])" office:value-type="float" office:value="56188" calcext:value-type="float">
            <text:p>56,188 </text:p>
          </table:table-cell>
          <table:table-cell table:style-name="ce10" table:formula="of:=SUM([.$B$5:.C69])" office:value-type="float" office:value="60277" calcext:value-type="float">
            <text:p>60,277 </text:p>
          </table:table-cell>
          <table:table-cell table:style-name="ce10" table:formula="of:=SUM([.$B$5:.D69])" office:value-type="float" office:value="140816" calcext:value-type="float">
            <text:p>140,816 </text:p>
          </table:table-cell>
          <table:table-cell table:style-name="ce10" table:formula="of:=SUM([.$B$5:.E69])" office:value-type="float" office:value="148981" calcext:value-type="float">
            <text:p>148,981 </text:p>
          </table:table-cell>
          <table:table-cell table:style-name="ce10" table:formula="of:=AVERAGE([.F56:.F69])" office:value-type="float" office:value="22786.2142857143" calcext:value-type="float">
            <text:p>22,786 </text:p>
          </table:table-cell>
          <table:table-cell table:style-name="ce10" table:formula="of:=AVERAGE([.G56:.G69])" office:value-type="float" office:value="24154.6428571429" calcext:value-type="float">
            <text:p>24,155 </text:p>
          </table:table-cell>
          <table:table-cell table:style-name="ce10" table:formula="of:=AVERAGE([.H56:.H69])" office:value-type="float" office:value="70409.1428571429" calcext:value-type="float">
            <text:p>70,409 </text:p>
          </table:table-cell>
          <table:table-cell table:style-name="ce10" table:formula="of:=AVERAGE([.I56:.I69])" office:value-type="float" office:value="74585.1428571429" calcext:value-type="float">
            <text:p>74,585 </text:p>
          </table:table-cell>
        </table:table-row>
        <table:table-row table:style-name="ro1">
          <table:table-cell table:style-name="ce3" office:value-type="date" office:date-value="2020-03-28" calcext:value-type="date">
            <text:p>Mar 28 </text:p>
          </table:table-cell>
          <table:table-cell table:style-name="ce10" office:value-type="float" office:value="7871" calcext:value-type="float">
            <text:p>7,871 </text:p>
          </table:table-cell>
          <table:table-cell table:style-name="ce10" office:value-type="float" office:value="769" calcext:value-type="float">
            <text:p>769 </text:p>
          </table:table-cell>
          <table:table-cell table:style-name="ce10" office:value-type="float" office:value="5959" calcext:value-type="float">
            <text:p>5,959 </text:p>
          </table:table-cell>
          <table:table-cell table:style-name="ce10" office:value-type="float" office:value="971" calcext:value-type="float">
            <text:p>971 </text:p>
          </table:table-cell>
          <table:table-cell table:style-name="ce10" table:formula="of:=SUM([.B$5:.$B70])" office:value-type="float" office:value="64059" calcext:value-type="float">
            <text:p>64,059 </text:p>
          </table:table-cell>
          <table:table-cell table:style-name="ce10" table:formula="of:=SUM([.$B$5:.C70])" office:value-type="float" office:value="68917" calcext:value-type="float">
            <text:p>68,917 </text:p>
          </table:table-cell>
          <table:table-cell table:style-name="ce10" table:formula="of:=SUM([.$B$5:.D70])" office:value-type="float" office:value="155415" calcext:value-type="float">
            <text:p>155,415 </text:p>
          </table:table-cell>
          <table:table-cell table:style-name="ce10" table:formula="of:=SUM([.$B$5:.E70])" office:value-type="float" office:value="164551" calcext:value-type="float">
            <text:p>164,551 </text:p>
          </table:table-cell>
          <table:table-cell table:style-name="ce10" table:formula="of:=AVERAGE([.F57:.F70])" office:value-type="float" office:value="27059.6428571429" calcext:value-type="float">
            <text:p>27,060 </text:p>
          </table:table-cell>
          <table:table-cell table:style-name="ce10" table:formula="of:=AVERAGE([.G57:.G70])" office:value-type="float" office:value="28766.5" calcext:value-type="float">
            <text:p>28,767 </text:p>
          </table:table-cell>
          <table:table-cell table:style-name="ce10" table:formula="of:=AVERAGE([.H57:.H70])" office:value-type="float" office:value="79938" calcext:value-type="float">
            <text:p>79,938 </text:p>
          </table:table-cell>
          <table:table-cell table:style-name="ce10" table:formula="of:=AVERAGE([.I57:.I70])" office:value-type="float" office:value="84676" calcext:value-type="float">
            <text:p>84,676 </text:p>
          </table:table-cell>
        </table:table-row>
        <table:table-row table:style-name="ro1">
          <table:table-cell table:style-name="ce3" office:value-type="date" office:date-value="2020-03-29" calcext:value-type="date">
            <text:p>Mar 29 </text:p>
          </table:table-cell>
          <table:table-cell table:style-name="ce10" office:value-type="float" office:value="8189" calcext:value-type="float">
            <text:p>8,189 </text:p>
          </table:table-cell>
          <table:table-cell table:style-name="ce10" office:value-type="float" office:value="832" calcext:value-type="float">
            <text:p>832 </text:p>
          </table:table-cell>
          <table:table-cell table:style-name="ce10" office:value-type="float" office:value="5974" calcext:value-type="float">
            <text:p>5,974 </text:p>
          </table:table-cell>
          <table:table-cell table:style-name="ce10" office:value-type="float" office:value="887" calcext:value-type="float">
            <text:p>887 </text:p>
          </table:table-cell>
          <table:table-cell table:style-name="ce10" table:formula="of:=SUM([.B$5:.$B71])" office:value-type="float" office:value="72248" calcext:value-type="float">
            <text:p>72,248 </text:p>
          </table:table-cell>
          <table:table-cell table:style-name="ce10" table:formula="of:=SUM([.$B$5:.C71])" office:value-type="float" office:value="77938" calcext:value-type="float">
            <text:p>77,938 </text:p>
          </table:table-cell>
          <table:table-cell table:style-name="ce10" table:formula="of:=SUM([.$B$5:.D71])" office:value-type="float" office:value="170410" calcext:value-type="float">
            <text:p>170,410 </text:p>
          </table:table-cell>
          <table:table-cell table:style-name="ce10" table:formula="of:=SUM([.$B$5:.E71])" office:value-type="float" office:value="180433" calcext:value-type="float">
            <text:p>180,433 </text:p>
          </table:table-cell>
          <table:table-cell table:style-name="ce10" table:formula="of:=AVERAGE([.F58:.F71])" office:value-type="float" office:value="31809.2857142857" calcext:value-type="float">
            <text:p>31,809 </text:p>
          </table:table-cell>
          <table:table-cell table:style-name="ce10" table:formula="of:=AVERAGE([.G58:.G71])" office:value-type="float" office:value="33912.8571428571" calcext:value-type="float">
            <text:p>33,913 </text:p>
          </table:table-cell>
          <table:table-cell table:style-name="ce10" table:formula="of:=AVERAGE([.H58:.H71])" office:value-type="float" office:value="90178.2857142857" calcext:value-type="float">
            <text:p>90,178 </text:p>
          </table:table-cell>
          <table:table-cell table:style-name="ce10" table:formula="of:=AVERAGE([.I58:.I71])" office:value-type="float" office:value="95529.2857142857" calcext:value-type="float">
            <text:p>95,529 </text:p>
          </table:table-cell>
        </table:table-row>
        <table:table-row table:style-name="ro1">
          <table:table-cell table:style-name="ce3" office:value-type="date" office:date-value="2020-03-30" calcext:value-type="date">
            <text:p>Mar 30 </text:p>
          </table:table-cell>
          <table:table-cell table:style-name="ce10" office:value-type="float" office:value="6549" calcext:value-type="float">
            <text:p>6,549 </text:p>
          </table:table-cell>
          <table:table-cell table:style-name="ce10" office:value-type="float" office:value="838" calcext:value-type="float">
            <text:p>838 </text:p>
          </table:table-cell>
          <table:table-cell table:style-name="ce10" office:value-type="float" office:value="5217" calcext:value-type="float">
            <text:p>5,217 </text:p>
          </table:table-cell>
          <table:table-cell table:style-name="ce10" office:value-type="float" office:value="758" calcext:value-type="float">
            <text:p>758 </text:p>
          </table:table-cell>
          <table:table-cell table:style-name="ce10" table:formula="of:=SUM([.B$5:.$B72])" office:value-type="float" office:value="78797" calcext:value-type="float">
            <text:p>78,797 </text:p>
          </table:table-cell>
          <table:table-cell table:style-name="ce10" table:formula="of:=SUM([.$B$5:.C72])" office:value-type="float" office:value="85325" calcext:value-type="float">
            <text:p>85,325 </text:p>
          </table:table-cell>
          <table:table-cell table:style-name="ce10" table:formula="of:=SUM([.$B$5:.D72])" office:value-type="float" office:value="183014" calcext:value-type="float">
            <text:p>183,014 </text:p>
          </table:table-cell>
          <table:table-cell table:style-name="ce10" table:formula="of:=SUM([.$B$5:.E72])" office:value-type="float" office:value="193795" calcext:value-type="float">
            <text:p>193,795 </text:p>
          </table:table-cell>
          <table:table-cell table:style-name="ce10" table:formula="of:=AVERAGE([.F59:.F72])" office:value-type="float" office:value="36883.8571428571" calcext:value-type="float">
            <text:p>36,884 </text:p>
          </table:table-cell>
          <table:table-cell table:style-name="ce10" table:formula="of:=AVERAGE([.G59:.G72])" office:value-type="float" office:value="39433.1428571429" calcext:value-type="float">
            <text:p>39,433 </text:p>
          </table:table-cell>
          <table:table-cell table:style-name="ce10" table:formula="of:=AVERAGE([.H59:.H72])" office:value-type="float" office:value="100908.714285714" calcext:value-type="float">
            <text:p>100,909 </text:p>
          </table:table-cell>
          <table:table-cell table:style-name="ce10" table:formula="of:=AVERAGE([.I59:.I72])" office:value-type="float" office:value="106900.571428571" calcext:value-type="float">
            <text:p>106,901 </text:p>
          </table:table-cell>
        </table:table-row>
        <table:table-row table:style-name="ro1">
          <table:table-cell table:style-name="ce3" office:value-type="date" office:date-value="2020-03-31" calcext:value-type="date">
            <text:p>Mar 31 </text:p>
          </table:table-cell>
          <table:table-cell table:style-name="ce10" office:value-type="float" office:value="6398" calcext:value-type="float">
            <text:p>6,398 </text:p>
          </table:table-cell>
          <table:table-cell table:style-name="ce10" office:value-type="float" office:value="812" calcext:value-type="float">
            <text:p>812 </text:p>
          </table:table-cell>
          <table:table-cell table:style-name="ce10" office:value-type="float" office:value="4050" calcext:value-type="float">
            <text:p>4,050 </text:p>
          </table:table-cell>
          <table:table-cell table:style-name="ce10" office:value-type="float" office:value="810" calcext:value-type="float">
            <text:p>810 </text:p>
          </table:table-cell>
          <table:table-cell table:style-name="ce10" table:formula="of:=SUM([.B$5:.$B73])" office:value-type="float" office:value="85195" calcext:value-type="float">
            <text:p>85,195 </text:p>
          </table:table-cell>
          <table:table-cell table:style-name="ce10" table:formula="of:=SUM([.$B$5:.C73])" office:value-type="float" office:value="92535" calcext:value-type="float">
            <text:p>92,535 </text:p>
          </table:table-cell>
          <table:table-cell table:style-name="ce10" table:formula="of:=SUM([.$B$5:.D73])" office:value-type="float" office:value="194274" calcext:value-type="float">
            <text:p>194,274 </text:p>
          </table:table-cell>
          <table:table-cell table:style-name="ce10" table:formula="of:=SUM([.$B$5:.E73])" office:value-type="float" office:value="205865" calcext:value-type="float">
            <text:p>205,865 </text:p>
          </table:table-cell>
          <table:table-cell table:style-name="ce10" table:formula="of:=AVERAGE([.F60:.F73])" office:value-type="float" office:value="42312.7142857143" calcext:value-type="float">
            <text:p>42,313 </text:p>
          </table:table-cell>
          <table:table-cell table:style-name="ce10" table:formula="of:=AVERAGE([.G60:.G73])" office:value-type="float" office:value="45364.2142857143" calcext:value-type="float">
            <text:p>45,364 </text:p>
          </table:table-cell>
          <table:table-cell table:style-name="ce10" table:formula="of:=AVERAGE([.H60:.H73])" office:value-type="float" office:value="112108.285714286" calcext:value-type="float">
            <text:p>112,108 </text:p>
          </table:table-cell>
          <table:table-cell table:style-name="ce10" table:formula="of:=AVERAGE([.I60:.I73])" office:value-type="float" office:value="118773.928571429" calcext:value-type="float">
            <text:p>118,774 </text:p>
          </table:table-cell>
        </table:table-row>
        <table:table-row table:style-name="ro1">
          <table:table-cell table:style-name="ce3" office:value-type="date" office:date-value="2020-04-01" calcext:value-type="date">
            <text:p>Apr 1 </text:p>
          </table:table-cell>
          <table:table-cell table:style-name="ce10" office:value-type="float" office:value="9222" calcext:value-type="float">
            <text:p>9,222 </text:p>
          </table:table-cell>
          <table:table-cell table:style-name="ce10" office:value-type="float" office:value="849" calcext:value-type="float">
            <text:p>849 </text:p>
          </table:table-cell>
          <table:table-cell table:style-name="ce10" office:value-type="float" office:value="4053" calcext:value-type="float">
            <text:p>4,053 </text:p>
          </table:table-cell>
          <table:table-cell table:style-name="ce10" office:value-type="float" office:value="839" calcext:value-type="float">
            <text:p>839 </text:p>
          </table:table-cell>
          <table:table-cell table:style-name="ce10" table:formula="of:=SUM([.B$5:.$B74])" office:value-type="float" office:value="94417" calcext:value-type="float">
            <text:p>94,417 </text:p>
          </table:table-cell>
          <table:table-cell table:style-name="ce10" table:formula="of:=SUM([.$B$5:.C74])" office:value-type="float" office:value="102606" calcext:value-type="float">
            <text:p>102,606 </text:p>
          </table:table-cell>
          <table:table-cell table:style-name="ce10" table:formula="of:=SUM([.$B$5:.D74])" office:value-type="float" office:value="208398" calcext:value-type="float">
            <text:p>208,398 </text:p>
          </table:table-cell>
          <table:table-cell table:style-name="ce10" table:formula="of:=SUM([.$B$5:.E74])" office:value-type="float" office:value="220828" calcext:value-type="float">
            <text:p>220,828 </text:p>
          </table:table-cell>
          <table:table-cell table:style-name="ce10" table:formula="of:=AVERAGE([.F61:.F74])" office:value-type="float" office:value="48258.3571428572" calcext:value-type="float">
            <text:p>48,258 </text:p>
          </table:table-cell>
          <table:table-cell table:style-name="ce10" table:formula="of:=AVERAGE([.G61:.G74])" office:value-type="float" office:value="51859.7142857143" calcext:value-type="float">
            <text:p>51,860 </text:p>
          </table:table-cell>
          <table:table-cell table:style-name="ce10" table:formula="of:=AVERAGE([.H61:.H74])" office:value-type="float" office:value="123909.928571429" calcext:value-type="float">
            <text:p>123,910 </text:p>
          </table:table-cell>
          <table:table-cell table:style-name="ce10" table:formula="of:=AVERAGE([.I61:.I74])" office:value-type="float" office:value="131284.642857143" calcext:value-type="float">
            <text:p>131,285 </text:p>
          </table:table-cell>
        </table:table-row>
        <table:table-row table:style-name="ro1">
          <table:table-cell table:style-name="ce3" office:value-type="date" office:date-value="2020-04-02" calcext:value-type="date">
            <text:p>Apr 2 </text:p>
          </table:table-cell>
          <table:table-cell table:style-name="ce10" office:value-type="float" office:value="7719" calcext:value-type="float">
            <text:p>7,719 </text:p>
          </table:table-cell>
          <table:table-cell table:style-name="ce10" office:value-type="float" office:value="864" calcext:value-type="float">
            <text:p>864 </text:p>
          </table:table-cell>
          <table:table-cell table:style-name="ce10" office:value-type="float" office:value="4782" calcext:value-type="float">
            <text:p>4,782 </text:p>
          </table:table-cell>
          <table:table-cell table:style-name="ce10" office:value-type="float" office:value="727" calcext:value-type="float">
            <text:p>727 </text:p>
          </table:table-cell>
          <table:table-cell table:style-name="ce10" table:formula="of:=SUM([.B$5:.$B75])" office:value-type="float" office:value="102136" calcext:value-type="float">
            <text:p>102,136 </text:p>
          </table:table-cell>
          <table:table-cell table:style-name="ce10" table:formula="of:=SUM([.$B$5:.C75])" office:value-type="float" office:value="111189" calcext:value-type="float">
            <text:p>111,189 </text:p>
          </table:table-cell>
          <table:table-cell table:style-name="ce10" table:formula="of:=SUM([.$B$5:.D75])" office:value-type="float" office:value="221763" calcext:value-type="float">
            <text:p>221,763 </text:p>
          </table:table-cell>
          <table:table-cell table:style-name="ce10" table:formula="of:=SUM([.$B$5:.E75])" office:value-type="float" office:value="234920" calcext:value-type="float">
            <text:p>234,920 </text:p>
          </table:table-cell>
          <table:table-cell table:style-name="ce10" table:formula="of:=AVERAGE([.F62:.F75])" office:value-type="float" office:value="54574.0714285714" calcext:value-type="float">
            <text:p>54,574 </text:p>
          </table:table-cell>
          <table:table-cell table:style-name="ce10" table:formula="of:=AVERAGE([.G62:.G75])" office:value-type="float" office:value="58779.3571428572" calcext:value-type="float">
            <text:p>58,779 </text:p>
          </table:table-cell>
          <table:table-cell table:style-name="ce10" table:formula="of:=AVERAGE([.H62:.H75])" office:value-type="float" office:value="136176.785714286" calcext:value-type="float">
            <text:p>136,177 </text:p>
          </table:table-cell>
          <table:table-cell table:style-name="ce10" table:formula="of:=AVERAGE([.I62:.I75])" office:value-type="float" office:value="144278.714285714" calcext:value-type="float">
            <text:p>144,279 </text:p>
          </table:table-cell>
        </table:table-row>
        <table:table-row table:style-name="ro1">
          <table:table-cell table:style-name="ce3" office:value-type="date" office:date-value="2020-04-03" calcext:value-type="date">
            <text:p>Apr 3 </text:p>
          </table:table-cell>
          <table:table-cell table:style-name="ce10" office:value-type="float" office:value="8102" calcext:value-type="float">
            <text:p>8,102 </text:p>
          </table:table-cell>
          <table:table-cell table:style-name="ce10" office:value-type="float" office:value="950" calcext:value-type="float">
            <text:p>950 </text:p>
          </table:table-cell>
          <table:table-cell table:style-name="ce10" office:value-type="float" office:value="4668" calcext:value-type="float">
            <text:p>4,668 </text:p>
          </table:table-cell>
          <table:table-cell table:style-name="ce10" office:value-type="float" office:value="760" calcext:value-type="float">
            <text:p>760 </text:p>
          </table:table-cell>
          <table:table-cell table:style-name="ce10" table:formula="of:=SUM([.B$5:.$B76])" office:value-type="float" office:value="110238" calcext:value-type="float">
            <text:p>110,238 </text:p>
          </table:table-cell>
          <table:table-cell table:style-name="ce10" table:formula="of:=SUM([.$B$5:.C76])" office:value-type="float" office:value="120241" calcext:value-type="float">
            <text:p>120,241 </text:p>
          </table:table-cell>
          <table:table-cell table:style-name="ce10" table:formula="of:=SUM([.$B$5:.D76])" office:value-type="float" office:value="235483" calcext:value-type="float">
            <text:p>235,483 </text:p>
          </table:table-cell>
          <table:table-cell table:style-name="ce10" table:formula="of:=SUM([.$B$5:.E76])" office:value-type="float" office:value="249400" calcext:value-type="float">
            <text:p>249,400 </text:p>
          </table:table-cell>
          <table:table-cell table:style-name="ce10" table:formula="of:=AVERAGE([.F63:.F76])" office:value-type="float" office:value="61223.4285714286" calcext:value-type="float">
            <text:p>61,223 </text:p>
          </table:table-cell>
          <table:table-cell table:style-name="ce10" table:formula="of:=AVERAGE([.G63:.G76])" office:value-type="float" office:value="66088.4285714286" calcext:value-type="float">
            <text:p>66,088 </text:p>
          </table:table-cell>
          <table:table-cell table:style-name="ce10" table:formula="of:=AVERAGE([.H63:.H76])" office:value-type="float" office:value="148786.357142857" calcext:value-type="float">
            <text:p>148,786 </text:p>
          </table:table-cell>
          <table:table-cell table:style-name="ce10" table:formula="of:=AVERAGE([.I63:.I76])" office:value-type="float" office:value="157639" calcext:value-type="float">
            <text:p>157,639 </text:p>
          </table:table-cell>
        </table:table-row>
        <table:table-row table:style-name="ro1">
          <table:table-cell table:style-name="ce3" office:value-type="date" office:date-value="2020-04-04" calcext:value-type="date">
            <text:p>Apr 4 </text:p>
          </table:table-cell>
          <table:table-cell table:style-name="ce10" office:value-type="float" office:value="7472" calcext:value-type="float">
            <text:p>7,472 </text:p>
          </table:table-cell>
          <table:table-cell table:style-name="ce10" office:value-type="float" office:value="932" calcext:value-type="float">
            <text:p>932 </text:p>
          </table:table-cell>
          <table:table-cell table:style-name="ce10" office:value-type="float" office:value="4585" calcext:value-type="float">
            <text:p>4,585 </text:p>
          </table:table-cell>
          <table:table-cell table:style-name="ce10" office:value-type="float" office:value="764" calcext:value-type="float">
            <text:p>764 </text:p>
          </table:table-cell>
          <table:table-cell table:style-name="ce10" table:formula="of:=SUM([.B$5:.$B77])" office:value-type="float" office:value="117710" calcext:value-type="float">
            <text:p>117,710 </text:p>
          </table:table-cell>
          <table:table-cell table:style-name="ce10" table:formula="of:=SUM([.$B$5:.C77])" office:value-type="float" office:value="128645" calcext:value-type="float">
            <text:p>128,645 </text:p>
          </table:table-cell>
          <table:table-cell table:style-name="ce10" table:formula="of:=SUM([.$B$5:.D77])" office:value-type="float" office:value="248472" calcext:value-type="float">
            <text:p>248,472 </text:p>
          </table:table-cell>
          <table:table-cell table:style-name="ce10" table:formula="of:=SUM([.$B$5:.E77])" office:value-type="float" office:value="263153" calcext:value-type="float">
            <text:p>263,153 </text:p>
          </table:table-cell>
          <table:table-cell table:style-name="ce10" table:formula="of:=AVERAGE([.F64:.F77])" office:value-type="float" office:value="68204.1428571429" calcext:value-type="float">
            <text:p>68,204 </text:p>
          </table:table-cell>
          <table:table-cell table:style-name="ce10" table:formula="of:=AVERAGE([.G64:.G77])" office:value-type="float" office:value="73778.6428571429" calcext:value-type="float">
            <text:p>73,779 </text:p>
          </table:table-cell>
          <table:table-cell table:style-name="ce10" table:formula="of:=AVERAGE([.H64:.H77])" office:value-type="float" office:value="161677" calcext:value-type="float">
            <text:p>161,677 </text:p>
          </table:table-cell>
          <table:table-cell table:style-name="ce10" table:formula="of:=AVERAGE([.I64:.I77])" office:value-type="float" office:value="171290.285714286" calcext:value-type="float">
            <text:p>171,290 </text:p>
          </table:table-cell>
        </table:table-row>
        <table:table-row table:style-name="ro1">
          <table:table-cell table:style-name="ce3" office:value-type="date" office:date-value="2020-04-05" calcext:value-type="date">
            <text:p>Apr 5 </text:p>
          </table:table-cell>
          <table:table-cell table:style-name="ce10" office:value-type="float" office:value="7026" calcext:value-type="float">
            <text:p>7,026 </text:p>
          </table:table-cell>
          <table:table-cell table:style-name="ce10" office:value-type="float" office:value="809" calcext:value-type="float">
            <text:p>809 </text:p>
          </table:table-cell>
          <table:table-cell table:style-name="ce10" office:value-type="float" office:value="4805" calcext:value-type="float">
            <text:p>4,805 </text:p>
          </table:table-cell>
          <table:table-cell table:style-name="ce10" office:value-type="float" office:value="681" calcext:value-type="float">
            <text:p>681 </text:p>
          </table:table-cell>
          <table:table-cell table:style-name="ce10" table:formula="of:=SUM([.B$5:.$B78])" office:value-type="float" office:value="124736" calcext:value-type="float">
            <text:p>124,736 </text:p>
          </table:table-cell>
          <table:table-cell table:style-name="ce10" table:formula="of:=SUM([.$B$5:.C78])" office:value-type="float" office:value="136480" calcext:value-type="float">
            <text:p>136,480 </text:p>
          </table:table-cell>
          <table:table-cell table:style-name="ce10" table:formula="of:=SUM([.$B$5:.D78])" office:value-type="float" office:value="261112" calcext:value-type="float">
            <text:p>261,112 </text:p>
          </table:table-cell>
          <table:table-cell table:style-name="ce10" table:formula="of:=SUM([.$B$5:.E78])" office:value-type="float" office:value="276474" calcext:value-type="float">
            <text:p>276,474 </text:p>
          </table:table-cell>
          <table:table-cell table:style-name="ce10" table:formula="of:=AVERAGE([.F65:.F78])" office:value-type="float" office:value="75333.4285714286" calcext:value-type="float">
            <text:p>75,333 </text:p>
          </table:table-cell>
          <table:table-cell table:style-name="ce10" table:formula="of:=AVERAGE([.G65:.G78])" office:value-type="float" office:value="81652.0714285714" calcext:value-type="float">
            <text:p>81,652 </text:p>
          </table:table-cell>
          <table:table-cell table:style-name="ce10" table:formula="of:=AVERAGE([.H65:.H78])" office:value-type="float" office:value="174625.714285714" calcext:value-type="float">
            <text:p>174,626 </text:p>
          </table:table-cell>
          <table:table-cell table:style-name="ce10" table:formula="of:=AVERAGE([.I65:.I78])" office:value-type="float" office:value="184991.5" calcext:value-type="float">
            <text:p>184,992 </text:p>
          </table:table-cell>
        </table:table-row>
        <table:table-row table:style-name="ro1">
          <table:table-cell table:style-name="ce3" office:value-type="date" office:date-value="2020-04-06" calcext:value-type="date">
            <text:p>Apr 6 </text:p>
          </table:table-cell>
          <table:table-cell table:style-name="ce10" office:value-type="float" office:value="6023" calcext:value-type="float">
            <text:p>6,023 </text:p>
          </table:table-cell>
          <table:table-cell table:style-name="ce10" office:value-type="float" office:value="674" calcext:value-type="float">
            <text:p>674 </text:p>
          </table:table-cell>
          <table:table-cell table:style-name="ce10" office:value-type="float" office:value="4316" calcext:value-type="float">
            <text:p>4,316 </text:p>
          </table:table-cell>
          <table:table-cell table:style-name="ce10" office:value-type="float" office:value="527" calcext:value-type="float">
            <text:p>527 </text:p>
          </table:table-cell>
          <table:table-cell table:style-name="ce10" table:formula="of:=SUM([.B$5:.$B79])" office:value-type="float" office:value="130759" calcext:value-type="float">
            <text:p>130,759 </text:p>
          </table:table-cell>
          <table:table-cell table:style-name="ce10" table:formula="of:=SUM([.$B$5:.C79])" office:value-type="float" office:value="143177" calcext:value-type="float">
            <text:p>143,177 </text:p>
          </table:table-cell>
          <table:table-cell table:style-name="ce10" table:formula="of:=SUM([.$B$5:.D79])" office:value-type="float" office:value="272125" calcext:value-type="float">
            <text:p>272,125 </text:p>
          </table:table-cell>
          <table:table-cell table:style-name="ce10" table:formula="of:=SUM([.$B$5:.E79])" office:value-type="float" office:value="288014" calcext:value-type="float">
            <text:p>288,014 </text:p>
          </table:table-cell>
          <table:table-cell table:style-name="ce10" table:formula="of:=AVERAGE([.F66:.F79])" office:value-type="float" office:value="82632.5" calcext:value-type="float">
            <text:p>82,633 </text:p>
          </table:table-cell>
          <table:table-cell table:style-name="ce10" table:formula="of:=AVERAGE([.G66:.G79])" office:value-type="float" office:value="89715.2857142857" calcext:value-type="float">
            <text:p>89,715 </text:p>
          </table:table-cell>
          <table:table-cell table:style-name="ce10" table:formula="of:=AVERAGE([.H66:.H79])" office:value-type="float" office:value="187675.357142857" calcext:value-type="float">
            <text:p>187,675 </text:p>
          </table:table-cell>
          <table:table-cell table:style-name="ce10" table:formula="of:=AVERAGE([.I66:.I79])" office:value-type="float" office:value="198784.928571429" calcext:value-type="float">
            <text:p>198,785 </text:p>
          </table:table-cell>
        </table:table-row>
        <table:table-row table:style-name="ro1">
          <table:table-cell table:style-name="ce3" office:value-type="date" office:date-value="2020-04-07" calcext:value-type="date">
            <text:p>Apr 7 </text:p>
          </table:table-cell>
          <table:table-cell table:style-name="ce10" office:value-type="float" office:value="4273" calcext:value-type="float">
            <text:p>4,273 </text:p>
          </table:table-cell>
          <table:table-cell table:style-name="ce10" office:value-type="float" office:value="637" calcext:value-type="float">
            <text:p>637 </text:p>
          </table:table-cell>
          <table:table-cell table:style-name="ce10" office:value-type="float" office:value="3599" calcext:value-type="float">
            <text:p>3,599 </text:p>
          </table:table-cell>
          <table:table-cell table:style-name="ce10" office:value-type="float" office:value="636" calcext:value-type="float">
            <text:p>636 </text:p>
          </table:table-cell>
          <table:table-cell table:style-name="ce10" table:formula="of:=SUM([.B$5:.$B80])" office:value-type="float" office:value="135032" calcext:value-type="float">
            <text:p>135,032 </text:p>
          </table:table-cell>
          <table:table-cell table:style-name="ce10" table:formula="of:=SUM([.$B$5:.C80])" office:value-type="float" office:value="148087" calcext:value-type="float">
            <text:p>148,087 </text:p>
          </table:table-cell>
          <table:table-cell table:style-name="ce10" table:formula="of:=SUM([.$B$5:.D80])" office:value-type="float" office:value="280634" calcext:value-type="float">
            <text:p>280,634 </text:p>
          </table:table-cell>
          <table:table-cell table:style-name="ce10" table:formula="of:=SUM([.$B$5:.E80])" office:value-type="float" office:value="297159" calcext:value-type="float">
            <text:p>297,159 </text:p>
          </table:table-cell>
          <table:table-cell table:style-name="ce10" table:formula="of:=AVERAGE([.F67:.F80])" office:value-type="float" office:value="89914.1428571429" calcext:value-type="float">
            <text:p>89,914 </text:p>
          </table:table-cell>
          <table:table-cell table:style-name="ce10" table:formula="of:=AVERAGE([.G67:.G80])" office:value-type="float" office:value="97773.5714285714" calcext:value-type="float">
            <text:p>97,774 </text:p>
          </table:table-cell>
          <table:table-cell table:style-name="ce10" table:formula="of:=AVERAGE([.H67:.H80])" office:value-type="float" office:value="200635.071428571" calcext:value-type="float">
            <text:p>200,635 </text:p>
          </table:table-cell>
          <table:table-cell table:style-name="ce10" table:formula="of:=AVERAGE([.I67:.I80])" office:value-type="float" office:value="212490.928571429" calcext:value-type="float">
            <text:p>212,491 </text:p>
          </table:table-cell>
        </table:table-row>
        <table:table-row table:style-name="ro1">
          <table:table-cell table:style-name="ce3" office:value-type="date" office:date-value="2020-04-08" calcext:value-type="date">
            <text:p>Apr 8 </text:p>
          </table:table-cell>
          <table:table-cell table:style-name="ce10" office:value-type="float" office:value="5478" calcext:value-type="float">
            <text:p>5,478 </text:p>
          </table:table-cell>
          <table:table-cell table:style-name="ce10" office:value-type="float" office:value="743" calcext:value-type="float">
            <text:p>743 </text:p>
          </table:table-cell>
          <table:table-cell table:style-name="ce10" office:value-type="float" office:value="3039" calcext:value-type="float">
            <text:p>3,039 </text:p>
          </table:table-cell>
          <table:table-cell table:style-name="ce10" office:value-type="float" office:value="604" calcext:value-type="float">
            <text:p>604 </text:p>
          </table:table-cell>
          <table:table-cell table:style-name="ce10" table:formula="of:=SUM([.B$5:.$B81])" office:value-type="float" office:value="140510" calcext:value-type="float">
            <text:p>140,510 </text:p>
          </table:table-cell>
          <table:table-cell table:style-name="ce10" table:formula="of:=SUM([.$B$5:.C81])" office:value-type="float" office:value="154308" calcext:value-type="float">
            <text:p>154,308 </text:p>
          </table:table-cell>
          <table:table-cell table:style-name="ce10" table:formula="of:=SUM([.$B$5:.D81])" office:value-type="float" office:value="289894" calcext:value-type="float">
            <text:p>289,894 </text:p>
          </table:table-cell>
          <table:table-cell table:style-name="ce10" table:formula="of:=SUM([.$B$5:.E81])" office:value-type="float" office:value="307023" calcext:value-type="float">
            <text:p>307,023 </text:p>
          </table:table-cell>
          <table:table-cell table:style-name="ce10" table:formula="of:=AVERAGE([.F68:.F81])" office:value-type="float" office:value="97116.7857142857" calcext:value-type="float">
            <text:p>97,117 </text:p>
          </table:table-cell>
          <table:table-cell table:style-name="ce10" table:formula="of:=AVERAGE([.G68:.G81])" office:value-type="float" office:value="105769.214285714" calcext:value-type="float">
            <text:p>105,769 </text:p>
          </table:table-cell>
          <table:table-cell table:style-name="ce10" table:formula="of:=AVERAGE([.H68:.H81])" office:value-type="float" office:value="213374.285714286" calcext:value-type="float">
            <text:p>213,374 </text:p>
          </table:table-cell>
          <table:table-cell table:style-name="ce10" table:formula="of:=AVERAGE([.I68:.I81])" office:value-type="float" office:value="225966.5" calcext:value-type="float">
            <text:p>225,967 </text:p>
          </table:table-cell>
        </table:table-row>
        <table:table-row table:style-name="ro1">
          <table:table-cell table:style-name="ce3" office:value-type="date" office:date-value="2020-04-09" calcext:value-type="date">
            <text:p>Apr 9 </text:p>
          </table:table-cell>
          <table:table-cell table:style-name="ce10" office:value-type="float" office:value="6180" calcext:value-type="float">
            <text:p>6,180 </text:p>
          </table:table-cell>
          <table:table-cell table:style-name="ce10" office:value-type="float" office:value="757" calcext:value-type="float">
            <text:p>757 </text:p>
          </table:table-cell>
          <table:table-cell table:style-name="ce10" office:value-type="float" office:value="3836" calcext:value-type="float">
            <text:p>3,836 </text:p>
          </table:table-cell>
          <table:table-cell table:style-name="ce10" office:value-type="float" office:value="540" calcext:value-type="float">
            <text:p>540 </text:p>
          </table:table-cell>
          <table:table-cell table:style-name="ce10" table:formula="of:=SUM([.B$5:.$B82])" office:value-type="float" office:value="146690" calcext:value-type="float">
            <text:p>146,690 </text:p>
          </table:table-cell>
          <table:table-cell table:style-name="ce10" table:formula="of:=SUM([.$B$5:.C82])" office:value-type="float" office:value="161245" calcext:value-type="float">
            <text:p>161,245 </text:p>
          </table:table-cell>
          <table:table-cell table:style-name="ce10" table:formula="of:=SUM([.$B$5:.D82])" office:value-type="float" office:value="300667" calcext:value-type="float">
            <text:p>300,667 </text:p>
          </table:table-cell>
          <table:table-cell table:style-name="ce10" table:formula="of:=SUM([.$B$5:.E82])" office:value-type="float" office:value="318336" calcext:value-type="float">
            <text:p>318,336 </text:p>
          </table:table-cell>
          <table:table-cell table:style-name="ce10" table:formula="of:=AVERAGE([.F69:.F82])" office:value-type="float" office:value="104193.928571429" calcext:value-type="float">
            <text:p>104,194 </text:p>
          </table:table-cell>
          <table:table-cell table:style-name="ce10" table:formula="of:=AVERAGE([.G69:.G82])" office:value-type="float" office:value="113640.714285714" calcext:value-type="float">
            <text:p>113,641 </text:p>
          </table:table-cell>
          <table:table-cell table:style-name="ce10" table:formula="of:=AVERAGE([.H69:.H82])" office:value-type="float" office:value="225891.214285714" calcext:value-type="float">
            <text:p>225,891 </text:p>
          </table:table-cell>
          <table:table-cell table:style-name="ce10" table:formula="of:=AVERAGE([.I69:.I82])" office:value-type="float" office:value="239209.428571429" calcext:value-type="float">
            <text:p>239,209 </text:p>
          </table:table-cell>
        </table:table-row>
        <table:table-row table:style-name="ro1">
          <table:table-cell table:style-name="ce3" office:value-type="date" office:date-value="2020-04-10" calcext:value-type="date">
            <text:p>Apr 10 </text:p>
          </table:table-cell>
          <table:table-cell table:style-name="ce10" office:value-type="float" office:value="5756" calcext:value-type="float">
            <text:p>5,756 </text:p>
          </table:table-cell>
          <table:table-cell table:style-name="ce10" office:value-type="float" office:value="683" calcext:value-type="float">
            <text:p>683 </text:p>
          </table:table-cell>
          <table:table-cell table:style-name="ce10" office:value-type="float" office:value="4204" calcext:value-type="float">
            <text:p>4,204 </text:p>
          </table:table-cell>
          <table:table-cell table:style-name="ce10" office:value-type="float" office:value="612" calcext:value-type="float">
            <text:p>612 </text:p>
          </table:table-cell>
          <table:table-cell table:style-name="ce10" table:formula="of:=SUM([.B$5:.$B83])" office:value-type="float" office:value="152446" calcext:value-type="float">
            <text:p>152,446 </text:p>
          </table:table-cell>
          <table:table-cell table:style-name="ce10" table:formula="of:=SUM([.$B$5:.C83])" office:value-type="float" office:value="167684" calcext:value-type="float">
            <text:p>167,684 </text:p>
          </table:table-cell>
          <table:table-cell table:style-name="ce10" table:formula="of:=SUM([.$B$5:.D83])" office:value-type="float" office:value="311310" calcext:value-type="float">
            <text:p>311,310 </text:p>
          </table:table-cell>
          <table:table-cell table:style-name="ce10" table:formula="of:=SUM([.$B$5:.E83])" office:value-type="float" office:value="329591" calcext:value-type="float">
            <text:p>329,591 </text:p>
          </table:table-cell>
          <table:table-cell table:style-name="ce10" table:formula="of:=AVERAGE([.F70:.F83])" office:value-type="float" office:value="111069.5" calcext:value-type="float">
            <text:p>111,070 </text:p>
          </table:table-cell>
          <table:table-cell table:style-name="ce10" table:formula="of:=AVERAGE([.G70:.G83])" office:value-type="float" office:value="121312.642857143" calcext:value-type="float">
            <text:p>121,313 </text:p>
          </table:table-cell>
          <table:table-cell table:style-name="ce10" table:formula="of:=AVERAGE([.H70:.H83])" office:value-type="float" office:value="238069.357142857" calcext:value-type="float">
            <text:p>238,069 </text:p>
          </table:table-cell>
          <table:table-cell table:style-name="ce10" table:formula="of:=AVERAGE([.I70:.I83])" office:value-type="float" office:value="252110.142857143" calcext:value-type="float">
            <text:p>252,110 </text:p>
          </table:table-cell>
        </table:table-row>
        <table:table-row table:style-name="ro1">
          <table:table-cell table:style-name="ce3" office:value-type="date" office:date-value="2020-04-11" calcext:value-type="date">
            <text:p>Apr 11 </text:p>
          </table:table-cell>
          <table:table-cell table:style-name="ce10" office:value-type="float" office:value="4576" calcext:value-type="float">
            <text:p>4,576 </text:p>
          </table:table-cell>
          <table:table-cell table:style-name="ce10" office:value-type="float" office:value="605" calcext:value-type="float">
            <text:p>605 </text:p>
          </table:table-cell>
          <table:table-cell table:style-name="ce10" office:value-type="float" office:value="3951" calcext:value-type="float">
            <text:p>3,951 </text:p>
          </table:table-cell>
          <table:table-cell table:style-name="ce10" office:value-type="float" office:value="570" calcext:value-type="float">
            <text:p>570 </text:p>
          </table:table-cell>
          <table:table-cell table:style-name="ce10" table:formula="of:=SUM([.B$5:.$B84])" office:value-type="float" office:value="157022" calcext:value-type="float">
            <text:p>157,022 </text:p>
          </table:table-cell>
          <table:table-cell table:style-name="ce10" table:formula="of:=SUM([.$B$5:.C84])" office:value-type="float" office:value="172865" calcext:value-type="float">
            <text:p>172,865 </text:p>
          </table:table-cell>
          <table:table-cell table:style-name="ce10" table:formula="of:=SUM([.$B$5:.D84])" office:value-type="float" office:value="320442" calcext:value-type="float">
            <text:p>320,442 </text:p>
          </table:table-cell>
          <table:table-cell table:style-name="ce10" table:formula="of:=SUM([.$B$5:.E84])" office:value-type="float" office:value="339293" calcext:value-type="float">
            <text:p>339,293 </text:p>
          </table:table-cell>
          <table:table-cell table:style-name="ce10" table:formula="of:=AVERAGE([.F71:.F84])" office:value-type="float" office:value="117709.714285714" calcext:value-type="float">
            <text:p>117,710 </text:p>
          </table:table-cell>
          <table:table-cell table:style-name="ce10" table:formula="of:=AVERAGE([.G71:.G84])" office:value-type="float" office:value="128737.5" calcext:value-type="float">
            <text:p>128,738 </text:p>
          </table:table-cell>
          <table:table-cell table:style-name="ce10" table:formula="of:=AVERAGE([.H71:.H84])" office:value-type="float" office:value="249857" calcext:value-type="float">
            <text:p>249,857 </text:p>
          </table:table-cell>
          <table:table-cell table:style-name="ce10" table:formula="of:=AVERAGE([.I71:.I84])" office:value-type="float" office:value="264591.714285714" calcext:value-type="float">
            <text:p>264,592 </text:p>
          </table:table-cell>
        </table:table-row>
        <table:table-row table:style-name="ro1">
          <table:table-cell table:style-name="ce3" office:value-type="date" office:date-value="2020-04-12" calcext:value-type="date">
            <text:p>Apr 12 </text:p>
          </table:table-cell>
          <table:table-cell table:style-name="ce10" office:value-type="float" office:value="4830" calcext:value-type="float">
            <text:p>4,830 </text:p>
          </table:table-cell>
          <table:table-cell table:style-name="ce10" office:value-type="float" office:value="510" calcext:value-type="float">
            <text:p>510 </text:p>
          </table:table-cell>
          <table:table-cell table:style-name="ce10" office:value-type="float" office:value="4694" calcext:value-type="float">
            <text:p>4,694 </text:p>
          </table:table-cell>
          <table:table-cell table:style-name="ce10" office:value-type="float" office:value="619" calcext:value-type="float">
            <text:p>619 </text:p>
          </table:table-cell>
          <table:table-cell table:style-name="ce10" table:formula="of:=SUM([.B$5:.$B85])" office:value-type="float" office:value="161852" calcext:value-type="float">
            <text:p>161,852 </text:p>
          </table:table-cell>
          <table:table-cell table:style-name="ce10" table:formula="of:=SUM([.$B$5:.C85])" office:value-type="float" office:value="178205" calcext:value-type="float">
            <text:p>178,205 </text:p>
          </table:table-cell>
          <table:table-cell table:style-name="ce10" table:formula="of:=SUM([.$B$5:.D85])" office:value-type="float" office:value="330476" calcext:value-type="float">
            <text:p>330,476 </text:p>
          </table:table-cell>
          <table:table-cell table:style-name="ce10" table:formula="of:=SUM([.$B$5:.E85])" office:value-type="float" office:value="349946" calcext:value-type="float">
            <text:p>349,946 </text:p>
          </table:table-cell>
          <table:table-cell table:style-name="ce10" table:formula="of:=AVERAGE([.F72:.F85])" office:value-type="float" office:value="124110" calcext:value-type="float">
            <text:p>124,110 </text:p>
          </table:table-cell>
          <table:table-cell table:style-name="ce10" table:formula="of:=AVERAGE([.G72:.G85])" office:value-type="float" office:value="135899.428571429" calcext:value-type="float">
            <text:p>135,899 </text:p>
          </table:table-cell>
          <table:table-cell table:style-name="ce10" table:formula="of:=AVERAGE([.H72:.H85])" office:value-type="float" office:value="261290.285714286" calcext:value-type="float">
            <text:p>261,290 </text:p>
          </table:table-cell>
          <table:table-cell table:style-name="ce10" table:formula="of:=AVERAGE([.I72:.I85])" office:value-type="float" office:value="276699.785714286" calcext:value-type="float">
            <text:p>276,700 </text:p>
          </table:table-cell>
        </table:table-row>
        <table:table-row table:style-name="ro1">
          <table:table-cell table:style-name="ce3" office:value-type="date" office:date-value="2020-04-13" calcext:value-type="date">
            <text:p>Apr 13 </text:p>
          </table:table-cell>
          <table:table-cell table:style-name="ce10" office:value-type="float" office:value="4167" calcext:value-type="float">
            <text:p>4,167 </text:p>
          </table:table-cell>
          <table:table-cell table:style-name="ce10" office:value-type="float" office:value="619" calcext:value-type="float">
            <text:p>619 </text:p>
          </table:table-cell>
          <table:table-cell table:style-name="ce10" office:value-type="float" office:value="4092" calcext:value-type="float">
            <text:p>4,092 </text:p>
          </table:table-cell>
          <table:table-cell table:style-name="ce10" office:value-type="float" office:value="431" calcext:value-type="float">
            <text:p>431 </text:p>
          </table:table-cell>
          <table:table-cell table:style-name="ce10" table:formula="of:=SUM([.B$5:.$B86])" office:value-type="float" office:value="166019" calcext:value-type="float">
            <text:p>166,019 </text:p>
          </table:table-cell>
          <table:table-cell table:style-name="ce10" table:formula="of:=SUM([.$B$5:.C86])" office:value-type="float" office:value="182991" calcext:value-type="float">
            <text:p>182,991 </text:p>
          </table:table-cell>
          <table:table-cell table:style-name="ce10" table:formula="of:=SUM([.$B$5:.D86])" office:value-type="float" office:value="339354" calcext:value-type="float">
            <text:p>339,354 </text:p>
          </table:table-cell>
          <table:table-cell table:style-name="ce10" table:formula="of:=SUM([.$B$5:.E86])" office:value-type="float" office:value="359255" calcext:value-type="float">
            <text:p>359,255 </text:p>
          </table:table-cell>
          <table:table-cell table:style-name="ce10" table:formula="of:=AVERAGE([.F73:.F86])" office:value-type="float" office:value="130340.142857143" calcext:value-type="float">
            <text:p>130,340 </text:p>
          </table:table-cell>
          <table:table-cell table:style-name="ce10" table:formula="of:=AVERAGE([.G73:.G86])" office:value-type="float" office:value="142875.571428571" calcext:value-type="float">
            <text:p>142,876 </text:p>
          </table:table-cell>
          <table:table-cell table:style-name="ce10" table:formula="of:=AVERAGE([.H73:.H86])" office:value-type="float" office:value="272457.428571429" calcext:value-type="float">
            <text:p>272,457 </text:p>
          </table:table-cell>
          <table:table-cell table:style-name="ce10" table:formula="of:=AVERAGE([.I73:.I86])" office:value-type="float" office:value="288518.357142857" calcext:value-type="float">
            <text:p>288,518 </text:p>
          </table:table-cell>
        </table:table-row>
        <table:table-row table:style-name="ro1">
          <table:table-cell table:style-name="ce3" office:value-type="date" office:date-value="2020-04-14" calcext:value-type="date">
            <text:p>Apr 14 </text:p>
          </table:table-cell>
          <table:table-cell table:style-name="ce10" office:value-type="float" office:value="3477" calcext:value-type="float">
            <text:p>3,477 </text:p>
          </table:table-cell>
          <table:table-cell table:style-name="ce10" office:value-type="float" office:value="517" calcext:value-type="float">
            <text:p>517 </text:p>
          </table:table-cell>
          <table:table-cell table:style-name="ce10" office:value-type="float" office:value="3153" calcext:value-type="float">
            <text:p>3,153 </text:p>
          </table:table-cell>
          <table:table-cell table:style-name="ce10" office:value-type="float" office:value="564" calcext:value-type="float">
            <text:p>564 </text:p>
          </table:table-cell>
          <table:table-cell table:style-name="ce10" table:formula="of:=SUM([.B$5:.$B87])" office:value-type="float" office:value="169496" calcext:value-type="float">
            <text:p>169,496 </text:p>
          </table:table-cell>
          <table:table-cell table:style-name="ce10" table:formula="of:=SUM([.$B$5:.C87])" office:value-type="float" office:value="186985" calcext:value-type="float">
            <text:p>186,985 </text:p>
          </table:table-cell>
          <table:table-cell table:style-name="ce10" table:formula="of:=SUM([.$B$5:.D87])" office:value-type="float" office:value="346501" calcext:value-type="float">
            <text:p>346,501 </text:p>
          </table:table-cell>
          <table:table-cell table:style-name="ce10" table:formula="of:=SUM([.$B$5:.E87])" office:value-type="float" office:value="366966" calcext:value-type="float">
            <text:p>366,966 </text:p>
          </table:table-cell>
          <table:table-cell table:style-name="ce10" table:formula="of:=AVERAGE([.F74:.F87])" office:value-type="float" office:value="136361.642857143" calcext:value-type="float">
            <text:p>136,362 </text:p>
          </table:table-cell>
          <table:table-cell table:style-name="ce10" table:formula="of:=AVERAGE([.G74:.G87])" office:value-type="float" office:value="149622" calcext:value-type="float">
            <text:p>149,622 </text:p>
          </table:table-cell>
          <table:table-cell table:style-name="ce10" table:formula="of:=AVERAGE([.H74:.H87])" office:value-type="float" office:value="283330.785714286" calcext:value-type="float">
            <text:p>283,331 </text:p>
          </table:table-cell>
          <table:table-cell table:style-name="ce10" table:formula="of:=AVERAGE([.I74:.I87])" office:value-type="float" office:value="300025.571428571" calcext:value-type="float">
            <text:p>300,026 </text:p>
          </table:table-cell>
        </table:table-row>
        <table:table-row table:style-name="ro1">
          <table:table-cell table:style-name="ce3" office:value-type="date" office:date-value="2020-04-15" calcext:value-type="date">
            <text:p>Apr 15 </text:p>
          </table:table-cell>
          <table:table-cell table:style-name="ce10" office:value-type="float" office:value="3045" calcext:value-type="float">
            <text:p>3,045 </text:p>
          </table:table-cell>
          <table:table-cell table:style-name="ce10" office:value-type="float" office:value="567" calcext:value-type="float">
            <text:p>567 </text:p>
          </table:table-cell>
          <table:table-cell table:style-name="ce10" office:value-type="float" office:value="2972" calcext:value-type="float">
            <text:p>2,972 </text:p>
          </table:table-cell>
          <table:table-cell table:style-name="ce10" office:value-type="float" office:value="604" calcext:value-type="float">
            <text:p>604 </text:p>
          </table:table-cell>
          <table:table-cell table:style-name="ce10" table:formula="of:=SUM([.B$5:.$B88])" office:value-type="float" office:value="172541" calcext:value-type="float">
            <text:p>172,541 </text:p>
          </table:table-cell>
          <table:table-cell table:style-name="ce10" table:formula="of:=SUM([.$B$5:.C88])" office:value-type="float" office:value="190597" calcext:value-type="float">
            <text:p>190,597 </text:p>
          </table:table-cell>
          <table:table-cell table:style-name="ce10" table:formula="of:=SUM([.$B$5:.D88])" office:value-type="float" office:value="353085" calcext:value-type="float">
            <text:p>353,085 </text:p>
          </table:table-cell>
          <table:table-cell table:style-name="ce10" table:formula="of:=SUM([.$B$5:.E88])" office:value-type="float" office:value="374154" calcext:value-type="float">
            <text:p>374,154 </text:p>
          </table:table-cell>
          <table:table-cell table:style-name="ce10" table:formula="of:=AVERAGE([.F75:.F88])" office:value-type="float" office:value="141941.928571429" calcext:value-type="float">
            <text:p>141,942 </text:p>
          </table:table-cell>
          <table:table-cell table:style-name="ce10" table:formula="of:=AVERAGE([.G75:.G88])" office:value-type="float" office:value="155907.071428571" calcext:value-type="float">
            <text:p>155,907 </text:p>
          </table:table-cell>
          <table:table-cell table:style-name="ce10" table:formula="of:=AVERAGE([.H75:.H88])" office:value-type="float" office:value="293665.571428571" calcext:value-type="float">
            <text:p>293,666 </text:p>
          </table:table-cell>
          <table:table-cell table:style-name="ce10" table:formula="of:=AVERAGE([.I75:.I88])" office:value-type="float" office:value="310977.428571429" calcext:value-type="float">
            <text:p>310,977 </text:p>
          </table:table-cell>
        </table:table-row>
        <table:table-row table:style-name="ro1">
          <table:table-cell table:style-name="ce3" office:value-type="date" office:date-value="2020-04-16" calcext:value-type="date">
            <text:p>Apr 16 </text:p>
          </table:table-cell>
          <table:table-cell table:style-name="ce10" office:value-type="float" office:value="5092" calcext:value-type="float">
            <text:p>5,092 </text:p>
          </table:table-cell>
          <table:table-cell table:style-name="ce10" office:value-type="float" office:value="523" calcext:value-type="float">
            <text:p>523 </text:p>
          </table:table-cell>
          <table:table-cell table:style-name="ce10" office:value-type="float" office:value="2667" calcext:value-type="float">
            <text:p>2,667 </text:p>
          </table:table-cell>
          <table:table-cell table:style-name="ce10" office:value-type="float" office:value="578" calcext:value-type="float">
            <text:p>578 </text:p>
          </table:table-cell>
          <table:table-cell table:style-name="ce10" table:formula="of:=SUM([.B$5:.$B89])" office:value-type="float" office:value="177633" calcext:value-type="float">
            <text:p>177,633 </text:p>
          </table:table-cell>
          <table:table-cell table:style-name="ce10" table:formula="of:=SUM([.$B$5:.C89])" office:value-type="float" office:value="196212" calcext:value-type="float">
            <text:p>196,212 </text:p>
          </table:table-cell>
          <table:table-cell table:style-name="ce10" table:formula="of:=SUM([.$B$5:.D89])" office:value-type="float" office:value="361367" calcext:value-type="float">
            <text:p>361,367 </text:p>
          </table:table-cell>
          <table:table-cell table:style-name="ce10" table:formula="of:=SUM([.$B$5:.E89])" office:value-type="float" office:value="383014" calcext:value-type="float">
            <text:p>383,014 </text:p>
          </table:table-cell>
          <table:table-cell table:style-name="ce10" table:formula="of:=AVERAGE([.F76:.F89])" office:value-type="float" office:value="147334.571428571" calcext:value-type="float">
            <text:p>147,335 </text:p>
          </table:table-cell>
          <table:table-cell table:style-name="ce10" table:formula="of:=AVERAGE([.G76:.G89])" office:value-type="float" office:value="161980.142857143" calcext:value-type="float">
            <text:p>161,980 </text:p>
          </table:table-cell>
          <table:table-cell table:style-name="ce10" table:formula="of:=AVERAGE([.H76:.H89])" office:value-type="float" office:value="303637.285714286" calcext:value-type="float">
            <text:p>303,637 </text:p>
          </table:table-cell>
          <table:table-cell table:style-name="ce10" table:formula="of:=AVERAGE([.I76:.I89])" office:value-type="float" office:value="321555.571428571" calcext:value-type="float">
            <text:p>321,556 </text:p>
          </table:table-cell>
        </table:table-row>
        <table:table-row table:style-name="ro1">
          <table:table-cell table:style-name="ce3" office:value-type="date" office:date-value="2020-04-17" calcext:value-type="date">
            <text:p>Apr 17 </text:p>
          </table:table-cell>
          <table:table-cell table:style-name="ce10" office:value-type="float" office:value="5183" calcext:value-type="float">
            <text:p>5,183 </text:p>
          </table:table-cell>
          <table:table-cell table:style-name="ce10" office:value-type="float" office:value="551" calcext:value-type="float">
            <text:p>551 </text:p>
          </table:table-cell>
          <table:table-cell table:style-name="ce10" office:value-type="float" office:value="3786" calcext:value-type="float">
            <text:p>3,786 </text:p>
          </table:table-cell>
          <table:table-cell table:style-name="ce10" office:value-type="float" office:value="525" calcext:value-type="float">
            <text:p>525 </text:p>
          </table:table-cell>
          <table:table-cell table:style-name="ce10" table:formula="of:=SUM([.B$5:.$B90])" office:value-type="float" office:value="182816" calcext:value-type="float">
            <text:p>182,816 </text:p>
          </table:table-cell>
          <table:table-cell table:style-name="ce10" table:formula="of:=SUM([.$B$5:.C90])" office:value-type="float" office:value="201946" calcext:value-type="float">
            <text:p>201,946 </text:p>
          </table:table-cell>
          <table:table-cell table:style-name="ce10" table:formula="of:=SUM([.$B$5:.D90])" office:value-type="float" office:value="370887" calcext:value-type="float">
            <text:p>370,887 </text:p>
          </table:table-cell>
          <table:table-cell table:style-name="ce10" table:formula="of:=SUM([.$B$5:.E90])" office:value-type="float" office:value="393059" calcext:value-type="float">
            <text:p>393,059 </text:p>
          </table:table-cell>
          <table:table-cell table:style-name="ce10" table:formula="of:=AVERAGE([.F77:.F90])" office:value-type="float" office:value="152518.714285714" calcext:value-type="float">
            <text:p>152,519 </text:p>
          </table:table-cell>
          <table:table-cell table:style-name="ce10" table:formula="of:=AVERAGE([.G77:.G90])" office:value-type="float" office:value="167816.214285714" calcext:value-type="float">
            <text:p>167,816 </text:p>
          </table:table-cell>
          <table:table-cell table:style-name="ce10" table:formula="of:=AVERAGE([.H77:.H90])" office:value-type="float" office:value="313309" calcext:value-type="float">
            <text:p>313,309 </text:p>
          </table:table-cell>
          <table:table-cell table:style-name="ce10" table:formula="of:=AVERAGE([.I77:.I90])" office:value-type="float" office:value="331816.928571429" calcext:value-type="float">
            <text:p>331,817 </text:p>
          </table:table-cell>
        </table:table-row>
        <table:table-row table:style-name="ro1">
          <table:table-cell table:style-name="ce3" office:value-type="date" office:date-value="2020-04-18" calcext:value-type="date">
            <text:p>Apr 18 </text:p>
          </table:table-cell>
          <table:table-cell table:style-name="ce10" office:value-type="float" office:value="5252" calcext:value-type="float">
            <text:p>5,252 </text:p>
          </table:table-cell>
          <table:table-cell table:style-name="ce10" office:value-type="float" office:value="348" calcext:value-type="float">
            <text:p>348 </text:p>
          </table:table-cell>
          <table:table-cell table:style-name="ce10" office:value-type="float" office:value="3493" calcext:value-type="float">
            <text:p>3,493 </text:p>
          </table:table-cell>
          <table:table-cell table:style-name="ce10" office:value-type="float" office:value="575" calcext:value-type="float">
            <text:p>575 </text:p>
          </table:table-cell>
          <table:table-cell table:style-name="ce10" table:formula="of:=SUM([.B$5:.$B91])" office:value-type="float" office:value="188068" calcext:value-type="float">
            <text:p>188,068 </text:p>
          </table:table-cell>
          <table:table-cell table:style-name="ce10" table:formula="of:=SUM([.$B$5:.C91])" office:value-type="float" office:value="207546" calcext:value-type="float">
            <text:p>207,546 </text:p>
          </table:table-cell>
          <table:table-cell table:style-name="ce10" table:formula="of:=SUM([.$B$5:.D91])" office:value-type="float" office:value="379980" calcext:value-type="float">
            <text:p>379,980 </text:p>
          </table:table-cell>
          <table:table-cell table:style-name="ce10" table:formula="of:=SUM([.$B$5:.E91])" office:value-type="float" office:value="402727" calcext:value-type="float">
            <text:p>402,727 </text:p>
          </table:table-cell>
          <table:table-cell table:style-name="ce10" table:formula="of:=AVERAGE([.F78:.F91])" office:value-type="float" office:value="157544.285714286" calcext:value-type="float">
            <text:p>157,544 </text:p>
          </table:table-cell>
          <table:table-cell table:style-name="ce10" table:formula="of:=AVERAGE([.G78:.G91])" office:value-type="float" office:value="173452" calcext:value-type="float">
            <text:p>173,452 </text:p>
          </table:table-cell>
          <table:table-cell table:style-name="ce10" table:formula="of:=AVERAGE([.H78:.H91])" office:value-type="float" office:value="322702.428571429" calcext:value-type="float">
            <text:p>322,702 </text:p>
          </table:table-cell>
          <table:table-cell table:style-name="ce10" table:formula="of:=AVERAGE([.I78:.I91])" office:value-type="float" office:value="341786.5" calcext:value-type="float">
            <text:p>341,787 </text:p>
          </table:table-cell>
        </table:table-row>
        <table:table-row table:style-name="ro1">
          <table:table-cell table:style-name="ce3" office:value-type="date" office:date-value="2020-04-19" calcext:value-type="date">
            <text:p>Apr 19 </text:p>
          </table:table-cell>
          <table:table-cell table:style-name="ce10" office:value-type="float" office:value="3658" calcext:value-type="float">
            <text:p>3,658 </text:p>
          </table:table-cell>
          <table:table-cell table:style-name="ce10" office:value-type="float" office:value="565" calcext:value-type="float">
            <text:p>565 </text:p>
          </table:table-cell>
          <table:table-cell table:style-name="ce10" office:value-type="float" office:value="3491" calcext:value-type="float">
            <text:p>3,491 </text:p>
          </table:table-cell>
          <table:table-cell table:style-name="ce10" office:value-type="float" office:value="480" calcext:value-type="float">
            <text:p>480 </text:p>
          </table:table-cell>
          <table:table-cell table:style-name="ce10" table:formula="of:=SUM([.B$5:.$B92])" office:value-type="float" office:value="191726" calcext:value-type="float">
            <text:p>191,726 </text:p>
          </table:table-cell>
          <table:table-cell table:style-name="ce10" table:formula="of:=SUM([.$B$5:.C92])" office:value-type="float" office:value="211769" calcext:value-type="float">
            <text:p>211,769 </text:p>
          </table:table-cell>
          <table:table-cell table:style-name="ce10" table:formula="of:=SUM([.$B$5:.D92])" office:value-type="float" office:value="387694" calcext:value-type="float">
            <text:p>387,694 </text:p>
          </table:table-cell>
          <table:table-cell table:style-name="ce10" table:formula="of:=SUM([.$B$5:.E92])" office:value-type="float" office:value="410921" calcext:value-type="float">
            <text:p>410,921 </text:p>
          </table:table-cell>
          <table:table-cell table:style-name="ce10" table:formula="of:=AVERAGE([.F79:.F92])" office:value-type="float" office:value="162329.285714286" calcext:value-type="float">
            <text:p>162,329 </text:p>
          </table:table-cell>
          <table:table-cell table:style-name="ce10" table:formula="of:=AVERAGE([.G79:.G92])" office:value-type="float" office:value="178829.785714286" calcext:value-type="float">
            <text:p>178,830 </text:p>
          </table:table-cell>
          <table:table-cell table:style-name="ce10" table:formula="of:=AVERAGE([.H79:.H92])" office:value-type="float" office:value="331744" calcext:value-type="float">
            <text:p>331,744 </text:p>
          </table:table-cell>
          <table:table-cell table:style-name="ce10" table:formula="of:=AVERAGE([.I79:.I92])" office:value-type="float" office:value="351389.857142857" calcext:value-type="float">
            <text:p>351,390 </text:p>
          </table:table-cell>
        </table:table-row>
        <table:table-row table:style-name="ro1">
          <table:table-cell table:style-name="ce3" office:value-type="date" office:date-value="2020-04-20" calcext:value-type="date">
            <text:p>Apr 20 </text:p>
          </table:table-cell>
          <table:table-cell table:style-name="ce10" office:value-type="float" office:value="4218" calcext:value-type="float">
            <text:p>4,218 </text:p>
          </table:table-cell>
          <table:table-cell table:style-name="ce10" office:value-type="float" office:value="410" calcext:value-type="float">
            <text:p>410 </text:p>
          </table:table-cell>
          <table:table-cell table:style-name="ce10" office:value-type="float" office:value="3047" calcext:value-type="float">
            <text:p>3,047 </text:p>
          </table:table-cell>
          <table:table-cell table:style-name="ce10" office:value-type="float" office:value="433" calcext:value-type="float">
            <text:p>433 </text:p>
          </table:table-cell>
          <table:table-cell table:style-name="ce10" table:formula="of:=SUM([.B$5:.$B93])" office:value-type="float" office:value="195944" calcext:value-type="float">
            <text:p>195,944 </text:p>
          </table:table-cell>
          <table:table-cell table:style-name="ce10" table:formula="of:=SUM([.$B$5:.C93])" office:value-type="float" office:value="216397" calcext:value-type="float">
            <text:p>216,397 </text:p>
          </table:table-cell>
          <table:table-cell table:style-name="ce10" table:formula="of:=SUM([.$B$5:.D93])" office:value-type="float" office:value="395369" calcext:value-type="float">
            <text:p>395,369 </text:p>
          </table:table-cell>
          <table:table-cell table:style-name="ce10" table:formula="of:=SUM([.$B$5:.E93])" office:value-type="float" office:value="419029" calcext:value-type="float">
            <text:p>419,029 </text:p>
          </table:table-cell>
          <table:table-cell table:style-name="ce10" table:formula="of:=AVERAGE([.F80:.F93])" office:value-type="float" office:value="166985.357142857" calcext:value-type="float">
            <text:p>166,985 </text:p>
          </table:table-cell>
          <table:table-cell table:style-name="ce10" table:formula="of:=AVERAGE([.G80:.G93])" office:value-type="float" office:value="184059.785714286" calcext:value-type="float">
            <text:p>184,060 </text:p>
          </table:table-cell>
          <table:table-cell table:style-name="ce10" table:formula="of:=AVERAGE([.H80:.H93])" office:value-type="float" office:value="340547.142857143" calcext:value-type="float">
            <text:p>340,547 </text:p>
          </table:table-cell>
          <table:table-cell table:style-name="ce10" table:formula="of:=AVERAGE([.I80:.I93])" office:value-type="float" office:value="360748.071428571" calcext:value-type="float">
            <text:p>360,748 </text:p>
          </table:table-cell>
        </table:table-row>
        <table:table-row table:style-name="ro1">
          <table:table-cell table:style-name="ce3" office:value-type="date" office:date-value="2020-04-21" calcext:value-type="date">
            <text:p>Apr 21 </text:p>
          </table:table-cell>
          <table:table-cell table:style-name="ce10" office:value-type="float" office:value="4266" calcext:value-type="float">
            <text:p>4,266 </text:p>
          </table:table-cell>
          <table:table-cell table:style-name="ce10" office:value-type="float" office:value="399" calcext:value-type="float">
            <text:p>399 </text:p>
          </table:table-cell>
          <table:table-cell table:style-name="ce10" office:value-type="float" office:value="2256" calcext:value-type="float">
            <text:p>2,256 </text:p>
          </table:table-cell>
          <table:table-cell table:style-name="ce10" office:value-type="float" office:value="454" calcext:value-type="float">
            <text:p>454 </text:p>
          </table:table-cell>
          <table:table-cell table:style-name="ce10" table:formula="of:=SUM([.B$5:.$B94])" office:value-type="float" office:value="200210" calcext:value-type="float">
            <text:p>200,210 </text:p>
          </table:table-cell>
          <table:table-cell table:style-name="ce10" table:formula="of:=SUM([.$B$5:.C94])" office:value-type="float" office:value="221062" calcext:value-type="float">
            <text:p>221,062 </text:p>
          </table:table-cell>
          <table:table-cell table:style-name="ce10" table:formula="of:=SUM([.$B$5:.D94])" office:value-type="float" office:value="402290" calcext:value-type="float">
            <text:p>402,290 </text:p>
          </table:table-cell>
          <table:table-cell table:style-name="ce10" table:formula="of:=SUM([.$B$5:.E94])" office:value-type="float" office:value="426404" calcext:value-type="float">
            <text:p>426,404 </text:p>
          </table:table-cell>
          <table:table-cell table:style-name="ce10" table:formula="of:=AVERAGE([.F81:.F94])" office:value-type="float" office:value="171640.928571429" calcext:value-type="float">
            <text:p>171,641 </text:p>
          </table:table-cell>
          <table:table-cell table:style-name="ce10" table:formula="of:=AVERAGE([.G81:.G94])" office:value-type="float" office:value="189272.285714286" calcext:value-type="float">
            <text:p>189,272 </text:p>
          </table:table-cell>
          <table:table-cell table:style-name="ce10" table:formula="of:=AVERAGE([.H81:.H94])" office:value-type="float" office:value="349236.857142857" calcext:value-type="float">
            <text:p>349,237 </text:p>
          </table:table-cell>
          <table:table-cell table:style-name="ce10" table:formula="of:=AVERAGE([.I81:.I94])" office:value-type="float" office:value="369979.857142857" calcext:value-type="float">
            <text:p>369,980 </text:p>
          </table:table-cell>
        </table:table-row>
        <table:table-row table:style-name="ro1">
          <table:table-cell table:style-name="ce3" office:value-type="date" office:date-value="2020-04-22" calcext:value-type="date">
            <text:p>Apr 22 </text:p>
          </table:table-cell>
          <table:table-cell table:style-name="ce10" office:value-type="float" office:value="3968" calcext:value-type="float">
            <text:p>3,968 </text:p>
          </table:table-cell>
          <table:table-cell table:style-name="ce10" office:value-type="float" office:value="430" calcext:value-type="float">
            <text:p>430 </text:p>
          </table:table-cell>
          <table:table-cell table:style-name="ce10" office:value-type="float" office:value="2729" calcext:value-type="float">
            <text:p>2,729 </text:p>
          </table:table-cell>
          <table:table-cell table:style-name="ce10" office:value-type="float" office:value="534" calcext:value-type="float">
            <text:p>534 </text:p>
          </table:table-cell>
          <table:table-cell table:style-name="ce10" table:formula="of:=SUM([.B$5:.$B95])" office:value-type="float" office:value="204178" calcext:value-type="float">
            <text:p>204,178 </text:p>
          </table:table-cell>
          <table:table-cell table:style-name="ce10" table:formula="of:=SUM([.$B$5:.C95])" office:value-type="float" office:value="225460" calcext:value-type="float">
            <text:p>225,460 </text:p>
          </table:table-cell>
          <table:table-cell table:style-name="ce10" table:formula="of:=SUM([.$B$5:.D95])" office:value-type="float" office:value="409417" calcext:value-type="float">
            <text:p>409,417 </text:p>
          </table:table-cell>
          <table:table-cell table:style-name="ce10" table:formula="of:=SUM([.$B$5:.E95])" office:value-type="float" office:value="434065" calcext:value-type="float">
            <text:p>434,065 </text:p>
          </table:table-cell>
          <table:table-cell table:style-name="ce10" table:formula="of:=AVERAGE([.F82:.F95])" office:value-type="float" office:value="176188.642857143" calcext:value-type="float">
            <text:p>176,189 </text:p>
          </table:table-cell>
          <table:table-cell table:style-name="ce10" table:formula="of:=AVERAGE([.G82:.G95])" office:value-type="float" office:value="194354.571428571" calcext:value-type="float">
            <text:p>194,355 </text:p>
          </table:table-cell>
          <table:table-cell table:style-name="ce10" table:formula="of:=AVERAGE([.H82:.H95])" office:value-type="float" office:value="357774.214285714" calcext:value-type="float">
            <text:p>357,774 </text:p>
          </table:table-cell>
          <table:table-cell table:style-name="ce10" table:formula="of:=AVERAGE([.I82:.I95])" office:value-type="float" office:value="379054.285714286" calcext:value-type="float">
            <text:p>379,054 </text:p>
          </table:table-cell>
        </table:table-row>
        <table:table-row table:style-name="ro1">
          <table:table-cell table:style-name="ce3" office:value-type="date" office:date-value="2020-04-23" calcext:value-type="date">
            <text:p>Apr 23 </text:p>
          </table:table-cell>
          <table:table-cell table:style-name="ce10" office:value-type="float" office:value="4211" calcext:value-type="float">
            <text:p>4,211 </text:p>
          </table:table-cell>
          <table:table-cell table:style-name="ce10" office:value-type="float" office:value="435" calcext:value-type="float">
            <text:p>435 </text:p>
          </table:table-cell>
          <table:table-cell table:style-name="ce10" office:value-type="float" office:value="3370" calcext:value-type="float">
            <text:p>3,370 </text:p>
          </table:table-cell>
          <table:table-cell table:style-name="ce10" office:value-type="float" office:value="437" calcext:value-type="float">
            <text:p>437 </text:p>
          </table:table-cell>
          <table:table-cell table:style-name="ce10" table:formula="of:=SUM([.B$5:.$B96])" office:value-type="float" office:value="208389" calcext:value-type="float">
            <text:p>208,389 </text:p>
          </table:table-cell>
          <table:table-cell table:style-name="ce10" table:formula="of:=SUM([.$B$5:.C96])" office:value-type="float" office:value="230106" calcext:value-type="float">
            <text:p>230,106 </text:p>
          </table:table-cell>
          <table:table-cell table:style-name="ce10" table:formula="of:=SUM([.$B$5:.D96])" office:value-type="float" office:value="417433" calcext:value-type="float">
            <text:p>417,433 </text:p>
          </table:table-cell>
          <table:table-cell table:style-name="ce10" table:formula="of:=SUM([.$B$5:.E96])" office:value-type="float" office:value="442518" calcext:value-type="float">
            <text:p>442,518 </text:p>
          </table:table-cell>
          <table:table-cell table:style-name="ce10" table:formula="of:=AVERAGE([.F83:.F96])" office:value-type="float" office:value="180595.714285714" calcext:value-type="float">
            <text:p>180,596 </text:p>
          </table:table-cell>
          <table:table-cell table:style-name="ce10" table:formula="of:=AVERAGE([.G83:.G96])" office:value-type="float" office:value="199273.214285714" calcext:value-type="float">
            <text:p>199,273 </text:p>
          </table:table-cell>
          <table:table-cell table:style-name="ce10" table:formula="of:=AVERAGE([.H83:.H96])" office:value-type="float" office:value="366114.642857143" calcext:value-type="float">
            <text:p>366,115 </text:p>
          </table:table-cell>
          <table:table-cell table:style-name="ce10" table:formula="of:=AVERAGE([.I83:.I96])" office:value-type="float" office:value="387924.428571429" calcext:value-type="float">
            <text:p>387,924 </text:p>
          </table:table-cell>
        </table:table-row>
        <table:table-row table:style-name="ro1">
          <table:table-cell table:style-name="ce3" office:value-type="date" office:date-value="2020-04-24" calcext:value-type="date">
            <text:p>Apr 24 </text:p>
          </table:table-cell>
          <table:table-cell table:style-name="ce10" office:value-type="float" office:value="4635" calcext:value-type="float">
            <text:p>4,635 </text:p>
          </table:table-cell>
          <table:table-cell table:style-name="ce10" office:value-type="float" office:value="440" calcext:value-type="float">
            <text:p>440 </text:p>
          </table:table-cell>
          <table:table-cell table:style-name="ce10" office:value-type="float" office:value="2646" calcext:value-type="float">
            <text:p>2,646 </text:p>
          </table:table-cell>
          <table:table-cell table:style-name="ce10" office:value-type="float" office:value="464" calcext:value-type="float">
            <text:p>464 </text:p>
          </table:table-cell>
          <table:table-cell table:style-name="ce10" table:formula="of:=SUM([.B$5:.$B97])" office:value-type="float" office:value="213024" calcext:value-type="float">
            <text:p>213,024 </text:p>
          </table:table-cell>
          <table:table-cell table:style-name="ce10" table:formula="of:=SUM([.$B$5:.C97])" office:value-type="float" office:value="235181" calcext:value-type="float">
            <text:p>235,181 </text:p>
          </table:table-cell>
          <table:table-cell table:style-name="ce10" table:formula="of:=SUM([.$B$5:.D97])" office:value-type="float" office:value="425154" calcext:value-type="float">
            <text:p>425,154 </text:p>
          </table:table-cell>
          <table:table-cell table:style-name="ce10" table:formula="of:=SUM([.$B$5:.E97])" office:value-type="float" office:value="450703" calcext:value-type="float">
            <text:p>450,703 </text:p>
          </table:table-cell>
          <table:table-cell table:style-name="ce10" table:formula="of:=AVERAGE([.F84:.F97])" office:value-type="float" office:value="184922.714285714" calcext:value-type="float">
            <text:p>184,923 </text:p>
          </table:table-cell>
          <table:table-cell table:style-name="ce10" table:formula="of:=AVERAGE([.G84:.G97])" office:value-type="float" office:value="204094.428571429" calcext:value-type="float">
            <text:p>204,094 </text:p>
          </table:table-cell>
          <table:table-cell table:style-name="ce10" table:formula="of:=AVERAGE([.H84:.H97])" office:value-type="float" office:value="374246.357142857" calcext:value-type="float">
            <text:p>374,246 </text:p>
          </table:table-cell>
          <table:table-cell table:style-name="ce10" table:formula="of:=AVERAGE([.I84:.I97])" office:value-type="float" office:value="396575.285714286" calcext:value-type="float">
            <text:p>396,575 </text:p>
          </table:table-cell>
        </table:table-row>
        <table:table-row table:style-name="ro1">
          <table:table-cell table:style-name="ce3" office:value-type="date" office:date-value="2020-04-25" calcext:value-type="date">
            <text:p>Apr 25 </text:p>
          </table:table-cell>
          <table:table-cell table:style-name="ce10" office:value-type="float" office:value="6740" calcext:value-type="float">
            <text:p>6,740 </text:p>
          </table:table-cell>
          <table:table-cell table:style-name="ce10" office:value-type="float" office:value="367" calcext:value-type="float">
            <text:p>367 </text:p>
          </table:table-cell>
          <table:table-cell table:style-name="ce10" office:value-type="float" office:value="3021" calcext:value-type="float">
            <text:p>3,021 </text:p>
          </table:table-cell>
          <table:table-cell table:style-name="ce10" office:value-type="float" office:value="420" calcext:value-type="float">
            <text:p>420 </text:p>
          </table:table-cell>
          <table:table-cell table:style-name="ce10" table:formula="of:=SUM([.B$5:.$B98])" office:value-type="float" office:value="219764" calcext:value-type="float">
            <text:p>219,764 </text:p>
          </table:table-cell>
          <table:table-cell table:style-name="ce10" table:formula="of:=SUM([.$B$5:.C98])" office:value-type="float" office:value="242288" calcext:value-type="float">
            <text:p>242,288 </text:p>
          </table:table-cell>
          <table:table-cell table:style-name="ce10" table:formula="of:=SUM([.$B$5:.D98])" office:value-type="float" office:value="435282" calcext:value-type="float">
            <text:p>435,282 </text:p>
          </table:table-cell>
          <table:table-cell table:style-name="ce10" table:formula="of:=SUM([.$B$5:.E98])" office:value-type="float" office:value="461251" calcext:value-type="float">
            <text:p>461,251 </text:p>
          </table:table-cell>
          <table:table-cell table:style-name="ce10" table:formula="of:=AVERAGE([.F85:.F98])" office:value-type="float" office:value="189404.285714286" calcext:value-type="float">
            <text:p>189,404 </text:p>
          </table:table-cell>
          <table:table-cell table:style-name="ce10" table:formula="of:=AVERAGE([.G85:.G98])" office:value-type="float" office:value="209053.214285714" calcext:value-type="float">
            <text:p>209,053 </text:p>
          </table:table-cell>
          <table:table-cell table:style-name="ce10" table:formula="of:=AVERAGE([.H85:.H98])" office:value-type="float" office:value="382449.214285714" calcext:value-type="float">
            <text:p>382,449 </text:p>
          </table:table-cell>
          <table:table-cell table:style-name="ce10" table:formula="of:=AVERAGE([.I85:.I98])" office:value-type="float" office:value="405286.571428571" calcext:value-type="float">
            <text:p>405,287 </text:p>
          </table:table-cell>
        </table:table-row>
        <table:table-row table:style-name="ro1">
          <table:table-cell table:style-name="ce3" office:value-type="date" office:date-value="2020-04-26" calcext:value-type="date">
            <text:p>Apr 26 </text:p>
          </table:table-cell>
          <table:table-cell table:style-name="ce10" office:value-type="float" office:value="-12130" calcext:value-type="float">
            <text:p>-12,130 </text:p>
          </table:table-cell>
          <table:table-cell table:style-name="ce10"/>
          <table:table-cell table:style-name="ce10" office:value-type="float" office:value="2357" calcext:value-type="float">
            <text:p>2,357 </text:p>
          </table:table-cell>
          <table:table-cell table:style-name="ce10" office:value-type="float" office:value="415" calcext:value-type="float">
            <text:p>415 </text:p>
          </table:table-cell>
          <table:table-cell table:style-name="ce10" table:formula="of:=SUM([.B$5:.$B99])" office:value-type="float" office:value="207634" calcext:value-type="float">
            <text:p>207,634 </text:p>
          </table:table-cell>
          <table:table-cell table:style-name="ce10" table:formula="of:=SUM([.$B$5:.C99])" office:value-type="float" office:value="230158" calcext:value-type="float">
            <text:p>230,158 </text:p>
          </table:table-cell>
          <table:table-cell table:style-name="ce10" table:formula="of:=SUM([.$B$5:.D99])" office:value-type="float" office:value="425509" calcext:value-type="float">
            <text:p>425,509 </text:p>
          </table:table-cell>
          <table:table-cell table:style-name="ce10" table:formula="of:=SUM([.$B$5:.E99])" office:value-type="float" office:value="451893" calcext:value-type="float">
            <text:p>451,893 </text:p>
          </table:table-cell>
          <table:table-cell table:style-name="ce10" table:formula="of:=AVERAGE([.F86:.F99])" office:value-type="float" office:value="192674.428571429" calcext:value-type="float">
            <text:p>192,674 </text:p>
          </table:table-cell>
          <table:table-cell table:style-name="ce10" table:formula="of:=AVERAGE([.G86:.G99])" office:value-type="float" office:value="212764.142857143" calcext:value-type="float">
            <text:p>212,764 </text:p>
          </table:table-cell>
          <table:table-cell table:style-name="ce10" table:formula="of:=AVERAGE([.H86:.H99])" office:value-type="float" office:value="389237.285714286" calcext:value-type="float">
            <text:p>389,237 </text:p>
          </table:table-cell>
          <table:table-cell table:style-name="ce10" table:formula="of:=AVERAGE([.I86:.I99])" office:value-type="float" office:value="412568.5" calcext:value-type="float">
            <text:p>412,569 </text:p>
          </table:table-cell>
        </table:table-row>
        <table:table-row table:style-name="ro1">
          <table:table-cell table:style-name="ce3" office:value-type="date" office:date-value="2020-04-27" calcext:value-type="date">
            <text:p>Apr 27 </text:p>
          </table:table-cell>
          <table:table-cell table:style-name="ce10"/>
          <table:table-cell table:style-name="ce10" office:value-type="float" office:value="666" calcext:value-type="float">
            <text:p>666 </text:p>
          </table:table-cell>
          <table:table-cell table:style-name="ce10" office:value-type="float" office:value="2324" calcext:value-type="float">
            <text:p>2,324 </text:p>
          </table:table-cell>
          <table:table-cell table:style-name="ce10" office:value-type="float" office:value="260" calcext:value-type="float">
            <text:p>260 </text:p>
          </table:table-cell>
          <table:table-cell table:style-name="ce10" table:formula="of:=SUM([.B$5:.$B100])" office:value-type="float" office:value="207634" calcext:value-type="float">
            <text:p>207,634 </text:p>
          </table:table-cell>
          <table:table-cell table:style-name="ce10" table:formula="of:=SUM([.$B$5:.C100])" office:value-type="float" office:value="230824" calcext:value-type="float">
            <text:p>230,824 </text:p>
          </table:table-cell>
          <table:table-cell table:style-name="ce10" table:formula="of:=SUM([.$B$5:.D100])" office:value-type="float" office:value="428499" calcext:value-type="float">
            <text:p>428,499 </text:p>
          </table:table-cell>
          <table:table-cell table:style-name="ce10" table:formula="of:=SUM([.$B$5:.E100])" office:value-type="float" office:value="455143" calcext:value-type="float">
            <text:p>455,143 </text:p>
          </table:table-cell>
          <table:table-cell table:style-name="ce10" table:formula="of:=AVERAGE([.F87:.F100])" office:value-type="float" office:value="195646.928571429" calcext:value-type="float">
            <text:p>195,647 </text:p>
          </table:table-cell>
          <table:table-cell table:style-name="ce10" table:formula="of:=AVERAGE([.G87:.G100])" office:value-type="float" office:value="216180.785714286" calcext:value-type="float">
            <text:p>216,181 </text:p>
          </table:table-cell>
          <table:table-cell table:style-name="ce10" table:formula="of:=AVERAGE([.H87:.H100])" office:value-type="float" office:value="395604.785714286" calcext:value-type="float">
            <text:p>395,605 </text:p>
          </table:table-cell>
          <table:table-cell table:style-name="ce10" table:formula="of:=AVERAGE([.I87:.I100])" office:value-type="float" office:value="419417.642857143" calcext:value-type="float">
            <text:p>419,418 </text:p>
          </table:table-cell>
        </table:table-row>
        <table:table-row table:style-name="ro1">
          <table:table-cell table:style-name="ce3" office:value-type="date" office:date-value="2020-04-28" calcext:value-type="date">
            <text:p>Apr 28 </text:p>
          </table:table-cell>
          <table:table-cell table:style-name="ce10" office:value-type="float" office:value="1831" calcext:value-type="float">
            <text:p>1,831 </text:p>
          </table:table-cell>
          <table:table-cell table:style-name="ce10"/>
          <table:table-cell table:style-name="ce10" office:value-type="float" office:value="1739" calcext:value-type="float">
            <text:p>1,739 </text:p>
          </table:table-cell>
          <table:table-cell table:style-name="ce10" office:value-type="float" office:value="333" calcext:value-type="float">
            <text:p>333 </text:p>
          </table:table-cell>
          <table:table-cell table:style-name="ce10" table:formula="of:=SUM([.B$5:.$B101])" office:value-type="float" office:value="209465" calcext:value-type="float">
            <text:p>209,465 </text:p>
          </table:table-cell>
          <table:table-cell table:style-name="ce10" table:formula="of:=SUM([.$B$5:.C101])" office:value-type="float" office:value="232655" calcext:value-type="float">
            <text:p>232,655 </text:p>
          </table:table-cell>
          <table:table-cell table:style-name="ce10" table:formula="of:=SUM([.$B$5:.D101])" office:value-type="float" office:value="432069" calcext:value-type="float">
            <text:p>432,069 </text:p>
          </table:table-cell>
          <table:table-cell table:style-name="ce10" table:formula="of:=SUM([.$B$5:.E101])" office:value-type="float" office:value="459046" calcext:value-type="float">
            <text:p>459,046 </text:p>
          </table:table-cell>
          <table:table-cell table:style-name="ce10" table:formula="of:=AVERAGE([.F88:.F101])" office:value-type="float" office:value="198501.857142857" calcext:value-type="float">
            <text:p>198,502 </text:p>
          </table:table-cell>
          <table:table-cell table:style-name="ce10" table:formula="of:=AVERAGE([.G88:.G101])" office:value-type="float" office:value="219442.928571429" calcext:value-type="float">
            <text:p>219,443 </text:p>
          </table:table-cell>
          <table:table-cell table:style-name="ce10" table:formula="of:=AVERAGE([.H88:.H101])" office:value-type="float" office:value="401716.785714286" calcext:value-type="float">
            <text:p>401,717 </text:p>
          </table:table-cell>
          <table:table-cell table:style-name="ce10" table:formula="of:=AVERAGE([.I88:.I101])" office:value-type="float" office:value="425994.785714286" calcext:value-type="float">
            <text:p>425,995 </text:p>
          </table:table-cell>
        </table:table-row>
        <table:table-row table:style-name="ro1">
          <table:table-cell table:style-name="ce3" office:value-type="date" office:date-value="2020-04-29" calcext:value-type="date">
            <text:p>Apr 29 </text:p>
          </table:table-cell>
          <table:table-cell table:style-name="ce10" office:value-type="float" office:value="1308" calcext:value-type="float">
            <text:p>1,308 </text:p>
          </table:table-cell>
          <table:table-cell table:style-name="ce10" office:value-type="float" office:value="632" calcext:value-type="float">
            <text:p>632 </text:p>
          </table:table-cell>
          <table:table-cell table:style-name="ce10" office:value-type="float" office:value="2091" calcext:value-type="float">
            <text:p>2,091 </text:p>
          </table:table-cell>
          <table:table-cell table:style-name="ce10" office:value-type="float" office:value="382" calcext:value-type="float">
            <text:p>382 </text:p>
          </table:table-cell>
          <table:table-cell table:style-name="ce10" table:formula="of:=SUM([.B$5:.$B102])" office:value-type="float" office:value="210773" calcext:value-type="float">
            <text:p>210,773 </text:p>
          </table:table-cell>
          <table:table-cell table:style-name="ce10" table:formula="of:=SUM([.$B$5:.C102])" office:value-type="float" office:value="234595" calcext:value-type="float">
            <text:p>234,595 </text:p>
          </table:table-cell>
          <table:table-cell table:style-name="ce10" table:formula="of:=SUM([.$B$5:.D102])" office:value-type="float" office:value="436100" calcext:value-type="float">
            <text:p>436,100 </text:p>
          </table:table-cell>
          <table:table-cell table:style-name="ce10" table:formula="of:=SUM([.$B$5:.E102])" office:value-type="float" office:value="463459" calcext:value-type="float">
            <text:p>463,459 </text:p>
          </table:table-cell>
          <table:table-cell table:style-name="ce10" table:formula="of:=AVERAGE([.F89:.F102])" office:value-type="float" office:value="201232.714285714" calcext:value-type="float">
            <text:p>201,233 </text:p>
          </table:table-cell>
          <table:table-cell table:style-name="ce10" table:formula="of:=AVERAGE([.G89:.G102])" office:value-type="float" office:value="222585.642857143" calcext:value-type="float">
            <text:p>222,586 </text:p>
          </table:table-cell>
          <table:table-cell table:style-name="ce10" table:formula="of:=AVERAGE([.H89:.H102])" office:value-type="float" office:value="407646.428571429" calcext:value-type="float">
            <text:p>407,646 </text:p>
          </table:table-cell>
          <table:table-cell table:style-name="ce10" table:formula="of:=AVERAGE([.I89:.I102])" office:value-type="float" office:value="432373.714285714" calcext:value-type="float">
            <text:p>432,374 </text:p>
          </table:table-cell>
        </table:table-row>
        <table:table-row table:style-name="ro1">
          <table:table-cell table:style-name="ce3" office:value-type="date" office:date-value="2020-04-30" calcext:value-type="date">
            <text:p>Apr 30 </text:p>
          </table:table-cell>
          <table:table-cell table:style-name="ce10" office:value-type="float" office:value="2144" calcext:value-type="float">
            <text:p>2,144 </text:p>
          </table:table-cell>
          <table:table-cell table:style-name="ce10" office:value-type="float" office:value="453" calcext:value-type="float">
            <text:p>453 </text:p>
          </table:table-cell>
          <table:table-cell table:style-name="ce10" office:value-type="float" office:value="2086" calcext:value-type="float">
            <text:p>2,086 </text:p>
          </table:table-cell>
          <table:table-cell table:style-name="ce10" office:value-type="float" office:value="323" calcext:value-type="float">
            <text:p>323 </text:p>
          </table:table-cell>
          <table:table-cell table:style-name="ce10" table:formula="of:=SUM([.B$5:.$B103])" office:value-type="float" office:value="212917" calcext:value-type="float">
            <text:p>212,917 </text:p>
          </table:table-cell>
          <table:table-cell table:style-name="ce10" table:formula="of:=SUM([.$B$5:.C103])" office:value-type="float" office:value="237192" calcext:value-type="float">
            <text:p>237,192 </text:p>
          </table:table-cell>
          <table:table-cell table:style-name="ce10" table:formula="of:=SUM([.$B$5:.D103])" office:value-type="float" office:value="440783" calcext:value-type="float">
            <text:p>440,783 </text:p>
          </table:table-cell>
          <table:table-cell table:style-name="ce10" table:formula="of:=SUM([.$B$5:.E103])" office:value-type="float" office:value="468465" calcext:value-type="float">
            <text:p>468,465 </text:p>
          </table:table-cell>
          <table:table-cell table:style-name="ce10" table:formula="of:=AVERAGE([.F90:.F103])" office:value-type="float" office:value="203753" calcext:value-type="float">
            <text:p>203,753 </text:p>
          </table:table-cell>
          <table:table-cell table:style-name="ce10" table:formula="of:=AVERAGE([.G90:.G103])" office:value-type="float" office:value="225512.785714286" calcext:value-type="float">
            <text:p>225,513 </text:p>
          </table:table-cell>
          <table:table-cell table:style-name="ce10" table:formula="of:=AVERAGE([.H90:.H103])" office:value-type="float" office:value="413319" calcext:value-type="float">
            <text:p>413,319 </text:p>
          </table:table-cell>
          <table:table-cell table:style-name="ce10" table:formula="of:=AVERAGE([.I90:.I103])" office:value-type="float" office:value="438477.357142857" calcext:value-type="float">
            <text:p>438,477 </text:p>
          </table:table-cell>
        </table:table-row>
        <table:table-row table:style-name="ro1">
          <table:table-cell table:style-name="ce3" office:value-type="date" office:date-value="2020-05-01" calcext:value-type="date">
            <text:p>May 1 </text:p>
          </table:table-cell>
          <table:table-cell table:style-name="ce10" office:value-type="float" office:value="518" calcext:value-type="float">
            <text:p>518 </text:p>
          </table:table-cell>
          <table:table-cell table:style-name="ce10" office:value-type="float" office:value="268" calcext:value-type="float">
            <text:p>268 </text:p>
          </table:table-cell>
          <table:table-cell table:style-name="ce10" office:value-type="float" office:value="1872" calcext:value-type="float">
            <text:p>1,872 </text:p>
          </table:table-cell>
          <table:table-cell table:style-name="ce10" office:value-type="float" office:value="285" calcext:value-type="float">
            <text:p>285 </text:p>
          </table:table-cell>
          <table:table-cell table:style-name="ce10" table:formula="of:=SUM([.B$5:.$B104])" office:value-type="float" office:value="213435" calcext:value-type="float">
            <text:p>213,435 </text:p>
          </table:table-cell>
          <table:table-cell table:style-name="ce10" table:formula="of:=SUM([.$B$5:.C104])" office:value-type="float" office:value="237978" calcext:value-type="float">
            <text:p>237,978 </text:p>
          </table:table-cell>
          <table:table-cell table:style-name="ce10" table:formula="of:=SUM([.$B$5:.D104])" office:value-type="float" office:value="443441" calcext:value-type="float">
            <text:p>443,441 </text:p>
          </table:table-cell>
          <table:table-cell table:style-name="ce10" table:formula="of:=SUM([.$B$5:.E104])" office:value-type="float" office:value="471408" calcext:value-type="float">
            <text:p>471,408 </text:p>
          </table:table-cell>
          <table:table-cell table:style-name="ce10" table:formula="of:=AVERAGE([.F91:.F104])" office:value-type="float" office:value="205940.071428571" calcext:value-type="float">
            <text:p>205,940 </text:p>
          </table:table-cell>
          <table:table-cell table:style-name="ce10" table:formula="of:=AVERAGE([.G91:.G104])" office:value-type="float" office:value="228086.5" calcext:value-type="float">
            <text:p>228,087 </text:p>
          </table:table-cell>
          <table:table-cell table:style-name="ce10" table:formula="of:=AVERAGE([.H91:.H104])" office:value-type="float" office:value="418501.428571429" calcext:value-type="float">
            <text:p>418,501 </text:p>
          </table:table-cell>
          <table:table-cell table:style-name="ce10" table:formula="of:=AVERAGE([.I91:.I104])" office:value-type="float" office:value="444073.714285714" calcext:value-type="float">
            <text:p>444,074 </text:p>
          </table:table-cell>
        </table:table-row>
        <table:table-row table:style-name="ro1">
          <table:table-cell table:style-name="ce3" office:value-type="date" office:date-value="2020-05-02" calcext:value-type="date">
            <text:p>May 2 </text:p>
          </table:table-cell>
          <table:table-cell table:style-name="ce10" office:value-type="float" office:value="1781" calcext:value-type="float">
            <text:p>1,781 </text:p>
          </table:table-cell>
          <table:table-cell table:style-name="ce10" office:value-type="float" office:value="281" calcext:value-type="float">
            <text:p>281 </text:p>
          </table:table-cell>
          <table:table-cell table:style-name="ce10" office:value-type="float" office:value="1965" calcext:value-type="float">
            <text:p>1,965 </text:p>
          </table:table-cell>
          <table:table-cell table:style-name="ce10" office:value-type="float" office:value="269" calcext:value-type="float">
            <text:p>269 </text:p>
          </table:table-cell>
          <table:table-cell table:style-name="ce10" table:formula="of:=SUM([.B$5:.$B105])" office:value-type="float" office:value="215216" calcext:value-type="float">
            <text:p>215,216 </text:p>
          </table:table-cell>
          <table:table-cell table:style-name="ce10" table:formula="of:=SUM([.$B$5:.C105])" office:value-type="float" office:value="240040" calcext:value-type="float">
            <text:p>240,040 </text:p>
          </table:table-cell>
          <table:table-cell table:style-name="ce10" table:formula="of:=SUM([.$B$5:.D105])" office:value-type="float" office:value="447468" calcext:value-type="float">
            <text:p>447,468 </text:p>
          </table:table-cell>
          <table:table-cell table:style-name="ce10" table:formula="of:=SUM([.$B$5:.E105])" office:value-type="float" office:value="475704" calcext:value-type="float">
            <text:p>475,704 </text:p>
          </table:table-cell>
          <table:table-cell table:style-name="ce10" table:formula="of:=AVERAGE([.F92:.F105])" office:value-type="float" office:value="207879.214285714" calcext:value-type="float">
            <text:p>207,879 </text:p>
          </table:table-cell>
          <table:table-cell table:style-name="ce10" table:formula="of:=AVERAGE([.G92:.G105])" office:value-type="float" office:value="230407.5" calcext:value-type="float">
            <text:p>230,408 </text:p>
          </table:table-cell>
          <table:table-cell table:style-name="ce10" table:formula="of:=AVERAGE([.H92:.H105])" office:value-type="float" office:value="423322" calcext:value-type="float">
            <text:p>423,322 </text:p>
          </table:table-cell>
          <table:table-cell table:style-name="ce10" table:formula="of:=AVERAGE([.I92:.I105])" office:value-type="float" office:value="449286.357142857" calcext:value-type="float">
            <text:p>449,286 </text:p>
          </table:table-cell>
        </table:table-row>
        <table:table-row table:style-name="ro1">
          <table:table-cell table:style-name="ce3" office:value-type="date" office:date-value="2020-05-03" calcext:value-type="date">
            <text:p>May 3 </text:p>
          </table:table-cell>
          <table:table-cell table:style-name="ce10" office:value-type="float" office:value="1366" calcext:value-type="float">
            <text:p>1,366 </text:p>
          </table:table-cell>
          <table:table-cell table:style-name="ce10" office:value-type="float" office:value="276" calcext:value-type="float">
            <text:p>276 </text:p>
          </table:table-cell>
          <table:table-cell table:style-name="ce10" office:value-type="float" office:value="1900" calcext:value-type="float">
            <text:p>1,900 </text:p>
          </table:table-cell>
          <table:table-cell table:style-name="ce10" office:value-type="float" office:value="474" calcext:value-type="float">
            <text:p>474 </text:p>
          </table:table-cell>
          <table:table-cell table:style-name="ce10" table:formula="of:=SUM([.B$5:.$B106])" office:value-type="float" office:value="216582" calcext:value-type="float">
            <text:p>216,582 </text:p>
          </table:table-cell>
          <table:table-cell table:style-name="ce10" table:formula="of:=SUM([.$B$5:.C106])" office:value-type="float" office:value="241682" calcext:value-type="float">
            <text:p>241,682 </text:p>
          </table:table-cell>
          <table:table-cell table:style-name="ce10" table:formula="of:=SUM([.$B$5:.D106])" office:value-type="float" office:value="451010" calcext:value-type="float">
            <text:p>451,010 </text:p>
          </table:table-cell>
          <table:table-cell table:style-name="ce10" table:formula="of:=SUM([.$B$5:.E106])" office:value-type="float" office:value="479720" calcext:value-type="float">
            <text:p>479,720 </text:p>
          </table:table-cell>
          <table:table-cell table:style-name="ce10" table:formula="of:=AVERAGE([.F93:.F106])" office:value-type="float" office:value="209654.642857143" calcext:value-type="float">
            <text:p>209,655 </text:p>
          </table:table-cell>
          <table:table-cell table:style-name="ce10" table:formula="of:=AVERAGE([.G93:.G106])" office:value-type="float" office:value="232544.142857143" calcext:value-type="float">
            <text:p>232,544 </text:p>
          </table:table-cell>
          <table:table-cell table:style-name="ce10" table:formula="of:=AVERAGE([.H93:.H106])" office:value-type="float" office:value="427844.571428571" calcext:value-type="float">
            <text:p>427,845 </text:p>
          </table:table-cell>
          <table:table-cell table:style-name="ce10" table:formula="of:=AVERAGE([.I93:.I106])" office:value-type="float" office:value="454200.571428571" calcext:value-type="float">
            <text:p>454,201 </text:p>
          </table:table-cell>
        </table:table-row>
        <table:table-row table:style-name="ro1">
          <table:table-cell table:style-name="ce3" office:value-type="date" office:date-value="2020-05-04" calcext:value-type="date">
            <text:p>May 4 </text:p>
          </table:table-cell>
          <table:table-cell table:style-name="ce10" office:value-type="float" office:value="884" calcext:value-type="float">
            <text:p>884 </text:p>
          </table:table-cell>
          <table:table-cell table:style-name="ce10" office:value-type="float" office:value="164" calcext:value-type="float">
            <text:p>164 </text:p>
          </table:table-cell>
          <table:table-cell table:style-name="ce10" office:value-type="float" office:value="1389" calcext:value-type="float">
            <text:p>1,389 </text:p>
          </table:table-cell>
          <table:table-cell table:style-name="ce10" office:value-type="float" office:value="174" calcext:value-type="float">
            <text:p>174 </text:p>
          </table:table-cell>
          <table:table-cell table:style-name="ce10" table:formula="of:=SUM([.B$5:.$B107])" office:value-type="float" office:value="217466" calcext:value-type="float">
            <text:p>217,466 </text:p>
          </table:table-cell>
          <table:table-cell table:style-name="ce10" table:formula="of:=SUM([.$B$5:.C107])" office:value-type="float" office:value="242730" calcext:value-type="float">
            <text:p>242,730 </text:p>
          </table:table-cell>
          <table:table-cell table:style-name="ce10" table:formula="of:=SUM([.$B$5:.D107])" office:value-type="float" office:value="453447" calcext:value-type="float">
            <text:p>453,447 </text:p>
          </table:table-cell>
          <table:table-cell table:style-name="ce10" table:formula="of:=SUM([.$B$5:.E107])" office:value-type="float" office:value="482331" calcext:value-type="float">
            <text:p>482,331 </text:p>
          </table:table-cell>
          <table:table-cell table:style-name="ce10" table:formula="of:=AVERAGE([.F94:.F107])" office:value-type="float" office:value="211191.928571429" calcext:value-type="float">
            <text:p>211,192 </text:p>
          </table:table-cell>
          <table:table-cell table:style-name="ce10" table:formula="of:=AVERAGE([.G94:.G107])" office:value-type="float" office:value="234425.071428571" calcext:value-type="float">
            <text:p>234,425 </text:p>
          </table:table-cell>
          <table:table-cell table:style-name="ce10" table:formula="of:=AVERAGE([.H94:.H107])" office:value-type="float" office:value="431993" calcext:value-type="float">
            <text:p>431,993 </text:p>
          </table:table-cell>
          <table:table-cell table:style-name="ce10" table:formula="of:=AVERAGE([.I94:.I107])" office:value-type="float" office:value="458722.142857143" calcext:value-type="float">
            <text:p>458,722 </text:p>
          </table:table-cell>
        </table:table-row>
        <table:table-row table:style-name="ro1">
          <table:table-cell table:style-name="ce3" office:value-type="date" office:date-value="2020-05-05" calcext:value-type="date">
            <text:p>May 5 </text:p>
          </table:table-cell>
          <table:table-cell table:style-name="ce10" office:value-type="float" office:value="545" calcext:value-type="float">
            <text:p>545 </text:p>
          </table:table-cell>
          <table:table-cell table:style-name="ce10" office:value-type="float" office:value="164" calcext:value-type="float">
            <text:p>164 </text:p>
          </table:table-cell>
          <table:table-cell table:style-name="ce10" office:value-type="float" office:value="1221" calcext:value-type="float">
            <text:p>1,221 </text:p>
          </table:table-cell>
          <table:table-cell table:style-name="ce10" office:value-type="float" office:value="195" calcext:value-type="float">
            <text:p>195 </text:p>
          </table:table-cell>
          <table:table-cell table:style-name="ce10" table:formula="of:=SUM([.B$5:.$B108])" office:value-type="float" office:value="218011" calcext:value-type="float">
            <text:p>218,011 </text:p>
          </table:table-cell>
          <table:table-cell table:style-name="ce10" table:formula="of:=SUM([.$B$5:.C108])" office:value-type="float" office:value="243439" calcext:value-type="float">
            <text:p>243,439 </text:p>
          </table:table-cell>
          <table:table-cell table:style-name="ce10" table:formula="of:=SUM([.$B$5:.D108])" office:value-type="float" office:value="455377" calcext:value-type="float">
            <text:p>455,377 </text:p>
          </table:table-cell>
          <table:table-cell table:style-name="ce10" table:formula="of:=SUM([.$B$5:.E108])" office:value-type="float" office:value="484456" calcext:value-type="float">
            <text:p>484,456 </text:p>
          </table:table-cell>
          <table:table-cell table:style-name="ce10" table:formula="of:=AVERAGE([.F95:.F108])" office:value-type="float" office:value="212463.428571429" calcext:value-type="float">
            <text:p>212,463 </text:p>
          </table:table-cell>
          <table:table-cell table:style-name="ce10" table:formula="of:=AVERAGE([.G95:.G108])" office:value-type="float" office:value="236023.428571429" calcext:value-type="float">
            <text:p>236,023 </text:p>
          </table:table-cell>
          <table:table-cell table:style-name="ce10" table:formula="of:=AVERAGE([.H95:.H108])" office:value-type="float" office:value="435784.928571429" calcext:value-type="float">
            <text:p>435,785 </text:p>
          </table:table-cell>
          <table:table-cell table:style-name="ce10" table:formula="of:=AVERAGE([.I95:.I108])" office:value-type="float" office:value="462868.714285714" calcext:value-type="float">
            <text:p>462,869 </text:p>
          </table:table-cell>
        </table:table-row>
        <table:table-row table:style-name="ro1">
          <table:table-cell table:style-name="ce3" office:value-type="date" office:date-value="2020-05-06" calcext:value-type="date">
            <text:p>May 6 </text:p>
          </table:table-cell>
          <table:table-cell table:style-name="ce10" office:value-type="float" office:value="1318" calcext:value-type="float">
            <text:p>1,318 </text:p>
          </table:table-cell>
          <table:table-cell table:style-name="ce10" office:value-type="float" office:value="185" calcext:value-type="float">
            <text:p>185 </text:p>
          </table:table-cell>
          <table:table-cell table:style-name="ce10" office:value-type="float" office:value="1075" calcext:value-type="float">
            <text:p>1,075 </text:p>
          </table:table-cell>
          <table:table-cell table:style-name="ce10" office:value-type="float" office:value="236" calcext:value-type="float">
            <text:p>236 </text:p>
          </table:table-cell>
          <table:table-cell table:style-name="ce10" table:formula="of:=SUM([.B$5:.$B109])" office:value-type="float" office:value="219329" calcext:value-type="float">
            <text:p>219,329 </text:p>
          </table:table-cell>
          <table:table-cell table:style-name="ce10" table:formula="of:=SUM([.$B$5:.C109])" office:value-type="float" office:value="244942" calcext:value-type="float">
            <text:p>244,942 </text:p>
          </table:table-cell>
          <table:table-cell table:style-name="ce10" table:formula="of:=SUM([.$B$5:.D109])" office:value-type="float" office:value="457955" calcext:value-type="float">
            <text:p>457,955 </text:p>
          </table:table-cell>
          <table:table-cell table:style-name="ce10" table:formula="of:=SUM([.$B$5:.E109])" office:value-type="float" office:value="487270" calcext:value-type="float">
            <text:p>487,270 </text:p>
          </table:table-cell>
          <table:table-cell table:style-name="ce10" table:formula="of:=AVERAGE([.F96:.F109])" office:value-type="float" office:value="213545.642857143" calcext:value-type="float">
            <text:p>213,546 </text:p>
          </table:table-cell>
          <table:table-cell table:style-name="ce10" table:formula="of:=AVERAGE([.G96:.G109])" office:value-type="float" office:value="237415" calcext:value-type="float">
            <text:p>237,415 </text:p>
          </table:table-cell>
          <table:table-cell table:style-name="ce10" table:formula="of:=AVERAGE([.H96:.H109])" office:value-type="float" office:value="439251.928571429" calcext:value-type="float">
            <text:p>439,252 </text:p>
          </table:table-cell>
          <table:table-cell table:style-name="ce10" table:formula="of:=AVERAGE([.I96:.I109])" office:value-type="float" office:value="466669.071428571" calcext:value-type="float">
            <text:p>466,669 </text:p>
          </table:table-cell>
        </table:table-row>
        <table:table-row table:style-name="ro1">
          <table:table-cell table:style-name="ce3" office:value-type="date" office:date-value="2020-05-07" calcext:value-type="date">
            <text:p>May 7 </text:p>
          </table:table-cell>
          <table:table-cell table:style-name="ce10" office:value-type="float" office:value="996" calcext:value-type="float">
            <text:p>996 </text:p>
          </table:table-cell>
          <table:table-cell table:style-name="ce10" office:value-type="float" office:value="244" calcext:value-type="float">
            <text:p>244 </text:p>
          </table:table-cell>
          <table:table-cell table:style-name="ce10" office:value-type="float" office:value="1444" calcext:value-type="float">
            <text:p>1,444 </text:p>
          </table:table-cell>
          <table:table-cell table:style-name="ce10" office:value-type="float" office:value="369" calcext:value-type="float">
            <text:p>369 </text:p>
          </table:table-cell>
          <table:table-cell table:style-name="ce10" table:formula="of:=SUM([.B$5:.$B110])" office:value-type="float" office:value="220325" calcext:value-type="float">
            <text:p>220,325 </text:p>
          </table:table-cell>
          <table:table-cell table:style-name="ce10" table:formula="of:=SUM([.$B$5:.C110])" office:value-type="float" office:value="246182" calcext:value-type="float">
            <text:p>246,182 </text:p>
          </table:table-cell>
          <table:table-cell table:style-name="ce10" table:formula="of:=SUM([.$B$5:.D110])" office:value-type="float" office:value="460639" calcext:value-type="float">
            <text:p>460,639 </text:p>
          </table:table-cell>
          <table:table-cell table:style-name="ce10" table:formula="of:=SUM([.$B$5:.E110])" office:value-type="float" office:value="490323" calcext:value-type="float">
            <text:p>490,323 </text:p>
          </table:table-cell>
          <table:table-cell table:style-name="ce10" table:formula="of:=AVERAGE([.F97:.F110])" office:value-type="float" office:value="214398.214285714" calcext:value-type="float">
            <text:p>214,398 </text:p>
          </table:table-cell>
          <table:table-cell table:style-name="ce10" table:formula="of:=AVERAGE([.G97:.G110])" office:value-type="float" office:value="238563.285714286" calcext:value-type="float">
            <text:p>238,563 </text:p>
          </table:table-cell>
          <table:table-cell table:style-name="ce10" table:formula="of:=AVERAGE([.H97:.H110])" office:value-type="float" office:value="442338.071428571" calcext:value-type="float">
            <text:p>442,338 </text:p>
          </table:table-cell>
          <table:table-cell table:style-name="ce10" table:formula="of:=AVERAGE([.I97:.I110])" office:value-type="float" office:value="470083.714285714" calcext:value-type="float">
            <text:p>470,084 </text:p>
          </table:table-cell>
        </table:table-row>
        <table:table-row table:style-name="ro1">
          <table:table-cell table:style-name="ce3" office:value-type="date" office:date-value="2020-05-08" calcext:value-type="date">
            <text:p>May 8 </text:p>
          </table:table-cell>
          <table:table-cell table:style-name="ce10" office:value-type="float" office:value="1122" calcext:value-type="float">
            <text:p>1,122 </text:p>
          </table:table-cell>
          <table:table-cell table:style-name="ce10" office:value-type="float" office:value="213" calcext:value-type="float">
            <text:p>213 </text:p>
          </table:table-cell>
          <table:table-cell table:style-name="ce10" office:value-type="float" office:value="1401" calcext:value-type="float">
            <text:p>1,401 </text:p>
          </table:table-cell>
          <table:table-cell table:style-name="ce10" office:value-type="float" office:value="274" calcext:value-type="float">
            <text:p>274 </text:p>
          </table:table-cell>
          <table:table-cell table:style-name="ce10" table:formula="of:=SUM([.B$5:.$B111])" office:value-type="float" office:value="221447" calcext:value-type="float">
            <text:p>221,447 </text:p>
          </table:table-cell>
          <table:table-cell table:style-name="ce10" table:formula="of:=SUM([.$B$5:.C111])" office:value-type="float" office:value="247517" calcext:value-type="float">
            <text:p>247,517 </text:p>
          </table:table-cell>
          <table:table-cell table:style-name="ce10" table:formula="of:=SUM([.$B$5:.D111])" office:value-type="float" office:value="463375" calcext:value-type="float">
            <text:p>463,375 </text:p>
          </table:table-cell>
          <table:table-cell table:style-name="ce10" table:formula="of:=SUM([.$B$5:.E111])" office:value-type="float" office:value="493333" calcext:value-type="float">
            <text:p>493,333 </text:p>
          </table:table-cell>
          <table:table-cell table:style-name="ce10" table:formula="of:=AVERAGE([.F98:.F111])" office:value-type="float" office:value="214999.857142857" calcext:value-type="float">
            <text:p>215,000 </text:p>
          </table:table-cell>
          <table:table-cell table:style-name="ce10" table:formula="of:=AVERAGE([.G98:.G111])" office:value-type="float" office:value="239444.428571429" calcext:value-type="float">
            <text:p>239,444 </text:p>
          </table:table-cell>
          <table:table-cell table:style-name="ce10" table:formula="of:=AVERAGE([.H98:.H111])" office:value-type="float" office:value="445068.142857143" calcext:value-type="float">
            <text:p>445,068 </text:p>
          </table:table-cell>
          <table:table-cell table:style-name="ce10" table:formula="of:=AVERAGE([.I98:.I111])" office:value-type="float" office:value="473128.714285714" calcext:value-type="float">
            <text:p>473,129 </text:p>
          </table:table-cell>
        </table:table-row>
        <table:table-row table:style-name="ro1">
          <table:table-cell table:style-name="ce3" office:value-type="date" office:date-value="2020-05-09" calcext:value-type="date">
            <text:p>May 9 </text:p>
          </table:table-cell>
          <table:table-cell table:style-name="ce10" office:value-type="float" office:value="1410" calcext:value-type="float">
            <text:p>1,410 </text:p>
          </table:table-cell>
          <table:table-cell table:style-name="ce10" office:value-type="float" office:value="181" calcext:value-type="float">
            <text:p>181 </text:p>
          </table:table-cell>
          <table:table-cell table:style-name="ce10" office:value-type="float" office:value="1327" calcext:value-type="float">
            <text:p>1,327 </text:p>
          </table:table-cell>
          <table:table-cell table:style-name="ce10" office:value-type="float" office:value="243" calcext:value-type="float">
            <text:p>243 </text:p>
          </table:table-cell>
          <table:table-cell table:style-name="ce10" table:formula="of:=SUM([.B$5:.$B112])" office:value-type="float" office:value="222857" calcext:value-type="float">
            <text:p>222,857 </text:p>
          </table:table-cell>
          <table:table-cell table:style-name="ce10" table:formula="of:=SUM([.$B$5:.C112])" office:value-type="float" office:value="249108" calcext:value-type="float">
            <text:p>249,108 </text:p>
          </table:table-cell>
          <table:table-cell table:style-name="ce10" table:formula="of:=SUM([.$B$5:.D112])" office:value-type="float" office:value="466293" calcext:value-type="float">
            <text:p>466,293 </text:p>
          </table:table-cell>
          <table:table-cell table:style-name="ce10" table:formula="of:=SUM([.$B$5:.E112])" office:value-type="float" office:value="496494" calcext:value-type="float">
            <text:p>496,494 </text:p>
          </table:table-cell>
          <table:table-cell table:style-name="ce10" table:formula="of:=AVERAGE([.F99:.F112])" office:value-type="float" office:value="215220.785714286" calcext:value-type="float">
            <text:p>215,221 </text:p>
          </table:table-cell>
          <table:table-cell table:style-name="ce10" table:formula="of:=AVERAGE([.G99:.G112])" office:value-type="float" office:value="239931.571428571" calcext:value-type="float">
            <text:p>239,932 </text:p>
          </table:table-cell>
          <table:table-cell table:style-name="ce10" table:formula="of:=AVERAGE([.H99:.H112])" office:value-type="float" office:value="447283.214285714" calcext:value-type="float">
            <text:p>447,283 </text:p>
          </table:table-cell>
          <table:table-cell table:style-name="ce10" table:formula="of:=AVERAGE([.I99:.I112])" office:value-type="float" office:value="475646.071428571" calcext:value-type="float">
            <text:p>475,646 </text:p>
          </table:table-cell>
        </table:table-row>
        <table:table-row table:style-name="ro1">
          <table:table-cell table:style-name="ce3" office:value-type="date" office:date-value="2020-05-10" calcext:value-type="date">
            <text:p>May 10 </text:p>
          </table:table-cell>
          <table:table-cell table:style-name="ce10" office:value-type="float" office:value="721" calcext:value-type="float">
            <text:p>721 </text:p>
          </table:table-cell>
          <table:table-cell table:style-name="ce10" office:value-type="float" office:value="227" calcext:value-type="float">
            <text:p>227 </text:p>
          </table:table-cell>
          <table:table-cell table:style-name="ce10" office:value-type="float" office:value="1083" calcext:value-type="float">
            <text:p>1,083 </text:p>
          </table:table-cell>
          <table:table-cell table:style-name="ce10" office:value-type="float" office:value="194" calcext:value-type="float">
            <text:p>194 </text:p>
          </table:table-cell>
          <table:table-cell table:style-name="ce10" table:formula="of:=SUM([.B$5:.$B113])" office:value-type="float" office:value="223578" calcext:value-type="float">
            <text:p>223,578 </text:p>
          </table:table-cell>
          <table:table-cell table:style-name="ce10" table:formula="of:=SUM([.$B$5:.C113])" office:value-type="float" office:value="250056" calcext:value-type="float">
            <text:p>250,056 </text:p>
          </table:table-cell>
          <table:table-cell table:style-name="ce10" table:formula="of:=SUM([.$B$5:.D113])" office:value-type="float" office:value="468324" calcext:value-type="float">
            <text:p>468,324 </text:p>
          </table:table-cell>
          <table:table-cell table:style-name="ce10" table:formula="of:=SUM([.$B$5:.E113])" office:value-type="float" office:value="498719" calcext:value-type="float">
            <text:p>498,719 </text:p>
          </table:table-cell>
          <table:table-cell table:style-name="ce10" table:formula="of:=AVERAGE([.F100:.F113])" office:value-type="float" office:value="216359.642857143" calcext:value-type="float">
            <text:p>216,360 </text:p>
          </table:table-cell>
          <table:table-cell table:style-name="ce10" table:formula="of:=AVERAGE([.G100:.G113])" office:value-type="float" office:value="241352.857142857" calcext:value-type="float">
            <text:p>241,353 </text:p>
          </table:table-cell>
          <table:table-cell table:style-name="ce10" table:formula="of:=AVERAGE([.H100:.H113])" office:value-type="float" office:value="450341.428571429" calcext:value-type="float">
            <text:p>450,341 </text:p>
          </table:table-cell>
          <table:table-cell table:style-name="ce10" table:formula="of:=AVERAGE([.I100:.I113])" office:value-type="float" office:value="478990.785714286" calcext:value-type="float">
            <text:p>478,991 </text:p>
          </table:table-cell>
        </table:table-row>
        <table:table-row table:style-name="ro1">
          <table:table-cell table:style-name="ce3" office:value-type="date" office:date-value="2020-05-11" calcext:value-type="date">
            <text:p>May 11 </text:p>
          </table:table-cell>
          <table:table-cell table:style-name="ce10" office:value-type="float" office:value="812" calcext:value-type="float">
            <text:p>812 </text:p>
          </table:table-cell>
          <table:table-cell table:style-name="ce10" office:value-type="float" office:value="143" calcext:value-type="float">
            <text:p>143 </text:p>
          </table:table-cell>
          <table:table-cell table:style-name="ce10" office:value-type="float" office:value="802" calcext:value-type="float">
            <text:p>802 </text:p>
          </table:table-cell>
          <table:table-cell table:style-name="ce10" office:value-type="float" office:value="165" calcext:value-type="float">
            <text:p>165 </text:p>
          </table:table-cell>
          <table:table-cell table:style-name="ce10" table:formula="of:=SUM([.B$5:.$B114])" office:value-type="float" office:value="224390" calcext:value-type="float">
            <text:p>224,390 </text:p>
          </table:table-cell>
          <table:table-cell table:style-name="ce10" table:formula="of:=SUM([.$B$5:.C114])" office:value-type="float" office:value="251011" calcext:value-type="float">
            <text:p>251,011 </text:p>
          </table:table-cell>
          <table:table-cell table:style-name="ce10" table:formula="of:=SUM([.$B$5:.D114])" office:value-type="float" office:value="470081" calcext:value-type="float">
            <text:p>470,081 </text:p>
          </table:table-cell>
          <table:table-cell table:style-name="ce10" table:formula="of:=SUM([.$B$5:.E114])" office:value-type="float" office:value="500641" calcext:value-type="float">
            <text:p>500,641 </text:p>
          </table:table-cell>
          <table:table-cell table:style-name="ce10" table:formula="of:=AVERAGE([.F101:.F114])" office:value-type="float" office:value="217556.5" calcext:value-type="float">
            <text:p>217,557 </text:p>
          </table:table-cell>
          <table:table-cell table:style-name="ce10" table:formula="of:=AVERAGE([.G101:.G114])" office:value-type="float" office:value="242794.785714286" calcext:value-type="float">
            <text:p>242,795 </text:p>
          </table:table-cell>
          <table:table-cell table:style-name="ce10" table:formula="of:=AVERAGE([.H101:.H114])" office:value-type="float" office:value="453311.571428571" calcext:value-type="float">
            <text:p>453,312 </text:p>
          </table:table-cell>
          <table:table-cell table:style-name="ce10" table:formula="of:=AVERAGE([.I101:.I114])" office:value-type="float" office:value="482240.642857143" calcext:value-type="float">
            <text:p>482,241 </text:p>
          </table:table-cell>
        </table:table-row>
        <table:table-row table:style-name="ro1">
          <table:table-cell table:style-name="ce3" office:value-type="date" office:date-value="2020-05-12" calcext:value-type="date">
            <text:p>May 12 </text:p>
          </table:table-cell>
          <table:table-cell table:style-name="ce10" office:value-type="float" office:value="3046" calcext:value-type="float">
            <text:p>3,046 </text:p>
          </table:table-cell>
          <table:table-cell table:style-name="ce10" office:value-type="float" office:value="123" calcext:value-type="float">
            <text:p>123 </text:p>
          </table:table-cell>
          <table:table-cell table:style-name="ce10" office:value-type="float" office:value="744" calcext:value-type="float">
            <text:p>744 </text:p>
          </table:table-cell>
          <table:table-cell table:style-name="ce10" office:value-type="float" office:value="179" calcext:value-type="float">
            <text:p>179 </text:p>
          </table:table-cell>
          <table:table-cell table:style-name="ce10" table:formula="of:=SUM([.B$5:.$B115])" office:value-type="float" office:value="227436" calcext:value-type="float">
            <text:p>227,436 </text:p>
          </table:table-cell>
          <table:table-cell table:style-name="ce10" table:formula="of:=SUM([.$B$5:.C115])" office:value-type="float" office:value="254180" calcext:value-type="float">
            <text:p>254,180 </text:p>
          </table:table-cell>
          <table:table-cell table:style-name="ce10" table:formula="of:=SUM([.$B$5:.D115])" office:value-type="float" office:value="473994" calcext:value-type="float">
            <text:p>473,994 </text:p>
          </table:table-cell>
          <table:table-cell table:style-name="ce10" table:formula="of:=SUM([.$B$5:.E115])" office:value-type="float" office:value="504733" calcext:value-type="float">
            <text:p>504,733 </text:p>
          </table:table-cell>
          <table:table-cell table:style-name="ce10" table:formula="of:=AVERAGE([.F102:.F115])" office:value-type="float" office:value="218840.142857143" calcext:value-type="float">
            <text:p>218,840 </text:p>
          </table:table-cell>
          <table:table-cell table:style-name="ce10" table:formula="of:=AVERAGE([.G102:.G115])" office:value-type="float" office:value="244332.285714286" calcext:value-type="float">
            <text:p>244,332 </text:p>
          </table:table-cell>
          <table:table-cell table:style-name="ce10" table:formula="of:=AVERAGE([.H102:.H115])" office:value-type="float" office:value="456306.214285714" calcext:value-type="float">
            <text:p>456,306 </text:p>
          </table:table-cell>
          <table:table-cell table:style-name="ce10" table:formula="of:=AVERAGE([.I102:.I115])" office:value-type="float" office:value="485504" calcext:value-type="float">
            <text:p>485,504 </text:p>
          </table:table-cell>
        </table:table-row>
        <table:table-row table:style-name="ro1">
          <table:table-cell table:style-name="ce3" office:value-type="date" office:date-value="2020-05-13" calcext:value-type="date">
            <text:p>May 13 </text:p>
          </table:table-cell>
          <table:table-cell table:style-name="ce10" office:value-type="float" office:value="594" calcext:value-type="float">
            <text:p>594 </text:p>
          </table:table-cell>
          <table:table-cell table:style-name="ce10" office:value-type="float" office:value="176" calcext:value-type="float">
            <text:p>176 </text:p>
          </table:table-cell>
          <table:table-cell table:style-name="ce10" office:value-type="float" office:value="1402" calcext:value-type="float">
            <text:p>1,402 </text:p>
          </table:table-cell>
          <table:table-cell table:style-name="ce10" office:value-type="float" office:value="172" calcext:value-type="float">
            <text:p>172 </text:p>
          </table:table-cell>
          <table:table-cell table:style-name="ce10" table:formula="of:=SUM([.B$5:.$B116])" office:value-type="float" office:value="228030" calcext:value-type="float">
            <text:p>228,030 </text:p>
          </table:table-cell>
          <table:table-cell table:style-name="ce10" table:formula="of:=SUM([.$B$5:.C116])" office:value-type="float" office:value="254950" calcext:value-type="float">
            <text:p>254,950 </text:p>
          </table:table-cell>
          <table:table-cell table:style-name="ce10" table:formula="of:=SUM([.$B$5:.D116])" office:value-type="float" office:value="476166" calcext:value-type="float">
            <text:p>476,166 </text:p>
          </table:table-cell>
          <table:table-cell table:style-name="ce10" table:formula="of:=SUM([.$B$5:.E116])" office:value-type="float" office:value="507077" calcext:value-type="float">
            <text:p>507,077 </text:p>
          </table:table-cell>
          <table:table-cell table:style-name="ce10" table:formula="of:=AVERAGE([.F103:.F116])" office:value-type="float" office:value="220072.785714286" calcext:value-type="float">
            <text:p>220,073 </text:p>
          </table:table-cell>
          <table:table-cell table:style-name="ce10" table:formula="of:=AVERAGE([.G103:.G116])" office:value-type="float" office:value="245786.214285714" calcext:value-type="float">
            <text:p>245,786 </text:p>
          </table:table-cell>
          <table:table-cell table:style-name="ce10" table:formula="of:=AVERAGE([.H103:.H116])" office:value-type="float" office:value="459168.071428571" calcext:value-type="float">
            <text:p>459,168 </text:p>
          </table:table-cell>
          <table:table-cell table:style-name="ce10" table:formula="of:=AVERAGE([.I103:.I116])" office:value-type="float" office:value="488619.571428571" calcext:value-type="float">
            <text:p>488,620 </text:p>
          </table:table-cell>
        </table:table-row>
        <table:table-row table:style-name="ro1">
          <table:table-cell table:style-name="ce3" office:value-type="date" office:date-value="2020-05-14" calcext:value-type="date">
            <text:p>May 14 </text:p>
          </table:table-cell>
          <table:table-cell table:style-name="ce10" office:value-type="float" office:value="661" calcext:value-type="float">
            <text:p>661 </text:p>
          </table:table-cell>
          <table:table-cell table:style-name="ce10" office:value-type="float" office:value="184" calcext:value-type="float">
            <text:p>184 </text:p>
          </table:table-cell>
          <table:table-cell table:style-name="ce10" office:value-type="float" office:value="888" calcext:value-type="float">
            <text:p>888 </text:p>
          </table:table-cell>
          <table:table-cell table:style-name="ce10" office:value-type="float" office:value="2195" calcext:value-type="float">
            <text:p>2,195 </text:p>
          </table:table-cell>
          <table:table-cell table:style-name="ce10" table:formula="of:=SUM([.B$5:.$B117])" office:value-type="float" office:value="228691" calcext:value-type="float">
            <text:p>228,691 </text:p>
          </table:table-cell>
          <table:table-cell table:style-name="ce10" table:formula="of:=SUM([.$B$5:.C117])" office:value-type="float" office:value="255795" calcext:value-type="float">
            <text:p>255,795 </text:p>
          </table:table-cell>
          <table:table-cell table:style-name="ce10" table:formula="of:=SUM([.$B$5:.D117])" office:value-type="float" office:value="477899" calcext:value-type="float">
            <text:p>477,899 </text:p>
          </table:table-cell>
          <table:table-cell table:style-name="ce10" table:formula="of:=SUM([.$B$5:.E117])" office:value-type="float" office:value="511005" calcext:value-type="float">
            <text:p>511,005 </text:p>
          </table:table-cell>
          <table:table-cell table:style-name="ce10" table:formula="of:=AVERAGE([.F104:.F117])" office:value-type="float" office:value="221199.5" calcext:value-type="float">
            <text:p>221,200 </text:p>
          </table:table-cell>
          <table:table-cell table:style-name="ce10" table:formula="of:=AVERAGE([.G104:.G117])" office:value-type="float" office:value="247115" calcext:value-type="float">
            <text:p>247,115 </text:p>
          </table:table-cell>
          <table:table-cell table:style-name="ce10" table:formula="of:=AVERAGE([.H104:.H117])" office:value-type="float" office:value="461819.214285714" calcext:value-type="float">
            <text:p>461,819 </text:p>
          </table:table-cell>
          <table:table-cell table:style-name="ce10" table:formula="of:=AVERAGE([.I104:.I117])" office:value-type="float" office:value="491658.142857143" calcext:value-type="float">
            <text:p>491,658 </text:p>
          </table:table-cell>
        </table:table-row>
        <table:table-row table:style-name="ro1" table:number-rows-repeated="28">
          <table:table-cell table:style-name="ce3"/>
          <table:table-cell table:style-name="ce10" table:number-columns-repeated="12"/>
        </table:table-row>
        <table:table-row table:style-name="ro1" table:number-rows-repeated="104843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  <number:text> </number:text>
    </number:date-style>
    <number:number-style style:name="N122" number:title="User-defined">
      <number:number number:decimal-places="0" loext:min-decimal-places="0" number:min-integer-digits="1" number:grouping="true"/>
      <number:text> </number:text>
    </number:number-style>
    <number:number-style style:name="N123" number:title="User-defined">
      <number:number number:decimal-places="1" loext:min-decimal-places="1" number:min-integer-digits="1" number:grouping="true"/>
    </number:number-style>
    <number:number-style style:name="N124" number:title="User-defined">
      <number:number number:decimal-places="1" loext:min-decimal-places="1" number:min-integer-digits="1" number:grouping="true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55:43.29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20:46:07.869000000</meta:creation-date>
    <dc:title>Arkusz</dc:title>
    <meta:editing-duration>PT13M30S</meta:editing-duration>
    <meta:editing-cycles>3</meta:editing-cycles>
    <meta:generator>LibreOffice/6.4.3.2$Windows_X86_64 LibreOffice_project/747b5d0ebf89f41c860ec2a39efd7cb15b54f2d8</meta:generator>
    <dc:date>2020-05-15T21:17:20.977000000</dc:date>
    <meta:document-statistic meta:table-count="1" meta:cell-count="1314" meta:object-count="0"/>
    <meta:template xlink:type="simple" xlink:actuate="onRequest" xlink:title="Arkusz" xlink:href="file:///C:/Users/witek/AppData/Roaming/LibreOffice/4/user/template/Arkusz.ots" meta:date="2020-05-15T20:46:07.321000000"/>
  </office:meta>
</office:document-meta>
</file>